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209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7374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3717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1.3709in"/>
    </style:style>
    <style:style style:name="co8" style:family="table-column">
      <style:table-column-properties fo:break-before="auto" style:column-width="1.4071in"/>
    </style:style>
    <style:style style:name="co9" style:family="table-column">
      <style:table-column-properties fo:break-before="auto" style:column-width="0.22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ergy_consump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time_s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z_m</text:p>
          </table:table-cell>
          <table:table-cell office:value-type="string" calcext:value-type="string">
            <text:p>initial_energy_J</text:p>
          </table:table-cell>
          <table:table-cell office:value-type="string" calcext:value-type="string">
            <text:p>remaining_energy_J</text:p>
          </table:table-cell>
          <table:table-cell office:value-type="string" calcext:value-type="string">
            <text:p>consumed_energy_J</text:p>
          </table:table-cell>
          <table:table-cell office:value-type="string" calcext:value-type="string">
            <text:p>sf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8" calcext:value-type="float">
            <text:p>9999.78</text:p>
          </table:table-cell>
          <table:table-cell office:value-type="float" office:value="0.22" calcext:value-type="float">
            <text:p>0.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41" calcext:value-type="float">
            <text:p>9998.941</text:p>
          </table:table-cell>
          <table:table-cell office:value-type="float" office:value="1.059" calcext:value-type="float">
            <text:p>1.05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" calcext:value-type="float">
            <text:p>9998.7</text:p>
          </table:table-cell>
          <table:table-cell office:value-type="float" office:value="1.3" calcext:value-type="float">
            <text:p>1.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1" calcext:value-type="float">
            <text:p>9999.421</text:p>
          </table:table-cell>
          <table:table-cell office:value-type="float" office:value="0.579" calcext:value-type="float">
            <text:p>0.5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06" calcext:value-type="float">
            <text:p>9999.606</text:p>
          </table:table-cell>
          <table:table-cell office:value-type="float" office:value="0.394" calcext:value-type="float">
            <text:p>0.3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84" calcext:value-type="float">
            <text:p>9999.284</text:p>
          </table:table-cell>
          <table:table-cell office:value-type="float" office:value="0.716" calcext:value-type="float">
            <text:p>0.7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" calcext:value-type="float">
            <text:p>9999.42</text:p>
          </table:table-cell>
          <table:table-cell office:value-type="float" office:value="0.58" calcext:value-type="float">
            <text:p>0.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27" calcext:value-type="float">
            <text:p>9999.827</text:p>
          </table:table-cell>
          <table:table-cell office:value-type="float" office:value="0.173" calcext:value-type="float">
            <text:p>0.1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06" calcext:value-type="float">
            <text:p>9999.606</text:p>
          </table:table-cell>
          <table:table-cell office:value-type="float" office:value="0.394" calcext:value-type="float">
            <text:p>0.3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68" calcext:value-type="float">
            <text:p>9999.768</text:p>
          </table:table-cell>
          <table:table-cell office:value-type="float" office:value="0.232" calcext:value-type="float">
            <text:p>0.2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99" calcext:value-type="float">
            <text:p>9999.699</text:p>
          </table:table-cell>
          <table:table-cell office:value-type="float" office:value="0.301" calcext:value-type="float">
            <text:p>0.3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92" calcext:value-type="float">
            <text:p>9999.792</text:p>
          </table:table-cell>
          <table:table-cell office:value-type="float" office:value="0.208" calcext:value-type="float">
            <text:p>0.2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85" calcext:value-type="float">
            <text:p>9999.285</text:p>
          </table:table-cell>
          <table:table-cell office:value-type="float" office:value="0.715" calcext:value-type="float">
            <text:p>0.7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83" calcext:value-type="float">
            <text:p>9999.283</text:p>
          </table:table-cell>
          <table:table-cell office:value-type="float" office:value="0.717" calcext:value-type="float">
            <text:p>0.7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47" calcext:value-type="float">
            <text:p>9999.747</text:p>
          </table:table-cell>
          <table:table-cell office:value-type="float" office:value="0.253" calcext:value-type="float">
            <text:p>0.2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81" calcext:value-type="float">
            <text:p>9999.581</text:p>
          </table:table-cell>
          <table:table-cell office:value-type="float" office:value="0.419" calcext:value-type="float">
            <text:p>0.4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99" calcext:value-type="float">
            <text:p>9999.699</text:p>
          </table:table-cell>
          <table:table-cell office:value-type="float" office:value="0.301" calcext:value-type="float">
            <text:p>0.3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3" calcext:value-type="float">
            <text:p>9999.33</text:p>
          </table:table-cell>
          <table:table-cell office:value-type="float" office:value="0.67" calcext:value-type="float">
            <text:p>0.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59" calcext:value-type="float">
            <text:p>9999.359</text:p>
          </table:table-cell>
          <table:table-cell office:value-type="float" office:value="0.641" calcext:value-type="float">
            <text:p>0.64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84" calcext:value-type="float">
            <text:p>9999.584</text:p>
          </table:table-cell>
          <table:table-cell office:value-type="float" office:value="0.416" calcext:value-type="float">
            <text:p>0.4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65" calcext:value-type="float">
            <text:p>9999.065</text:p>
          </table:table-cell>
          <table:table-cell office:value-type="float" office:value="0.935" calcext:value-type="float">
            <text:p>0.93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45" calcext:value-type="float">
            <text:p>9999.745</text:p>
          </table:table-cell>
          <table:table-cell office:value-type="float" office:value="0.255" calcext:value-type="float">
            <text:p>0.2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3" calcext:value-type="float">
            <text:p>9999.653</text:p>
          </table:table-cell>
          <table:table-cell office:value-type="float" office:value="0.347" calcext:value-type="float">
            <text:p>0.3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26" calcext:value-type="float">
            <text:p>9999.226</text:p>
          </table:table-cell>
          <table:table-cell office:value-type="float" office:value="0.774" calcext:value-type="float">
            <text:p>0.7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4" calcext:value-type="float">
            <text:p>9999.234</text:p>
          </table:table-cell>
          <table:table-cell office:value-type="float" office:value="0.766" calcext:value-type="float">
            <text:p>0.7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61" calcext:value-type="float">
            <text:p>9999.861</text:p>
          </table:table-cell>
          <table:table-cell office:value-type="float" office:value="0.139" calcext:value-type="float">
            <text:p>0.1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47" calcext:value-type="float">
            <text:p>9999.747</text:p>
          </table:table-cell>
          <table:table-cell office:value-type="float" office:value="0.253" calcext:value-type="float">
            <text:p>0.2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43" calcext:value-type="float">
            <text:p>9999.443</text:p>
          </table:table-cell>
          <table:table-cell office:value-type="float" office:value="0.557" calcext:value-type="float">
            <text:p>0.5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15" calcext:value-type="float">
            <text:p>9999.815</text:p>
          </table:table-cell>
          <table:table-cell office:value-type="float" office:value="0.185" calcext:value-type="float">
            <text:p>0.1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92" calcext:value-type="float">
            <text:p>9999.792</text:p>
          </table:table-cell>
          <table:table-cell office:value-type="float" office:value="0.208" calcext:value-type="float">
            <text:p>0.2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38" calcext:value-type="float">
            <text:p>9999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06" calcext:value-type="float">
            <text:p>9999.606</text:p>
          </table:table-cell>
          <table:table-cell office:value-type="float" office:value="0.394" calcext:value-type="float">
            <text:p>0.3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06" calcext:value-type="float">
            <text:p>9999.606</text:p>
          </table:table-cell>
          <table:table-cell office:value-type="float" office:value="0.394" calcext:value-type="float">
            <text:p>0.3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61" calcext:value-type="float">
            <text:p>9999.861</text:p>
          </table:table-cell>
          <table:table-cell office:value-type="float" office:value="0.139" calcext:value-type="float">
            <text:p>0.1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885" calcext:value-type="float">
            <text:p>9999.885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8" calcext:value-type="float">
            <text:p>9999.538</text:p>
          </table:table-cell>
          <table:table-cell office:value-type="float" office:value="0.462" calcext:value-type="float">
            <text:p>0.4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42" calcext:value-type="float">
            <text:p>9997.642</text:p>
          </table:table-cell>
          <table:table-cell office:value-type="float" office:value="2.358" calcext:value-type="float">
            <text:p>2.35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06" calcext:value-type="float">
            <text:p>9997.606</text:p>
          </table:table-cell>
          <table:table-cell office:value-type="float" office:value="2.394" calcext:value-type="float">
            <text:p>2.39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7" calcext:value-type="float">
            <text:p>9998.477</text:p>
          </table:table-cell>
          <table:table-cell office:value-type="float" office:value="1.523" calcext:value-type="float">
            <text:p>1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66" calcext:value-type="float">
            <text:p>9998.866</text:p>
          </table:table-cell>
          <table:table-cell office:value-type="float" office:value="1.134" calcext:value-type="float">
            <text:p>1.1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7" calcext:value-type="float">
            <text:p>9998.477</text:p>
          </table:table-cell>
          <table:table-cell office:value-type="float" office:value="1.523" calcext:value-type="float">
            <text:p>1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42" calcext:value-type="float">
            <text:p>9999.142</text:p>
          </table:table-cell>
          <table:table-cell office:value-type="float" office:value="0.858" calcext:value-type="float">
            <text:p>0.8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22" calcext:value-type="float">
            <text:p>9998.522</text:p>
          </table:table-cell>
          <table:table-cell office:value-type="float" office:value="1.478" calcext:value-type="float">
            <text:p>1.4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" calcext:value-type="float">
            <text:p>9998.84</text:p>
          </table:table-cell>
          <table:table-cell office:value-type="float" office:value="1.16" calcext:value-type="float">
            <text:p>1.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7" calcext:value-type="float">
            <text:p>9998.477</text:p>
          </table:table-cell>
          <table:table-cell office:value-type="float" office:value="1.523" calcext:value-type="float">
            <text:p>1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4" calcext:value-type="float">
            <text:p>9999.654</text:p>
          </table:table-cell>
          <table:table-cell office:value-type="float" office:value="0.346" calcext:value-type="float">
            <text:p>0.3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54" calcext:value-type="float">
            <text:p>9998.754</text:p>
          </table:table-cell>
          <table:table-cell office:value-type="float" office:value="1.246" calcext:value-type="float">
            <text:p>1.2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36" calcext:value-type="float">
            <text:p>9998.936</text:p>
          </table:table-cell>
          <table:table-cell office:value-type="float" office:value="1.064" calcext:value-type="float">
            <text:p>1.0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6" calcext:value-type="float">
            <text:p>9999.56</text:p>
          </table:table-cell>
          <table:table-cell office:value-type="float" office:value="0.44" calcext:value-type="float">
            <text:p>0.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97" calcext:value-type="float">
            <text:p>9999.397</text:p>
          </table:table-cell>
          <table:table-cell office:value-type="float" office:value="0.603" calcext:value-type="float">
            <text:p>0.6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83" calcext:value-type="float">
            <text:p>9999.583</text:p>
          </table:table-cell>
          <table:table-cell office:value-type="float" office:value="0.417" calcext:value-type="float">
            <text:p>0.4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92" calcext:value-type="float">
            <text:p>9998.592</text:p>
          </table:table-cell>
          <table:table-cell office:value-type="float" office:value="1.408" calcext:value-type="float">
            <text:p>1.4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65" calcext:value-type="float">
            <text:p>9998.565</text:p>
          </table:table-cell>
          <table:table-cell office:value-type="float" office:value="1.435" calcext:value-type="float">
            <text:p>1.4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69" calcext:value-type="float">
            <text:p>9999.769</text:p>
          </table:table-cell>
          <table:table-cell office:value-type="float" office:value="0.231" calcext:value-type="float">
            <text:p>0.2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93" calcext:value-type="float">
            <text:p>9999.493</text:p>
          </table:table-cell>
          <table:table-cell office:value-type="float" office:value="0.507" calcext:value-type="float">
            <text:p>0.5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87" calcext:value-type="float">
            <text:p>9999.187</text:p>
          </table:table-cell>
          <table:table-cell office:value-type="float" office:value="0.813" calcext:value-type="float">
            <text:p>0.8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33" calcext:value-type="float">
            <text:p>9999.433</text:p>
          </table:table-cell>
          <table:table-cell office:value-type="float" office:value="0.567" calcext:value-type="float">
            <text:p>0.5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52" calcext:value-type="float">
            <text:p>9998.752</text:p>
          </table:table-cell>
          <table:table-cell office:value-type="float" office:value="1.248" calcext:value-type="float">
            <text:p>1.2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18" calcext:value-type="float">
            <text:p>9998.718</text:p>
          </table:table-cell>
          <table:table-cell office:value-type="float" office:value="1.282" calcext:value-type="float">
            <text:p>1.28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13" calcext:value-type="float">
            <text:p>9999.213</text:p>
          </table:table-cell>
          <table:table-cell office:value-type="float" office:value="0.787" calcext:value-type="float">
            <text:p>0.7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87" calcext:value-type="float">
            <text:p>9997.687</text:p>
          </table:table-cell>
          <table:table-cell office:value-type="float" office:value="2.313" calcext:value-type="float">
            <text:p>2.31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14" calcext:value-type="float">
            <text:p>9999.514</text:p>
          </table:table-cell>
          <table:table-cell office:value-type="float" office:value="0.486" calcext:value-type="float">
            <text:p>0.4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64" calcext:value-type="float">
            <text:p>9999.364</text:p>
          </table:table-cell>
          <table:table-cell office:value-type="float" office:value="0.636" calcext:value-type="float">
            <text:p>0.6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52" calcext:value-type="float">
            <text:p>9998.452</text:p>
          </table:table-cell>
          <table:table-cell office:value-type="float" office:value="1.548" calcext:value-type="float">
            <text:p>1.5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6" calcext:value-type="float">
            <text:p>9999.56</text:p>
          </table:table-cell>
          <table:table-cell office:value-type="float" office:value="0.44" calcext:value-type="float">
            <text:p>0.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7" calcext:value-type="float">
            <text:p>9998.477</text:p>
          </table:table-cell>
          <table:table-cell office:value-type="float" office:value="1.523" calcext:value-type="float">
            <text:p>1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69" calcext:value-type="float">
            <text:p>9999.769</text:p>
          </table:table-cell>
          <table:table-cell office:value-type="float" office:value="0.231" calcext:value-type="float">
            <text:p>0.2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68" calcext:value-type="float">
            <text:p>9998.468</text:p>
          </table:table-cell>
          <table:table-cell office:value-type="float" office:value="1.532" calcext:value-type="float">
            <text:p>1.5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23" calcext:value-type="float">
            <text:p>9999.723</text:p>
          </table:table-cell>
          <table:table-cell office:value-type="float" office:value="0.277" calcext:value-type="float">
            <text:p>0.2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93" calcext:value-type="float">
            <text:p>9999.493</text:p>
          </table:table-cell>
          <table:table-cell office:value-type="float" office:value="0.507" calcext:value-type="float">
            <text:p>0.5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5" calcext:value-type="float">
            <text:p>9998.75</text:p>
          </table:table-cell>
          <table:table-cell office:value-type="float" office:value="1.25" calcext:value-type="float">
            <text:p>1.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46" calcext:value-type="float">
            <text:p>9999.746</text:p>
          </table:table-cell>
          <table:table-cell office:value-type="float" office:value="0.254" calcext:value-type="float">
            <text:p>0.2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69" calcext:value-type="float">
            <text:p>9999.769</text:p>
          </table:table-cell>
          <table:table-cell office:value-type="float" office:value="0.231" calcext:value-type="float">
            <text:p>0.2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69" calcext:value-type="float">
            <text:p>9999.769</text:p>
          </table:table-cell>
          <table:table-cell office:value-type="float" office:value="0.231" calcext:value-type="float">
            <text:p>0.2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69" calcext:value-type="float">
            <text:p>9999.769</text:p>
          </table:table-cell>
          <table:table-cell office:value-type="float" office:value="0.231" calcext:value-type="float">
            <text:p>0.2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07" calcext:value-type="float">
            <text:p>9998.707</text:p>
          </table:table-cell>
          <table:table-cell office:value-type="float" office:value="1.293" calcext:value-type="float">
            <text:p>1.2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69" calcext:value-type="float">
            <text:p>9999.769</text:p>
          </table:table-cell>
          <table:table-cell office:value-type="float" office:value="0.231" calcext:value-type="float">
            <text:p>0.2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3" calcext:value-type="float">
            <text:p>9999.63</text:p>
          </table:table-cell>
          <table:table-cell office:value-type="float" office:value="0.37" calcext:value-type="float">
            <text:p>0.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76" calcext:value-type="float">
            <text:p>9999.676</text:p>
          </table:table-cell>
          <table:table-cell office:value-type="float" office:value="0.324" calcext:value-type="float">
            <text:p>0.3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4" calcext:value-type="float">
            <text:p>9998.614</text:p>
          </table:table-cell>
          <table:table-cell office:value-type="float" office:value="1.386" calcext:value-type="float">
            <text:p>1.3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11" calcext:value-type="float">
            <text:p>9999.211</text:p>
          </table:table-cell>
          <table:table-cell office:value-type="float" office:value="0.789" calcext:value-type="float">
            <text:p>0.7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11" calcext:value-type="float">
            <text:p>9999.211</text:p>
          </table:table-cell>
          <table:table-cell office:value-type="float" office:value="0.789" calcext:value-type="float">
            <text:p>0.7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23" calcext:value-type="float">
            <text:p>9999.723</text:p>
          </table:table-cell>
          <table:table-cell office:value-type="float" office:value="0.277" calcext:value-type="float">
            <text:p>0.2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69" calcext:value-type="float">
            <text:p>9999.769</text:p>
          </table:table-cell>
          <table:table-cell office:value-type="float" office:value="0.231" calcext:value-type="float">
            <text:p>0.2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769" calcext:value-type="float">
            <text:p>9999.769</text:p>
          </table:table-cell>
          <table:table-cell office:value-type="float" office:value="0.231" calcext:value-type="float">
            <text:p>0.2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84" calcext:value-type="float">
            <text:p>9999.284</text:p>
          </table:table-cell>
          <table:table-cell office:value-type="float" office:value="0.716" calcext:value-type="float">
            <text:p>0.7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42" calcext:value-type="float">
            <text:p>9996.342</text:p>
          </table:table-cell>
          <table:table-cell office:value-type="float" office:value="3.658" calcext:value-type="float">
            <text:p>3.65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15" calcext:value-type="float">
            <text:p>9996.715</text:p>
          </table:table-cell>
          <table:table-cell office:value-type="float" office:value="3.285" calcext:value-type="float">
            <text:p>3.28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15" calcext:value-type="float">
            <text:p>9997.715</text:p>
          </table:table-cell>
          <table:table-cell office:value-type="float" office:value="2.285" calcext:value-type="float">
            <text:p>2.2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1" calcext:value-type="float">
            <text:p>9998.31</text:p>
          </table:table-cell>
          <table:table-cell office:value-type="float" office:value="1.69" calcext:value-type="float">
            <text:p>1.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15" calcext:value-type="float">
            <text:p>9997.715</text:p>
          </table:table-cell>
          <table:table-cell office:value-type="float" office:value="2.285" calcext:value-type="float">
            <text:p>2.2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24" calcext:value-type="float">
            <text:p>9998.724</text:p>
          </table:table-cell>
          <table:table-cell office:value-type="float" office:value="1.276" calcext:value-type="float">
            <text:p>1.2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2" calcext:value-type="float">
            <text:p>9997.92</text:p>
          </table:table-cell>
          <table:table-cell office:value-type="float" office:value="2.08" calcext:value-type="float">
            <text:p>2.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59" calcext:value-type="float">
            <text:p>9998.259</text:p>
          </table:table-cell>
          <table:table-cell office:value-type="float" office:value="1.741" calcext:value-type="float">
            <text:p>1.7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15" calcext:value-type="float">
            <text:p>9997.715</text:p>
          </table:table-cell>
          <table:table-cell office:value-type="float" office:value="2.285" calcext:value-type="float">
            <text:p>2.2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" calcext:value-type="float">
            <text:p>9999.4</text:p>
          </table:table-cell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4" calcext:value-type="float">
            <text:p>9998.154</text:p>
          </table:table-cell>
          <table:table-cell office:value-type="float" office:value="1.846" calcext:value-type="float">
            <text:p>1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5" calcext:value-type="float">
            <text:p>9998.45</text:p>
          </table:table-cell>
          <table:table-cell office:value-type="float" office:value="1.55" calcext:value-type="float">
            <text:p>1.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5" calcext:value-type="float">
            <text:p>9999.305</text:p>
          </table:table-cell>
          <table:table-cell office:value-type="float" office:value="0.695" calcext:value-type="float">
            <text:p>0.6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96" calcext:value-type="float">
            <text:p>9999.096</text:p>
          </table:table-cell>
          <table:table-cell office:value-type="float" office:value="0.904" calcext:value-type="float">
            <text:p>0.9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75" calcext:value-type="float">
            <text:p>9999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2" calcext:value-type="float">
            <text:p>9998.152</text:p>
          </table:table-cell>
          <table:table-cell office:value-type="float" office:value="1.848" calcext:value-type="float">
            <text:p>1.8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48" calcext:value-type="float">
            <text:p>9997.848</text:p>
          </table:table-cell>
          <table:table-cell office:value-type="float" office:value="2.152" calcext:value-type="float">
            <text:p>2.1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4" calcext:value-type="float">
            <text:p>9999.654</text:p>
          </table:table-cell>
          <table:table-cell office:value-type="float" office:value="0.346" calcext:value-type="float">
            <text:p>0.3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4" calcext:value-type="float">
            <text:p>9999.24</text:p>
          </table:table-cell>
          <table:table-cell office:value-type="float" office:value="0.76" calcext:value-type="float">
            <text:p>0.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43" calcext:value-type="float">
            <text:p>9998.743</text:p>
          </table:table-cell>
          <table:table-cell office:value-type="float" office:value="1.257" calcext:value-type="float">
            <text:p>1.2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41" calcext:value-type="float">
            <text:p>9999.041</text:p>
          </table:table-cell>
          <table:table-cell office:value-type="float" office:value="0.959" calcext:value-type="float">
            <text:p>0.9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05" calcext:value-type="float">
            <text:p>9998.105</text:p>
          </table:table-cell>
          <table:table-cell office:value-type="float" office:value="1.895" calcext:value-type="float">
            <text:p>1.8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12" calcext:value-type="float">
            <text:p>9997.912</text:p>
          </table:table-cell>
          <table:table-cell office:value-type="float" office:value="2.088" calcext:value-type="float">
            <text:p>2.08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04" calcext:value-type="float">
            <text:p>9999.004</text:p>
          </table:table-cell>
          <table:table-cell office:value-type="float" office:value="0.996" calcext:value-type="float">
            <text:p>0.9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77" calcext:value-type="float">
            <text:p>9995.977</text:p>
          </table:table-cell>
          <table:table-cell office:value-type="float" office:value="4.023" calcext:value-type="float">
            <text:p>4.02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5" calcext:value-type="float">
            <text:p>9999.305</text:p>
          </table:table-cell>
          <table:table-cell office:value-type="float" office:value="0.695" calcext:value-type="float">
            <text:p>0.6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4" calcext:value-type="float">
            <text:p>9999.04</text:p>
          </table:table-cell>
          <table:table-cell office:value-type="float" office:value="0.96" calcext:value-type="float">
            <text:p>0.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58" calcext:value-type="float">
            <text:p>9997.758</text:p>
          </table:table-cell>
          <table:table-cell office:value-type="float" office:value="2.242" calcext:value-type="float">
            <text:p>2.2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75" calcext:value-type="float">
            <text:p>9999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15" calcext:value-type="float">
            <text:p>9997.715</text:p>
          </table:table-cell>
          <table:table-cell office:value-type="float" office:value="2.285" calcext:value-type="float">
            <text:p>2.2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4" calcext:value-type="float">
            <text:p>9999.654</text:p>
          </table:table-cell>
          <table:table-cell office:value-type="float" office:value="0.346" calcext:value-type="float">
            <text:p>0.3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02" calcext:value-type="float">
            <text:p>9997.702</text:p>
          </table:table-cell>
          <table:table-cell office:value-type="float" office:value="2.298" calcext:value-type="float">
            <text:p>2.2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61" calcext:value-type="float">
            <text:p>9999.561</text:p>
          </table:table-cell>
          <table:table-cell office:value-type="float" office:value="0.439" calcext:value-type="float">
            <text:p>0.4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4" calcext:value-type="float">
            <text:p>9999.24</text:p>
          </table:table-cell>
          <table:table-cell office:value-type="float" office:value="0.76" calcext:value-type="float">
            <text:p>0.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71" calcext:value-type="float">
            <text:p>9998.171</text:p>
          </table:table-cell>
          <table:table-cell office:value-type="float" office:value="1.829" calcext:value-type="float">
            <text:p>1.8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84" calcext:value-type="float">
            <text:p>9999.584</text:p>
          </table:table-cell>
          <table:table-cell office:value-type="float" office:value="0.416" calcext:value-type="float">
            <text:p>0.4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4" calcext:value-type="float">
            <text:p>9999.654</text:p>
          </table:table-cell>
          <table:table-cell office:value-type="float" office:value="0.346" calcext:value-type="float">
            <text:p>0.3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4" calcext:value-type="float">
            <text:p>9999.654</text:p>
          </table:table-cell>
          <table:table-cell office:value-type="float" office:value="0.346" calcext:value-type="float">
            <text:p>0.3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4" calcext:value-type="float">
            <text:p>9999.654</text:p>
          </table:table-cell>
          <table:table-cell office:value-type="float" office:value="0.346" calcext:value-type="float">
            <text:p>0.3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84" calcext:value-type="float">
            <text:p>9998.084</text:p>
          </table:table-cell>
          <table:table-cell office:value-type="float" office:value="1.916" calcext:value-type="float">
            <text:p>1.9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4" calcext:value-type="float">
            <text:p>9999.654</text:p>
          </table:table-cell>
          <table:table-cell office:value-type="float" office:value="0.346" calcext:value-type="float">
            <text:p>0.3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75" calcext:value-type="float">
            <text:p>9999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45" calcext:value-type="float">
            <text:p>9999.445</text:p>
          </table:table-cell>
          <table:table-cell office:value-type="float" office:value="0.555" calcext:value-type="float">
            <text:p>0.5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21" calcext:value-type="float">
            <text:p>9997.921</text:p>
          </table:table-cell>
          <table:table-cell office:value-type="float" office:value="2.079" calcext:value-type="float">
            <text:p>2.0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06" calcext:value-type="float">
            <text:p>9998.806</text:p>
          </table:table-cell>
          <table:table-cell office:value-type="float" office:value="1.194" calcext:value-type="float">
            <text:p>1.1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17" calcext:value-type="float">
            <text:p>9998.817</text:p>
          </table:table-cell>
          <table:table-cell office:value-type="float" office:value="1.183" calcext:value-type="float">
            <text:p>1.1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61" calcext:value-type="float">
            <text:p>9999.561</text:p>
          </table:table-cell>
          <table:table-cell office:value-type="float" office:value="0.439" calcext:value-type="float">
            <text:p>0.4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4" calcext:value-type="float">
            <text:p>9999.654</text:p>
          </table:table-cell>
          <table:table-cell office:value-type="float" office:value="0.346" calcext:value-type="float">
            <text:p>0.3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654" calcext:value-type="float">
            <text:p>9999.654</text:p>
          </table:table-cell>
          <table:table-cell office:value-type="float" office:value="0.346" calcext:value-type="float">
            <text:p>0.3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29" calcext:value-type="float">
            <text:p>9999.029</text:p>
          </table:table-cell>
          <table:table-cell office:value-type="float" office:value="0.971" calcext:value-type="float">
            <text:p>0.9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42" calcext:value-type="float">
            <text:p>9995.042</text:p>
          </table:table-cell>
          <table:table-cell office:value-type="float" office:value="4.958" calcext:value-type="float">
            <text:p>4.95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21" calcext:value-type="float">
            <text:p>9995.621</text:p>
          </table:table-cell>
          <table:table-cell office:value-type="float" office:value="4.379" calcext:value-type="float">
            <text:p>4.37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54" calcext:value-type="float">
            <text:p>9996.954</text:p>
          </table:table-cell>
          <table:table-cell office:value-type="float" office:value="3.046" calcext:value-type="float">
            <text:p>3.0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65" calcext:value-type="float">
            <text:p>9997.765</text:p>
          </table:table-cell>
          <table:table-cell office:value-type="float" office:value="2.235" calcext:value-type="float">
            <text:p>2.2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54" calcext:value-type="float">
            <text:p>9996.954</text:p>
          </table:table-cell>
          <table:table-cell office:value-type="float" office:value="3.046" calcext:value-type="float">
            <text:p>3.0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84" calcext:value-type="float">
            <text:p>9998.284</text:p>
          </table:table-cell>
          <table:table-cell office:value-type="float" office:value="1.716" calcext:value-type="float">
            <text:p>1.7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26" calcext:value-type="float">
            <text:p>9997.226</text:p>
          </table:table-cell>
          <table:table-cell office:value-type="float" office:value="2.774" calcext:value-type="float">
            <text:p>2.7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79" calcext:value-type="float">
            <text:p>9997.679</text:p>
          </table:table-cell>
          <table:table-cell office:value-type="float" office:value="2.321" calcext:value-type="float">
            <text:p>2.3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54" calcext:value-type="float">
            <text:p>9996.954</text:p>
          </table:table-cell>
          <table:table-cell office:value-type="float" office:value="3.046" calcext:value-type="float">
            <text:p>3.0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03" calcext:value-type="float">
            <text:p>9999.203</text:p>
          </table:table-cell>
          <table:table-cell office:value-type="float" office:value="0.797" calcext:value-type="float">
            <text:p>0.7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15" calcext:value-type="float">
            <text:p>9997.715</text:p>
          </table:table-cell>
          <table:table-cell office:value-type="float" office:value="2.285" calcext:value-type="float">
            <text:p>2.2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94" calcext:value-type="float">
            <text:p>9997.894</text:p>
          </table:table-cell>
          <table:table-cell office:value-type="float" office:value="2.106" calcext:value-type="float">
            <text:p>2.1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97" calcext:value-type="float">
            <text:p>9999.097</text:p>
          </table:table-cell>
          <table:table-cell office:value-type="float" office:value="0.903" calcext:value-type="float">
            <text:p>0.9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95" calcext:value-type="float">
            <text:p>9998.795</text:p>
          </table:table-cell>
          <table:table-cell office:value-type="float" office:value="1.205" calcext:value-type="float">
            <text:p>1.2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67" calcext:value-type="float">
            <text:p>9999.167</text:p>
          </table:table-cell>
          <table:table-cell office:value-type="float" office:value="0.833" calcext:value-type="float">
            <text:p>0.8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51" calcext:value-type="float">
            <text:p>9997.551</text:p>
          </table:table-cell>
          <table:table-cell office:value-type="float" office:value="2.449" calcext:value-type="float">
            <text:p>2.4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31" calcext:value-type="float">
            <text:p>9997.131</text:p>
          </table:table-cell>
          <table:table-cell office:value-type="float" office:value="2.869" calcext:value-type="float">
            <text:p>2.8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9" calcext:value-type="float">
            <text:p>9999.539</text:p>
          </table:table-cell>
          <table:table-cell office:value-type="float" office:value="0.461" calcext:value-type="float">
            <text:p>0.4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87" calcext:value-type="float">
            <text:p>9998.987</text:p>
          </table:table-cell>
          <table:table-cell office:value-type="float" office:value="1.013" calcext:value-type="float">
            <text:p>1.0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49" calcext:value-type="float">
            <text:p>9998.349</text:p>
          </table:table-cell>
          <table:table-cell office:value-type="float" office:value="1.651" calcext:value-type="float">
            <text:p>1.6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48" calcext:value-type="float">
            <text:p>9998.648</text:p>
          </table:table-cell>
          <table:table-cell office:value-type="float" office:value="1.352" calcext:value-type="float">
            <text:p>1.3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27" calcext:value-type="float">
            <text:p>9997.527</text:p>
          </table:table-cell>
          <table:table-cell office:value-type="float" office:value="2.473" calcext:value-type="float">
            <text:p>2.4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07" calcext:value-type="float">
            <text:p>9997.107</text:p>
          </table:table-cell>
          <table:table-cell office:value-type="float" office:value="2.893" calcext:value-type="float">
            <text:p>2.89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33" calcext:value-type="float">
            <text:p>9998.633</text:p>
          </table:table-cell>
          <table:table-cell office:value-type="float" office:value="1.367" calcext:value-type="float">
            <text:p>1.3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" calcext:value-type="float">
            <text:p>9994.6</text:p>
          </table:table-cell>
          <table:table-cell office:value-type="float" office:value="5.4" calcext:value-type="float">
            <text:p>5.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97" calcext:value-type="float">
            <text:p>9999.097</text:p>
          </table:table-cell>
          <table:table-cell office:value-type="float" office:value="0.903" calcext:value-type="float">
            <text:p>0.9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74" calcext:value-type="float">
            <text:p>9998.774</text:p>
          </table:table-cell>
          <table:table-cell office:value-type="float" office:value="1.226" calcext:value-type="float">
            <text:p>1.2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76" calcext:value-type="float">
            <text:p>9997.076</text:p>
          </table:table-cell>
          <table:table-cell office:value-type="float" office:value="2.924" calcext:value-type="float">
            <text:p>2.9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2" calcext:value-type="float">
            <text:p>9999.12</text:p>
          </table:table-cell>
          <table:table-cell office:value-type="float" office:value="0.88" calcext:value-type="float">
            <text:p>0.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54" calcext:value-type="float">
            <text:p>9996.954</text:p>
          </table:table-cell>
          <table:table-cell office:value-type="float" office:value="3.046" calcext:value-type="float">
            <text:p>3.0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9" calcext:value-type="float">
            <text:p>9999.539</text:p>
          </table:table-cell>
          <table:table-cell office:value-type="float" office:value="0.461" calcext:value-type="float">
            <text:p>0.4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36" calcext:value-type="float">
            <text:p>9996.936</text:p>
          </table:table-cell>
          <table:table-cell office:value-type="float" office:value="3.064" calcext:value-type="float">
            <text:p>3.0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2" calcext:value-type="float">
            <text:p>9999.422</text:p>
          </table:table-cell>
          <table:table-cell office:value-type="float" office:value="0.578" calcext:value-type="float">
            <text:p>0.5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87" calcext:value-type="float">
            <text:p>9998.987</text:p>
          </table:table-cell>
          <table:table-cell office:value-type="float" office:value="1.013" calcext:value-type="float">
            <text:p>1.0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23" calcext:value-type="float">
            <text:p>9997.523</text:p>
          </table:table-cell>
          <table:table-cell office:value-type="float" office:value="2.477" calcext:value-type="float">
            <text:p>2.4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46" calcext:value-type="float">
            <text:p>9999.446</text:p>
          </table:table-cell>
          <table:table-cell office:value-type="float" office:value="0.554" calcext:value-type="float">
            <text:p>0.5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9" calcext:value-type="float">
            <text:p>9999.539</text:p>
          </table:table-cell>
          <table:table-cell office:value-type="float" office:value="0.461" calcext:value-type="float">
            <text:p>0.4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9" calcext:value-type="float">
            <text:p>9999.539</text:p>
          </table:table-cell>
          <table:table-cell office:value-type="float" office:value="0.461" calcext:value-type="float">
            <text:p>0.4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9" calcext:value-type="float">
            <text:p>9999.539</text:p>
          </table:table-cell>
          <table:table-cell office:value-type="float" office:value="0.461" calcext:value-type="float">
            <text:p>0.4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99" calcext:value-type="float">
            <text:p>9997.599</text:p>
          </table:table-cell>
          <table:table-cell office:value-type="float" office:value="2.401" calcext:value-type="float">
            <text:p>2.4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9" calcext:value-type="float">
            <text:p>9999.539</text:p>
          </table:table-cell>
          <table:table-cell office:value-type="float" office:value="0.461" calcext:value-type="float">
            <text:p>0.4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9" calcext:value-type="float">
            <text:p>9999.19</text:p>
          </table:table-cell>
          <table:table-cell office:value-type="float" office:value="0.81" calcext:value-type="float">
            <text:p>0.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6" calcext:value-type="float">
            <text:p>9999.306</text:p>
          </table:table-cell>
          <table:table-cell office:value-type="float" office:value="0.694" calcext:value-type="float">
            <text:p>0.6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6" calcext:value-type="float">
            <text:p>9997.16</text:p>
          </table:table-cell>
          <table:table-cell office:value-type="float" office:value="2.84" calcext:value-type="float">
            <text:p>2.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" calcext:value-type="float">
            <text:p>9998.4</text:p>
          </table:table-cell>
          <table:table-cell office:value-type="float" office:value="1.6" calcext:value-type="float">
            <text:p>1.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23" calcext:value-type="float">
            <text:p>9998.423</text:p>
          </table:table-cell>
          <table:table-cell office:value-type="float" office:value="1.577" calcext:value-type="float">
            <text:p>1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2" calcext:value-type="float">
            <text:p>9999.422</text:p>
          </table:table-cell>
          <table:table-cell office:value-type="float" office:value="0.578" calcext:value-type="float">
            <text:p>0.5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9" calcext:value-type="float">
            <text:p>9999.539</text:p>
          </table:table-cell>
          <table:table-cell office:value-type="float" office:value="0.461" calcext:value-type="float">
            <text:p>0.4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539" calcext:value-type="float">
            <text:p>9999.539</text:p>
          </table:table-cell>
          <table:table-cell office:value-type="float" office:value="0.461" calcext:value-type="float">
            <text:p>0.4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84" calcext:value-type="float">
            <text:p>9998.684</text:p>
          </table:table-cell>
          <table:table-cell office:value-type="float" office:value="1.316" calcext:value-type="float">
            <text:p>1.3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43" calcext:value-type="float">
            <text:p>9993.743</text:p>
          </table:table-cell>
          <table:table-cell office:value-type="float" office:value="6.257" calcext:value-type="float">
            <text:p>6.25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3" calcext:value-type="float">
            <text:p>9994.73</text:p>
          </table:table-cell>
          <table:table-cell office:value-type="float" office:value="5.27" calcext:value-type="float">
            <text:p>5.2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92" calcext:value-type="float">
            <text:p>9996.192</text:p>
          </table:table-cell>
          <table:table-cell office:value-type="float" office:value="3.808" calcext:value-type="float">
            <text:p>3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21" calcext:value-type="float">
            <text:p>9997.221</text:p>
          </table:table-cell>
          <table:table-cell office:value-type="float" office:value="2.779" calcext:value-type="float">
            <text:p>2.7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92" calcext:value-type="float">
            <text:p>9996.192</text:p>
          </table:table-cell>
          <table:table-cell office:value-type="float" office:value="3.808" calcext:value-type="float">
            <text:p>3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2" calcext:value-type="float">
            <text:p>9997.82</text:p>
          </table:table-cell>
          <table:table-cell office:value-type="float" office:value="2.18" calcext:value-type="float">
            <text:p>2.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79" calcext:value-type="float">
            <text:p>9996.579</text:p>
          </table:table-cell>
          <table:table-cell office:value-type="float" office:value="3.421" calcext:value-type="float">
            <text:p>3.4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99" calcext:value-type="float">
            <text:p>9997.099</text:p>
          </table:table-cell>
          <table:table-cell office:value-type="float" office:value="2.901" calcext:value-type="float">
            <text:p>2.9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92" calcext:value-type="float">
            <text:p>9996.192</text:p>
          </table:table-cell>
          <table:table-cell office:value-type="float" office:value="3.808" calcext:value-type="float">
            <text:p>3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3" calcext:value-type="float">
            <text:p>9999.03</text:p>
          </table:table-cell>
          <table:table-cell office:value-type="float" office:value="0.97" calcext:value-type="float">
            <text:p>0.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69" calcext:value-type="float">
            <text:p>9997.069</text:p>
          </table:table-cell>
          <table:table-cell office:value-type="float" office:value="2.931" calcext:value-type="float">
            <text:p>2.9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69" calcext:value-type="float">
            <text:p>9997.269</text:p>
          </table:table-cell>
          <table:table-cell office:value-type="float" office:value="2.731" calcext:value-type="float">
            <text:p>2.7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96" calcext:value-type="float">
            <text:p>9998.796</text:p>
          </table:table-cell>
          <table:table-cell office:value-type="float" office:value="1.204" calcext:value-type="float">
            <text:p>1.2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94" calcext:value-type="float">
            <text:p>9998.494</text:p>
          </table:table-cell>
          <table:table-cell office:value-type="float" office:value="1.506" calcext:value-type="float">
            <text:p>1.5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58" calcext:value-type="float">
            <text:p>9998.958</text:p>
          </table:table-cell>
          <table:table-cell office:value-type="float" office:value="1.042" calcext:value-type="float">
            <text:p>1.0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73" calcext:value-type="float">
            <text:p>9996.973</text:p>
          </table:table-cell>
          <table:table-cell office:value-type="float" office:value="3.027" calcext:value-type="float">
            <text:p>3.0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91" calcext:value-type="float">
            <text:p>9996.391</text:p>
          </table:table-cell>
          <table:table-cell office:value-type="float" office:value="3.609" calcext:value-type="float">
            <text:p>3.6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3" calcext:value-type="float">
            <text:p>9999.423</text:p>
          </table:table-cell>
          <table:table-cell office:value-type="float" office:value="0.577" calcext:value-type="float">
            <text:p>0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33" calcext:value-type="float">
            <text:p>9998.733</text:p>
          </table:table-cell>
          <table:table-cell office:value-type="float" office:value="1.267" calcext:value-type="float">
            <text:p>1.2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56" calcext:value-type="float">
            <text:p>9997.856</text:p>
          </table:table-cell>
          <table:table-cell office:value-type="float" office:value="2.144" calcext:value-type="float">
            <text:p>2.1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61" calcext:value-type="float">
            <text:p>9998.161</text:p>
          </table:table-cell>
          <table:table-cell office:value-type="float" office:value="1.839" calcext:value-type="float">
            <text:p>1.8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33" calcext:value-type="float">
            <text:p>9996.833</text:p>
          </table:table-cell>
          <table:table-cell office:value-type="float" office:value="3.167" calcext:value-type="float">
            <text:p>3.1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66" calcext:value-type="float">
            <text:p>9996.466</text:p>
          </table:table-cell>
          <table:table-cell office:value-type="float" office:value="3.534" calcext:value-type="float">
            <text:p>3.53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78" calcext:value-type="float">
            <text:p>9998.378</text:p>
          </table:table-cell>
          <table:table-cell office:value-type="float" office:value="1.622" calcext:value-type="float">
            <text:p>1.6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89" calcext:value-type="float">
            <text:p>9992.89</text:p>
          </table:table-cell>
          <table:table-cell office:value-type="float" office:value="7.11" calcext:value-type="float">
            <text:p>7.1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89" calcext:value-type="float">
            <text:p>9998.889</text:p>
          </table:table-cell>
          <table:table-cell office:value-type="float" office:value="1.111" calcext:value-type="float">
            <text:p>1.1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8" calcext:value-type="float">
            <text:p>9998.38</text:p>
          </table:table-cell>
          <table:table-cell office:value-type="float" office:value="1.62" calcext:value-type="float">
            <text:p>1.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02" calcext:value-type="float">
            <text:p>9996.302</text:p>
          </table:table-cell>
          <table:table-cell office:value-type="float" office:value="3.698" calcext:value-type="float">
            <text:p>3.6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96" calcext:value-type="float">
            <text:p>9998.796</text:p>
          </table:table-cell>
          <table:table-cell office:value-type="float" office:value="1.204" calcext:value-type="float">
            <text:p>1.2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92" calcext:value-type="float">
            <text:p>9996.192</text:p>
          </table:table-cell>
          <table:table-cell office:value-type="float" office:value="3.808" calcext:value-type="float">
            <text:p>3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3" calcext:value-type="float">
            <text:p>9999.423</text:p>
          </table:table-cell>
          <table:table-cell office:value-type="float" office:value="0.577" calcext:value-type="float">
            <text:p>0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69" calcext:value-type="float">
            <text:p>9996.169</text:p>
          </table:table-cell>
          <table:table-cell office:value-type="float" office:value="3.831" calcext:value-type="float">
            <text:p>3.8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84" calcext:value-type="float">
            <text:p>9999.284</text:p>
          </table:table-cell>
          <table:table-cell office:value-type="float" office:value="0.716" calcext:value-type="float">
            <text:p>0.7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33" calcext:value-type="float">
            <text:p>9998.733</text:p>
          </table:table-cell>
          <table:table-cell office:value-type="float" office:value="1.267" calcext:value-type="float">
            <text:p>1.2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07" calcext:value-type="float">
            <text:p>9996.807</text:p>
          </table:table-cell>
          <table:table-cell office:value-type="float" office:value="3.193" calcext:value-type="float">
            <text:p>3.1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84" calcext:value-type="float">
            <text:p>9999.284</text:p>
          </table:table-cell>
          <table:table-cell office:value-type="float" office:value="0.716" calcext:value-type="float">
            <text:p>0.7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3" calcext:value-type="float">
            <text:p>9999.423</text:p>
          </table:table-cell>
          <table:table-cell office:value-type="float" office:value="0.577" calcext:value-type="float">
            <text:p>0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3" calcext:value-type="float">
            <text:p>9999.423</text:p>
          </table:table-cell>
          <table:table-cell office:value-type="float" office:value="0.577" calcext:value-type="float">
            <text:p>0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3" calcext:value-type="float">
            <text:p>9999.423</text:p>
          </table:table-cell>
          <table:table-cell office:value-type="float" office:value="0.577" calcext:value-type="float">
            <text:p>0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29" calcext:value-type="float">
            <text:p>9996.929</text:p>
          </table:table-cell>
          <table:table-cell office:value-type="float" office:value="3.071" calcext:value-type="float">
            <text:p>3.0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3" calcext:value-type="float">
            <text:p>9999.423</text:p>
          </table:table-cell>
          <table:table-cell office:value-type="float" office:value="0.577" calcext:value-type="float">
            <text:p>0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05" calcext:value-type="float">
            <text:p>9999.005</text:p>
          </table:table-cell>
          <table:table-cell office:value-type="float" office:value="0.995" calcext:value-type="float">
            <text:p>0.9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28" calcext:value-type="float">
            <text:p>9999.028</text:p>
          </table:table-cell>
          <table:table-cell office:value-type="float" office:value="0.972" calcext:value-type="float">
            <text:p>0.9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67" calcext:value-type="float">
            <text:p>9996.467</text:p>
          </table:table-cell>
          <table:table-cell office:value-type="float" office:value="3.533" calcext:value-type="float">
            <text:p>3.5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06" calcext:value-type="float">
            <text:p>9998.006</text:p>
          </table:table-cell>
          <table:table-cell office:value-type="float" office:value="1.994" calcext:value-type="float">
            <text:p>1.9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29" calcext:value-type="float">
            <text:p>9998.029</text:p>
          </table:table-cell>
          <table:table-cell office:value-type="float" office:value="1.971" calcext:value-type="float">
            <text:p>1.9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284" calcext:value-type="float">
            <text:p>9999.284</text:p>
          </table:table-cell>
          <table:table-cell office:value-type="float" office:value="0.716" calcext:value-type="float">
            <text:p>0.7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3" calcext:value-type="float">
            <text:p>9999.423</text:p>
          </table:table-cell>
          <table:table-cell office:value-type="float" office:value="0.577" calcext:value-type="float">
            <text:p>0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423" calcext:value-type="float">
            <text:p>9999.423</text:p>
          </table:table-cell>
          <table:table-cell office:value-type="float" office:value="0.577" calcext:value-type="float">
            <text:p>0.5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25" calcext:value-type="float">
            <text:p>9998.325</text:p>
          </table:table-cell>
          <table:table-cell office:value-type="float" office:value="1.675" calcext:value-type="float">
            <text:p>1.6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43" calcext:value-type="float">
            <text:p>9992.443</text:p>
          </table:table-cell>
          <table:table-cell office:value-type="float" office:value="7.557" calcext:value-type="float">
            <text:p>7.55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4" calcext:value-type="float">
            <text:p>9993.84</text:p>
          </table:table-cell>
          <table:table-cell office:value-type="float" office:value="6.16" calcext:value-type="float">
            <text:p>6.1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31" calcext:value-type="float">
            <text:p>9995.431</text:p>
          </table:table-cell>
          <table:table-cell office:value-type="float" office:value="4.569" calcext:value-type="float">
            <text:p>4.5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19" calcext:value-type="float">
            <text:p>9996.619</text:p>
          </table:table-cell>
          <table:table-cell office:value-type="float" office:value="3.381" calcext:value-type="float">
            <text:p>3.3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31" calcext:value-type="float">
            <text:p>9995.431</text:p>
          </table:table-cell>
          <table:table-cell office:value-type="float" office:value="4.569" calcext:value-type="float">
            <text:p>4.5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02" calcext:value-type="float">
            <text:p>9997.402</text:p>
          </table:table-cell>
          <table:table-cell office:value-type="float" office:value="2.598" calcext:value-type="float">
            <text:p>2.5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76" calcext:value-type="float">
            <text:p>9995.976</text:p>
          </table:table-cell>
          <table:table-cell office:value-type="float" office:value="4.024" calcext:value-type="float">
            <text:p>4.0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19" calcext:value-type="float">
            <text:p>9996.519</text:p>
          </table:table-cell>
          <table:table-cell office:value-type="float" office:value="3.481" calcext:value-type="float">
            <text:p>3.4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31" calcext:value-type="float">
            <text:p>9995.431</text:p>
          </table:table-cell>
          <table:table-cell office:value-type="float" office:value="4.569" calcext:value-type="float">
            <text:p>4.5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99" calcext:value-type="float">
            <text:p>9998.799</text:p>
          </table:table-cell>
          <table:table-cell office:value-type="float" office:value="1.201" calcext:value-type="float">
            <text:p>1.2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22" calcext:value-type="float">
            <text:p>9996.422</text:p>
          </table:table-cell>
          <table:table-cell office:value-type="float" office:value="3.578" calcext:value-type="float">
            <text:p>3.5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83" calcext:value-type="float">
            <text:p>9996.783</text:p>
          </table:table-cell>
          <table:table-cell office:value-type="float" office:value="3.217" calcext:value-type="float">
            <text:p>3.2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06" calcext:value-type="float">
            <text:p>9998.506</text:p>
          </table:table-cell>
          <table:table-cell office:value-type="float" office:value="1.494" calcext:value-type="float">
            <text:p>1.4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92" calcext:value-type="float">
            <text:p>9998.192</text:p>
          </table:table-cell>
          <table:table-cell office:value-type="float" office:value="1.808" calcext:value-type="float">
            <text:p>1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5" calcext:value-type="float">
            <text:p>9998.75</text:p>
          </table:table-cell>
          <table:table-cell office:value-type="float" office:value="1.25" calcext:value-type="float">
            <text:p>1.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34" calcext:value-type="float">
            <text:p>9996.534</text:p>
          </table:table-cell>
          <table:table-cell office:value-type="float" office:value="3.466" calcext:value-type="float">
            <text:p>3.4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3" calcext:value-type="float">
            <text:p>9995.63</text:p>
          </table:table-cell>
          <table:table-cell office:value-type="float" office:value="4.37" calcext:value-type="float">
            <text:p>4.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8" calcext:value-type="float">
            <text:p>9999.308</text:p>
          </table:table-cell>
          <table:table-cell office:value-type="float" office:value="0.692" calcext:value-type="float">
            <text:p>0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57" calcext:value-type="float">
            <text:p>9998.457</text:p>
          </table:table-cell>
          <table:table-cell office:value-type="float" office:value="1.543" calcext:value-type="float">
            <text:p>1.5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62" calcext:value-type="float">
            <text:p>9997.362</text:p>
          </table:table-cell>
          <table:table-cell office:value-type="float" office:value="2.638" calcext:value-type="float">
            <text:p>2.6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69" calcext:value-type="float">
            <text:p>9997.769</text:p>
          </table:table-cell>
          <table:table-cell office:value-type="float" office:value="2.231" calcext:value-type="float">
            <text:p>2.2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33" calcext:value-type="float">
            <text:p>9996.233</text:p>
          </table:table-cell>
          <table:table-cell office:value-type="float" office:value="3.767" calcext:value-type="float">
            <text:p>3.7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25" calcext:value-type="float">
            <text:p>9995.825</text:p>
          </table:table-cell>
          <table:table-cell office:value-type="float" office:value="4.175" calcext:value-type="float">
            <text:p>4.17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61" calcext:value-type="float">
            <text:p>9997.961</text:p>
          </table:table-cell>
          <table:table-cell office:value-type="float" office:value="2.039" calcext:value-type="float">
            <text:p>2.0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18" calcext:value-type="float">
            <text:p>9991.18</text:p>
          </table:table-cell>
          <table:table-cell office:value-type="float" office:value="8.82" calcext:value-type="float">
            <text:p>8.8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8" calcext:value-type="float">
            <text:p>9998.68</text:p>
          </table:table-cell>
          <table:table-cell office:value-type="float" office:value="1.32" calcext:value-type="float">
            <text:p>1.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56" calcext:value-type="float">
            <text:p>9998.056</text:p>
          </table:table-cell>
          <table:table-cell office:value-type="float" office:value="1.944" calcext:value-type="float">
            <text:p>1.9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15" calcext:value-type="float">
            <text:p>9995.515</text:p>
          </table:table-cell>
          <table:table-cell office:value-type="float" office:value="4.485" calcext:value-type="float">
            <text:p>4.4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1" calcext:value-type="float">
            <text:p>9998.611</text:p>
          </table:table-cell>
          <table:table-cell office:value-type="float" office:value="1.389" calcext:value-type="float">
            <text:p>1.3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31" calcext:value-type="float">
            <text:p>9995.431</text:p>
          </table:table-cell>
          <table:table-cell office:value-type="float" office:value="4.569" calcext:value-type="float">
            <text:p>4.5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8" calcext:value-type="float">
            <text:p>9999.308</text:p>
          </table:table-cell>
          <table:table-cell office:value-type="float" office:value="0.692" calcext:value-type="float">
            <text:p>0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03" calcext:value-type="float">
            <text:p>9995.403</text:p>
          </table:table-cell>
          <table:table-cell office:value-type="float" office:value="4.597" calcext:value-type="float">
            <text:p>4.5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22" calcext:value-type="float">
            <text:p>9999.122</text:p>
          </table:table-cell>
          <table:table-cell office:value-type="float" office:value="0.878" calcext:value-type="float">
            <text:p>0.8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8" calcext:value-type="float">
            <text:p>9998.48</text:p>
          </table:table-cell>
          <table:table-cell office:value-type="float" office:value="1.52" calcext:value-type="float">
            <text:p>1.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28" calcext:value-type="float">
            <text:p>9996.228</text:p>
          </table:table-cell>
          <table:table-cell office:value-type="float" office:value="3.772" calcext:value-type="float">
            <text:p>3.7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22" calcext:value-type="float">
            <text:p>9999.122</text:p>
          </table:table-cell>
          <table:table-cell office:value-type="float" office:value="0.878" calcext:value-type="float">
            <text:p>0.8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8" calcext:value-type="float">
            <text:p>9999.308</text:p>
          </table:table-cell>
          <table:table-cell office:value-type="float" office:value="0.692" calcext:value-type="float">
            <text:p>0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8" calcext:value-type="float">
            <text:p>9999.308</text:p>
          </table:table-cell>
          <table:table-cell office:value-type="float" office:value="0.692" calcext:value-type="float">
            <text:p>0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8" calcext:value-type="float">
            <text:p>9999.308</text:p>
          </table:table-cell>
          <table:table-cell office:value-type="float" office:value="0.692" calcext:value-type="float">
            <text:p>0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6" calcext:value-type="float">
            <text:p>9996.26</text:p>
          </table:table-cell>
          <table:table-cell office:value-type="float" office:value="3.74" calcext:value-type="float">
            <text:p>3.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8" calcext:value-type="float">
            <text:p>9999.308</text:p>
          </table:table-cell>
          <table:table-cell office:value-type="float" office:value="0.692" calcext:value-type="float">
            <text:p>0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5" calcext:value-type="float">
            <text:p>9998.75</text:p>
          </table:table-cell>
          <table:table-cell office:value-type="float" office:value="1.25" calcext:value-type="float">
            <text:p>1.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89" calcext:value-type="float">
            <text:p>9998.889</text:p>
          </table:table-cell>
          <table:table-cell office:value-type="float" office:value="1.111" calcext:value-type="float">
            <text:p>1.1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42" calcext:value-type="float">
            <text:p>9995.842</text:p>
          </table:table-cell>
          <table:table-cell office:value-type="float" office:value="4.158" calcext:value-type="float">
            <text:p>4.1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89" calcext:value-type="float">
            <text:p>9997.589</text:p>
          </table:table-cell>
          <table:table-cell office:value-type="float" office:value="2.411" calcext:value-type="float">
            <text:p>2.4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34" calcext:value-type="float">
            <text:p>9997.634</text:p>
          </table:table-cell>
          <table:table-cell office:value-type="float" office:value="2.366" calcext:value-type="float">
            <text:p>2.3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22" calcext:value-type="float">
            <text:p>9999.122</text:p>
          </table:table-cell>
          <table:table-cell office:value-type="float" office:value="0.878" calcext:value-type="float">
            <text:p>0.8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8" calcext:value-type="float">
            <text:p>9999.308</text:p>
          </table:table-cell>
          <table:table-cell office:value-type="float" office:value="0.692" calcext:value-type="float">
            <text:p>0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308" calcext:value-type="float">
            <text:p>9999.308</text:p>
          </table:table-cell>
          <table:table-cell office:value-type="float" office:value="0.692" calcext:value-type="float">
            <text:p>0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94" calcext:value-type="float">
            <text:p>9998.094</text:p>
          </table:table-cell>
          <table:table-cell office:value-type="float" office:value="1.906" calcext:value-type="float">
            <text:p>1.9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144" calcext:value-type="float">
            <text:p>9991.144</text:p>
          </table:table-cell>
          <table:table-cell office:value-type="float" office:value="8.856" calcext:value-type="float">
            <text:p>8.85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55" calcext:value-type="float">
            <text:p>9993.155</text:p>
          </table:table-cell>
          <table:table-cell office:value-type="float" office:value="6.845" calcext:value-type="float">
            <text:p>6.84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69" calcext:value-type="float">
            <text:p>9994.669</text:p>
          </table:table-cell>
          <table:table-cell office:value-type="float" office:value="5.331" calcext:value-type="float">
            <text:p>5.3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87" calcext:value-type="float">
            <text:p>9996.087</text:p>
          </table:table-cell>
          <table:table-cell office:value-type="float" office:value="3.913" calcext:value-type="float">
            <text:p>3.9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69" calcext:value-type="float">
            <text:p>9994.669</text:p>
          </table:table-cell>
          <table:table-cell office:value-type="float" office:value="5.331" calcext:value-type="float">
            <text:p>5.3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15" calcext:value-type="float">
            <text:p>9996.915</text:p>
          </table:table-cell>
          <table:table-cell office:value-type="float" office:value="3.085" calcext:value-type="float">
            <text:p>3.0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6" calcext:value-type="float">
            <text:p>9995.26</text:p>
          </table:table-cell>
          <table:table-cell office:value-type="float" office:value="4.74" calcext:value-type="float">
            <text:p>4.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39" calcext:value-type="float">
            <text:p>9995.939</text:p>
          </table:table-cell>
          <table:table-cell office:value-type="float" office:value="4.061" calcext:value-type="float">
            <text:p>4.0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69" calcext:value-type="float">
            <text:p>9994.669</text:p>
          </table:table-cell>
          <table:table-cell office:value-type="float" office:value="5.331" calcext:value-type="float">
            <text:p>5.3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69" calcext:value-type="float">
            <text:p>9998.569</text:p>
          </table:table-cell>
          <table:table-cell office:value-type="float" office:value="1.431" calcext:value-type="float">
            <text:p>1.4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61" calcext:value-type="float">
            <text:p>9995.661</text:p>
          </table:table-cell>
          <table:table-cell office:value-type="float" office:value="4.339" calcext:value-type="float">
            <text:p>4.3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43" calcext:value-type="float">
            <text:p>9996.043</text:p>
          </table:table-cell>
          <table:table-cell office:value-type="float" office:value="3.957" calcext:value-type="float">
            <text:p>3.9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28" calcext:value-type="float">
            <text:p>9998.228</text:p>
          </table:table-cell>
          <table:table-cell office:value-type="float" office:value="1.772" calcext:value-type="float">
            <text:p>1.7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91" calcext:value-type="float">
            <text:p>9997.891</text:p>
          </table:table-cell>
          <table:table-cell office:value-type="float" office:value="2.109" calcext:value-type="float">
            <text:p>2.1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42" calcext:value-type="float">
            <text:p>9998.542</text:p>
          </table:table-cell>
          <table:table-cell office:value-type="float" office:value="1.458" calcext:value-type="float">
            <text:p>1.4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86" calcext:value-type="float">
            <text:p>9995.886</text:p>
          </table:table-cell>
          <table:table-cell office:value-type="float" office:value="4.114" calcext:value-type="float">
            <text:p>4.1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9" calcext:value-type="float">
            <text:p>9994.89</text:p>
          </table:table-cell>
          <table:table-cell office:value-type="float" office:value="5.11" calcext:value-type="float">
            <text:p>5.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92" calcext:value-type="float">
            <text:p>9999.192</text:p>
          </table:table-cell>
          <table:table-cell office:value-type="float" office:value="0.808" calcext:value-type="float">
            <text:p>0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03" calcext:value-type="float">
            <text:p>9998.203</text:p>
          </table:table-cell>
          <table:table-cell office:value-type="float" office:value="1.797" calcext:value-type="float">
            <text:p>1.7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94" calcext:value-type="float">
            <text:p>9996.894</text:p>
          </table:table-cell>
          <table:table-cell office:value-type="float" office:value="3.106" calcext:value-type="float">
            <text:p>3.1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56" calcext:value-type="float">
            <text:p>9997.456</text:p>
          </table:table-cell>
          <table:table-cell office:value-type="float" office:value="2.544" calcext:value-type="float">
            <text:p>2.5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1" calcext:value-type="float">
            <text:p>9995.61</text:p>
          </table:table-cell>
          <table:table-cell office:value-type="float" office:value="4.39" calcext:value-type="float">
            <text:p>4.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84" calcext:value-type="float">
            <text:p>9995.184</text:p>
          </table:table-cell>
          <table:table-cell office:value-type="float" office:value="4.816" calcext:value-type="float">
            <text:p>4.81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83" calcext:value-type="float">
            <text:p>9997.683</text:p>
          </table:table-cell>
          <table:table-cell office:value-type="float" office:value="2.317" calcext:value-type="float">
            <text:p>2.3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137" calcext:value-type="float">
            <text:p>9989.137</text:p>
          </table:table-cell>
          <table:table-cell office:value-type="float" office:value="10.863" calcext:value-type="float">
            <text:p>10.86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2" calcext:value-type="float">
            <text:p>9998.472</text:p>
          </table:table-cell>
          <table:table-cell office:value-type="float" office:value="1.528" calcext:value-type="float">
            <text:p>1.5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2" calcext:value-type="float">
            <text:p>9997.802</text:p>
          </table:table-cell>
          <table:table-cell office:value-type="float" office:value="2.198" calcext:value-type="float">
            <text:p>2.1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29" calcext:value-type="float">
            <text:p>9994.729</text:p>
          </table:table-cell>
          <table:table-cell office:value-type="float" office:value="5.271" calcext:value-type="float">
            <text:p>5.2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16" calcext:value-type="float">
            <text:p>9998.216</text:p>
          </table:table-cell>
          <table:table-cell office:value-type="float" office:value="1.784" calcext:value-type="float">
            <text:p>1.7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69" calcext:value-type="float">
            <text:p>9994.669</text:p>
          </table:table-cell>
          <table:table-cell office:value-type="float" office:value="5.331" calcext:value-type="float">
            <text:p>5.3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92" calcext:value-type="float">
            <text:p>9999.192</text:p>
          </table:table-cell>
          <table:table-cell office:value-type="float" office:value="0.808" calcext:value-type="float">
            <text:p>0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37" calcext:value-type="float">
            <text:p>9994.637</text:p>
          </table:table-cell>
          <table:table-cell office:value-type="float" office:value="5.363" calcext:value-type="float">
            <text:p>5.3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6" calcext:value-type="float">
            <text:p>9998.96</text:p>
          </table:table-cell>
          <table:table-cell office:value-type="float" office:value="1.04" calcext:value-type="float">
            <text:p>1.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27" calcext:value-type="float">
            <text:p>9998.227</text:p>
          </table:table-cell>
          <table:table-cell office:value-type="float" office:value="1.773" calcext:value-type="float">
            <text:p>1.7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67" calcext:value-type="float">
            <text:p>9995.467</text:p>
          </table:table-cell>
          <table:table-cell office:value-type="float" office:value="4.533" calcext:value-type="float">
            <text:p>4.5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37" calcext:value-type="float">
            <text:p>9998.937</text:p>
          </table:table-cell>
          <table:table-cell office:value-type="float" office:value="1.063" calcext:value-type="float">
            <text:p>1.0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92" calcext:value-type="float">
            <text:p>9999.192</text:p>
          </table:table-cell>
          <table:table-cell office:value-type="float" office:value="0.808" calcext:value-type="float">
            <text:p>0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92" calcext:value-type="float">
            <text:p>9999.192</text:p>
          </table:table-cell>
          <table:table-cell office:value-type="float" office:value="0.808" calcext:value-type="float">
            <text:p>0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92" calcext:value-type="float">
            <text:p>9999.192</text:p>
          </table:table-cell>
          <table:table-cell office:value-type="float" office:value="0.808" calcext:value-type="float">
            <text:p>0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98" calcext:value-type="float">
            <text:p>9995.498</text:p>
          </table:table-cell>
          <table:table-cell office:value-type="float" office:value="4.502" calcext:value-type="float">
            <text:p>4.5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92" calcext:value-type="float">
            <text:p>9999.192</text:p>
          </table:table-cell>
          <table:table-cell office:value-type="float" office:value="0.808" calcext:value-type="float">
            <text:p>0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95" calcext:value-type="float">
            <text:p>9998.495</text:p>
          </table:table-cell>
          <table:table-cell office:value-type="float" office:value="1.505" calcext:value-type="float">
            <text:p>1.5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28" calcext:value-type="float">
            <text:p>9998.728</text:p>
          </table:table-cell>
          <table:table-cell office:value-type="float" office:value="1.272" calcext:value-type="float">
            <text:p>1.2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49" calcext:value-type="float">
            <text:p>9995.149</text:p>
          </table:table-cell>
          <table:table-cell office:value-type="float" office:value="4.851" calcext:value-type="float">
            <text:p>4.8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94" calcext:value-type="float">
            <text:p>9997.194</text:p>
          </table:table-cell>
          <table:table-cell office:value-type="float" office:value="2.806" calcext:value-type="float">
            <text:p>2.8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4" calcext:value-type="float">
            <text:p>9997.24</text:p>
          </table:table-cell>
          <table:table-cell office:value-type="float" office:value="2.76" calcext:value-type="float">
            <text:p>2.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6" calcext:value-type="float">
            <text:p>9998.96</text:p>
          </table:table-cell>
          <table:table-cell office:value-type="float" office:value="1.04" calcext:value-type="float">
            <text:p>1.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69" calcext:value-type="float">
            <text:p>9999.169</text:p>
          </table:table-cell>
          <table:table-cell office:value-type="float" office:value="0.831" calcext:value-type="float">
            <text:p>0.8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192" calcext:value-type="float">
            <text:p>9999.192</text:p>
          </table:table-cell>
          <table:table-cell office:value-type="float" office:value="0.808" calcext:value-type="float">
            <text:p>0.8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36" calcext:value-type="float">
            <text:p>9997.736</text:p>
          </table:table-cell>
          <table:table-cell office:value-type="float" office:value="2.264" calcext:value-type="float">
            <text:p>2.2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844" calcext:value-type="float">
            <text:p>9989.844</text:p>
          </table:table-cell>
          <table:table-cell office:value-type="float" office:value="10.156" calcext:value-type="float">
            <text:p>10.15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69" calcext:value-type="float">
            <text:p>9992.469</text:p>
          </table:table-cell>
          <table:table-cell office:value-type="float" office:value="7.531" calcext:value-type="float">
            <text:p>7.53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08" calcext:value-type="float">
            <text:p>9993.908</text:p>
          </table:table-cell>
          <table:table-cell office:value-type="float" office:value="6.092" calcext:value-type="float">
            <text:p>6.0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08" calcext:value-type="float">
            <text:p>9995.508</text:p>
          </table:table-cell>
          <table:table-cell office:value-type="float" office:value="4.492" calcext:value-type="float">
            <text:p>4.4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08" calcext:value-type="float">
            <text:p>9993.908</text:p>
          </table:table-cell>
          <table:table-cell office:value-type="float" office:value="6.092" calcext:value-type="float">
            <text:p>6.0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74" calcext:value-type="float">
            <text:p>9996.474</text:p>
          </table:table-cell>
          <table:table-cell office:value-type="float" office:value="3.526" calcext:value-type="float">
            <text:p>3.5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58" calcext:value-type="float">
            <text:p>9994.658</text:p>
          </table:table-cell>
          <table:table-cell office:value-type="float" office:value="5.342" calcext:value-type="float">
            <text:p>5.3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59" calcext:value-type="float">
            <text:p>9995.359</text:p>
          </table:table-cell>
          <table:table-cell office:value-type="float" office:value="4.641" calcext:value-type="float">
            <text:p>4.6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08" calcext:value-type="float">
            <text:p>9993.908</text:p>
          </table:table-cell>
          <table:table-cell office:value-type="float" office:value="6.092" calcext:value-type="float">
            <text:p>6.0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96" calcext:value-type="float">
            <text:p>9998.396</text:p>
          </table:table-cell>
          <table:table-cell office:value-type="float" office:value="1.604" calcext:value-type="float">
            <text:p>1.6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99" calcext:value-type="float">
            <text:p>9994.899</text:p>
          </table:table-cell>
          <table:table-cell office:value-type="float" office:value="5.101" calcext:value-type="float">
            <text:p>5.1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87" calcext:value-type="float">
            <text:p>9995.487</text:p>
          </table:table-cell>
          <table:table-cell office:value-type="float" office:value="4.513" calcext:value-type="float">
            <text:p>4.5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5" calcext:value-type="float">
            <text:p>9997.95</text:p>
          </table:table-cell>
          <table:table-cell office:value-type="float" office:value="2.05" calcext:value-type="float">
            <text:p>2.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9" calcext:value-type="float">
            <text:p>9997.59</text:p>
          </table:table-cell>
          <table:table-cell office:value-type="float" office:value="2.41" calcext:value-type="float">
            <text:p>2.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33" calcext:value-type="float">
            <text:p>9998.333</text:p>
          </table:table-cell>
          <table:table-cell office:value-type="float" office:value="1.667" calcext:value-type="float">
            <text:p>1.6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91" calcext:value-type="float">
            <text:p>9995.491</text:p>
          </table:table-cell>
          <table:table-cell office:value-type="float" office:value="4.509" calcext:value-type="float">
            <text:p>4.5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29" calcext:value-type="float">
            <text:p>9994.129</text:p>
          </table:table-cell>
          <table:table-cell office:value-type="float" office:value="5.871" calcext:value-type="float">
            <text:p>5.8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77" calcext:value-type="float">
            <text:p>9999.077</text:p>
          </table:table-cell>
          <table:table-cell office:value-type="float" office:value="0.923" calcext:value-type="float">
            <text:p>0.9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5" calcext:value-type="float">
            <text:p>9997.95</text:p>
          </table:table-cell>
          <table:table-cell office:value-type="float" office:value="2.05" calcext:value-type="float">
            <text:p>2.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27" calcext:value-type="float">
            <text:p>9996.427</text:p>
          </table:table-cell>
          <table:table-cell office:value-type="float" office:value="3.573" calcext:value-type="float">
            <text:p>3.5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17" calcext:value-type="float">
            <text:p>9997.017</text:p>
          </table:table-cell>
          <table:table-cell office:value-type="float" office:value="2.983" calcext:value-type="float">
            <text:p>2.9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92" calcext:value-type="float">
            <text:p>9994.892</text:p>
          </table:table-cell>
          <table:table-cell office:value-type="float" office:value="5.108" calcext:value-type="float">
            <text:p>5.1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43" calcext:value-type="float">
            <text:p>9994.543</text:p>
          </table:table-cell>
          <table:table-cell office:value-type="float" office:value="5.457" calcext:value-type="float">
            <text:p>5.45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28" calcext:value-type="float">
            <text:p>9997.428</text:p>
          </table:table-cell>
          <table:table-cell office:value-type="float" office:value="2.572" calcext:value-type="float">
            <text:p>2.5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94" calcext:value-type="float">
            <text:p>9987.094</text:p>
          </table:table-cell>
          <table:table-cell office:value-type="float" office:value="12.906" calcext:value-type="float">
            <text:p>12.90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4" calcext:value-type="float">
            <text:p>9998.24</text:p>
          </table:table-cell>
          <table:table-cell office:value-type="float" office:value="1.76" calcext:value-type="float">
            <text:p>1.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31" calcext:value-type="float">
            <text:p>9997.431</text:p>
          </table:table-cell>
          <table:table-cell office:value-type="float" office:value="2.569" calcext:value-type="float">
            <text:p>2.5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55" calcext:value-type="float">
            <text:p>9993.955</text:p>
          </table:table-cell>
          <table:table-cell office:value-type="float" office:value="6.045" calcext:value-type="float">
            <text:p>6.0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62" calcext:value-type="float">
            <text:p>9997.962</text:p>
          </table:table-cell>
          <table:table-cell office:value-type="float" office:value="2.038" calcext:value-type="float">
            <text:p>2.0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08" calcext:value-type="float">
            <text:p>9993.908</text:p>
          </table:table-cell>
          <table:table-cell office:value-type="float" office:value="6.092" calcext:value-type="float">
            <text:p>6.0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77" calcext:value-type="float">
            <text:p>9999.077</text:p>
          </table:table-cell>
          <table:table-cell office:value-type="float" office:value="0.923" calcext:value-type="float">
            <text:p>0.9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71" calcext:value-type="float">
            <text:p>9993.871</text:p>
          </table:table-cell>
          <table:table-cell office:value-type="float" office:value="6.129" calcext:value-type="float">
            <text:p>6.1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21" calcext:value-type="float">
            <text:p>9998.821</text:p>
          </table:table-cell>
          <table:table-cell office:value-type="float" office:value="1.179" calcext:value-type="float">
            <text:p>1.1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73" calcext:value-type="float">
            <text:p>9997.973</text:p>
          </table:table-cell>
          <table:table-cell office:value-type="float" office:value="2.027" calcext:value-type="float">
            <text:p>2.0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19" calcext:value-type="float">
            <text:p>9994.819</text:p>
          </table:table-cell>
          <table:table-cell office:value-type="float" office:value="5.181" calcext:value-type="float">
            <text:p>5.1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52" calcext:value-type="float">
            <text:p>9998.752</text:p>
          </table:table-cell>
          <table:table-cell office:value-type="float" office:value="1.248" calcext:value-type="float">
            <text:p>1.2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77" calcext:value-type="float">
            <text:p>9999.077</text:p>
          </table:table-cell>
          <table:table-cell office:value-type="float" office:value="0.923" calcext:value-type="float">
            <text:p>0.9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77" calcext:value-type="float">
            <text:p>9999.077</text:p>
          </table:table-cell>
          <table:table-cell office:value-type="float" office:value="0.923" calcext:value-type="float">
            <text:p>0.9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77" calcext:value-type="float">
            <text:p>9999.077</text:p>
          </table:table-cell>
          <table:table-cell office:value-type="float" office:value="0.923" calcext:value-type="float">
            <text:p>0.9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36" calcext:value-type="float">
            <text:p>9994.736</text:p>
          </table:table-cell>
          <table:table-cell office:value-type="float" office:value="5.264" calcext:value-type="float">
            <text:p>5.2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77" calcext:value-type="float">
            <text:p>9999.077</text:p>
          </table:table-cell>
          <table:table-cell office:value-type="float" office:value="0.923" calcext:value-type="float">
            <text:p>0.9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1" calcext:value-type="float">
            <text:p>9998.31</text:p>
          </table:table-cell>
          <table:table-cell office:value-type="float" office:value="1.69" calcext:value-type="float">
            <text:p>1.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96" calcext:value-type="float">
            <text:p>9998.496</text:p>
          </table:table-cell>
          <table:table-cell office:value-type="float" office:value="1.504" calcext:value-type="float">
            <text:p>1.5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56" calcext:value-type="float">
            <text:p>9994.456</text:p>
          </table:table-cell>
          <table:table-cell office:value-type="float" office:value="5.544" calcext:value-type="float">
            <text:p>5.5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" calcext:value-type="float">
            <text:p>9996.8</text:p>
          </table:table-cell>
          <table:table-cell office:value-type="float" office:value="3.2" calcext:value-type="float">
            <text:p>3.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46" calcext:value-type="float">
            <text:p>9996.846</text:p>
          </table:table-cell>
          <table:table-cell office:value-type="float" office:value="3.154" calcext:value-type="float">
            <text:p>3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21" calcext:value-type="float">
            <text:p>9998.821</text:p>
          </table:table-cell>
          <table:table-cell office:value-type="float" office:value="1.179" calcext:value-type="float">
            <text:p>1.1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54" calcext:value-type="float">
            <text:p>9999.054</text:p>
          </table:table-cell>
          <table:table-cell office:value-type="float" office:value="0.946" calcext:value-type="float">
            <text:p>0.9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.077" calcext:value-type="float">
            <text:p>9999.077</text:p>
          </table:table-cell>
          <table:table-cell office:value-type="float" office:value="0.923" calcext:value-type="float">
            <text:p>0.9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12" calcext:value-type="float">
            <text:p>9997.412</text:p>
          </table:table-cell>
          <table:table-cell office:value-type="float" office:value="2.588" calcext:value-type="float">
            <text:p>2.5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45" calcext:value-type="float">
            <text:p>9988.545</text:p>
          </table:table-cell>
          <table:table-cell office:value-type="float" office:value="11.455" calcext:value-type="float">
            <text:p>11.45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374" calcext:value-type="float">
            <text:p>9991.374</text:p>
          </table:table-cell>
          <table:table-cell office:value-type="float" office:value="8.626" calcext:value-type="float">
            <text:p>8.62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46" calcext:value-type="float">
            <text:p>9993.146</text:p>
          </table:table-cell>
          <table:table-cell office:value-type="float" office:value="6.854" calcext:value-type="float">
            <text:p>6.8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76" calcext:value-type="float">
            <text:p>9994.976</text:p>
          </table:table-cell>
          <table:table-cell office:value-type="float" office:value="5.024" calcext:value-type="float">
            <text:p>5.0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46" calcext:value-type="float">
            <text:p>9993.146</text:p>
          </table:table-cell>
          <table:table-cell office:value-type="float" office:value="6.854" calcext:value-type="float">
            <text:p>6.8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33" calcext:value-type="float">
            <text:p>9996.033</text:p>
          </table:table-cell>
          <table:table-cell office:value-type="float" office:value="3.967" calcext:value-type="float">
            <text:p>3.9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8" calcext:value-type="float">
            <text:p>9994.08</text:p>
          </table:table-cell>
          <table:table-cell office:value-type="float" office:value="5.92" calcext:value-type="float">
            <text:p>5.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78" calcext:value-type="float">
            <text:p>9994.778</text:p>
          </table:table-cell>
          <table:table-cell office:value-type="float" office:value="5.222" calcext:value-type="float">
            <text:p>5.2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46" calcext:value-type="float">
            <text:p>9993.146</text:p>
          </table:table-cell>
          <table:table-cell office:value-type="float" office:value="6.854" calcext:value-type="float">
            <text:p>6.8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8" calcext:value-type="float">
            <text:p>9998.28</text:p>
          </table:table-cell>
          <table:table-cell office:value-type="float" office:value="1.72" calcext:value-type="float">
            <text:p>1.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99" calcext:value-type="float">
            <text:p>9994.299</text:p>
          </table:table-cell>
          <table:table-cell office:value-type="float" office:value="5.701" calcext:value-type="float">
            <text:p>5.7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32" calcext:value-type="float">
            <text:p>9994.932</text:p>
          </table:table-cell>
          <table:table-cell office:value-type="float" office:value="5.068" calcext:value-type="float">
            <text:p>5.0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72" calcext:value-type="float">
            <text:p>9997.672</text:p>
          </table:table-cell>
          <table:table-cell office:value-type="float" office:value="2.328" calcext:value-type="float">
            <text:p>2.3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88" calcext:value-type="float">
            <text:p>9997.288</text:p>
          </table:table-cell>
          <table:table-cell office:value-type="float" office:value="2.712" calcext:value-type="float">
            <text:p>2.7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25" calcext:value-type="float">
            <text:p>9998.125</text:p>
          </table:table-cell>
          <table:table-cell office:value-type="float" office:value="1.875" calcext:value-type="float">
            <text:p>1.8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028" calcext:value-type="float">
            <text:p>9995.028</text:p>
          </table:table-cell>
          <table:table-cell office:value-type="float" office:value="4.972" calcext:value-type="float">
            <text:p>4.9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67" calcext:value-type="float">
            <text:p>9993.367</text:p>
          </table:table-cell>
          <table:table-cell office:value-type="float" office:value="6.633" calcext:value-type="float">
            <text:p>6.6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62" calcext:value-type="float">
            <text:p>9998.962</text:p>
          </table:table-cell>
          <table:table-cell office:value-type="float" office:value="1.038" calcext:value-type="float">
            <text:p>1.0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97" calcext:value-type="float">
            <text:p>9997.697</text:p>
          </table:table-cell>
          <table:table-cell office:value-type="float" office:value="2.303" calcext:value-type="float">
            <text:p>2.3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6" calcext:value-type="float">
            <text:p>9995.96</text:p>
          </table:table-cell>
          <table:table-cell office:value-type="float" office:value="4.04" calcext:value-type="float">
            <text:p>4.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35" calcext:value-type="float">
            <text:p>9996.635</text:p>
          </table:table-cell>
          <table:table-cell office:value-type="float" office:value="3.365" calcext:value-type="float">
            <text:p>3.3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361" calcext:value-type="float">
            <text:p>9994.361</text:p>
          </table:table-cell>
          <table:table-cell office:value-type="float" office:value="5.639" calcext:value-type="float">
            <text:p>5.6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02" calcext:value-type="float">
            <text:p>9993.902</text:p>
          </table:table-cell>
          <table:table-cell office:value-type="float" office:value="6.098" calcext:value-type="float">
            <text:p>6.09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66" calcext:value-type="float">
            <text:p>9997.266</text:p>
          </table:table-cell>
          <table:table-cell office:value-type="float" office:value="2.734" calcext:value-type="float">
            <text:p>2.7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717" calcext:value-type="float">
            <text:p>9985.717</text:p>
          </table:table-cell>
          <table:table-cell office:value-type="float" office:value="14.283" calcext:value-type="float">
            <text:p>14.28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32" calcext:value-type="float">
            <text:p>9998.032</text:p>
          </table:table-cell>
          <table:table-cell office:value-type="float" office:value="1.968" calcext:value-type="float">
            <text:p>1.9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" calcext:value-type="float">
            <text:p>9997.2</text:p>
          </table:table-cell>
          <table:table-cell office:value-type="float" office:value="2.8" calcext:value-type="float">
            <text:p>2.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94" calcext:value-type="float">
            <text:p>9993.194</text:p>
          </table:table-cell>
          <table:table-cell office:value-type="float" office:value="6.806" calcext:value-type="float">
            <text:p>6.8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07" calcext:value-type="float">
            <text:p>9997.707</text:p>
          </table:table-cell>
          <table:table-cell office:value-type="float" office:value="2.293" calcext:value-type="float">
            <text:p>2.2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46" calcext:value-type="float">
            <text:p>9993.146</text:p>
          </table:table-cell>
          <table:table-cell office:value-type="float" office:value="6.854" calcext:value-type="float">
            <text:p>6.8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62" calcext:value-type="float">
            <text:p>9998.962</text:p>
          </table:table-cell>
          <table:table-cell office:value-type="float" office:value="1.038" calcext:value-type="float">
            <text:p>1.0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105" calcext:value-type="float">
            <text:p>9993.105</text:p>
          </table:table-cell>
          <table:table-cell office:value-type="float" office:value="6.895" calcext:value-type="float">
            <text:p>6.8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06" calcext:value-type="float">
            <text:p>9998.706</text:p>
          </table:table-cell>
          <table:table-cell office:value-type="float" office:value="1.294" calcext:value-type="float">
            <text:p>1.2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2" calcext:value-type="float">
            <text:p>9997.72</text:p>
          </table:table-cell>
          <table:table-cell office:value-type="float" office:value="2.28" calcext:value-type="float">
            <text:p>2.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95" calcext:value-type="float">
            <text:p>9994.195</text:p>
          </table:table-cell>
          <table:table-cell office:value-type="float" office:value="5.805" calcext:value-type="float">
            <text:p>5.8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3" calcext:value-type="float">
            <text:p>9998.613</text:p>
          </table:table-cell>
          <table:table-cell office:value-type="float" office:value="1.387" calcext:value-type="float">
            <text:p>1.3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62" calcext:value-type="float">
            <text:p>9998.962</text:p>
          </table:table-cell>
          <table:table-cell office:value-type="float" office:value="1.038" calcext:value-type="float">
            <text:p>1.0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62" calcext:value-type="float">
            <text:p>9998.962</text:p>
          </table:table-cell>
          <table:table-cell office:value-type="float" office:value="1.038" calcext:value-type="float">
            <text:p>1.0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62" calcext:value-type="float">
            <text:p>9998.962</text:p>
          </table:table-cell>
          <table:table-cell office:value-type="float" office:value="1.038" calcext:value-type="float">
            <text:p>1.0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13" calcext:value-type="float">
            <text:p>9994.113</text:p>
          </table:table-cell>
          <table:table-cell office:value-type="float" office:value="5.887" calcext:value-type="float">
            <text:p>5.8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62" calcext:value-type="float">
            <text:p>9998.962</text:p>
          </table:table-cell>
          <table:table-cell office:value-type="float" office:value="1.038" calcext:value-type="float">
            <text:p>1.0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95" calcext:value-type="float">
            <text:p>9998.195</text:p>
          </table:table-cell>
          <table:table-cell office:value-type="float" office:value="1.805" calcext:value-type="float">
            <text:p>1.8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18" calcext:value-type="float">
            <text:p>9998.218</text:p>
          </table:table-cell>
          <table:table-cell office:value-type="float" office:value="1.782" calcext:value-type="float">
            <text:p>1.7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763" calcext:value-type="float">
            <text:p>9993.763</text:p>
          </table:table-cell>
          <table:table-cell office:value-type="float" office:value="6.237" calcext:value-type="float">
            <text:p>6.2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06" calcext:value-type="float">
            <text:p>9996.406</text:p>
          </table:table-cell>
          <table:table-cell office:value-type="float" office:value="3.594" calcext:value-type="float">
            <text:p>3.5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52" calcext:value-type="float">
            <text:p>9996.452</text:p>
          </table:table-cell>
          <table:table-cell office:value-type="float" office:value="3.548" calcext:value-type="float">
            <text:p>3.5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06" calcext:value-type="float">
            <text:p>9998.706</text:p>
          </table:table-cell>
          <table:table-cell office:value-type="float" office:value="1.294" calcext:value-type="float">
            <text:p>1.2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38" calcext:value-type="float">
            <text:p>9998.938</text:p>
          </table:table-cell>
          <table:table-cell office:value-type="float" office:value="1.062" calcext:value-type="float">
            <text:p>1.0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962" calcext:value-type="float">
            <text:p>9998.962</text:p>
          </table:table-cell>
          <table:table-cell office:value-type="float" office:value="1.038" calcext:value-type="float">
            <text:p>1.0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62" calcext:value-type="float">
            <text:p>9997.262</text:p>
          </table:table-cell>
          <table:table-cell office:value-type="float" office:value="2.738" calcext:value-type="float">
            <text:p>2.7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245" calcext:value-type="float">
            <text:p>9987.245</text:p>
          </table:table-cell>
          <table:table-cell office:value-type="float" office:value="12.755" calcext:value-type="float">
            <text:p>12.75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279" calcext:value-type="float">
            <text:p>9990.279</text:p>
          </table:table-cell>
          <table:table-cell office:value-type="float" office:value="9.721" calcext:value-type="float">
            <text:p>9.72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85" calcext:value-type="float">
            <text:p>9992.385</text:p>
          </table:table-cell>
          <table:table-cell office:value-type="float" office:value="7.615" calcext:value-type="float">
            <text:p>7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32" calcext:value-type="float">
            <text:p>9994.432</text:p>
          </table:table-cell>
          <table:table-cell office:value-type="float" office:value="5.568" calcext:value-type="float">
            <text:p>5.5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85" calcext:value-type="float">
            <text:p>9992.385</text:p>
          </table:table-cell>
          <table:table-cell office:value-type="float" office:value="7.615" calcext:value-type="float">
            <text:p>7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93" calcext:value-type="float">
            <text:p>9995.593</text:p>
          </table:table-cell>
          <table:table-cell office:value-type="float" office:value="4.407" calcext:value-type="float">
            <text:p>4.4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84" calcext:value-type="float">
            <text:p>9993.384</text:p>
          </table:table-cell>
          <table:table-cell office:value-type="float" office:value="6.616" calcext:value-type="float">
            <text:p>6.6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98" calcext:value-type="float">
            <text:p>9994.198</text:p>
          </table:table-cell>
          <table:table-cell office:value-type="float" office:value="5.802" calcext:value-type="float">
            <text:p>5.8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85" calcext:value-type="float">
            <text:p>9992.385</text:p>
          </table:table-cell>
          <table:table-cell office:value-type="float" office:value="7.615" calcext:value-type="float">
            <text:p>7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49" calcext:value-type="float">
            <text:p>9998.049</text:p>
          </table:table-cell>
          <table:table-cell office:value-type="float" office:value="1.951" calcext:value-type="float">
            <text:p>1.9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99" calcext:value-type="float">
            <text:p>9993.699</text:p>
          </table:table-cell>
          <table:table-cell office:value-type="float" office:value="6.301" calcext:value-type="float">
            <text:p>6.3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376" calcext:value-type="float">
            <text:p>9994.376</text:p>
          </table:table-cell>
          <table:table-cell office:value-type="float" office:value="5.624" calcext:value-type="float">
            <text:p>5.6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48" calcext:value-type="float">
            <text:p>9997.348</text:p>
          </table:table-cell>
          <table:table-cell office:value-type="float" office:value="2.652" calcext:value-type="float">
            <text:p>2.6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87" calcext:value-type="float">
            <text:p>9996.987</text:p>
          </table:table-cell>
          <table:table-cell office:value-type="float" office:value="3.013" calcext:value-type="float">
            <text:p>3.0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17" calcext:value-type="float">
            <text:p>9997.917</text:p>
          </table:table-cell>
          <table:table-cell office:value-type="float" office:value="2.083" calcext:value-type="float">
            <text:p>2.0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73" calcext:value-type="float">
            <text:p>9994.473</text:p>
          </table:table-cell>
          <table:table-cell office:value-type="float" office:value="5.527" calcext:value-type="float">
            <text:p>5.5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28" calcext:value-type="float">
            <text:p>9992.628</text:p>
          </table:table-cell>
          <table:table-cell office:value-type="float" office:value="7.372" calcext:value-type="float">
            <text:p>7.3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6" calcext:value-type="float">
            <text:p>9998.846</text:p>
          </table:table-cell>
          <table:table-cell office:value-type="float" office:value="1.154" calcext:value-type="float">
            <text:p>1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43" calcext:value-type="float">
            <text:p>9997.443</text:p>
          </table:table-cell>
          <table:table-cell office:value-type="float" office:value="2.557" calcext:value-type="float">
            <text:p>2.5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42" calcext:value-type="float">
            <text:p>9995.442</text:p>
          </table:table-cell>
          <table:table-cell office:value-type="float" office:value="4.558" calcext:value-type="float">
            <text:p>4.5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58" calcext:value-type="float">
            <text:p>9996.358</text:p>
          </table:table-cell>
          <table:table-cell office:value-type="float" office:value="3.642" calcext:value-type="float">
            <text:p>3.6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44" calcext:value-type="float">
            <text:p>9993.644</text:p>
          </table:table-cell>
          <table:table-cell office:value-type="float" office:value="6.356" calcext:value-type="float">
            <text:p>6.3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61" calcext:value-type="float">
            <text:p>9993.261</text:p>
          </table:table-cell>
          <table:table-cell office:value-type="float" office:value="6.739" calcext:value-type="float">
            <text:p>6.73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35" calcext:value-type="float">
            <text:p>9997.035</text:p>
          </table:table-cell>
          <table:table-cell office:value-type="float" office:value="2.965" calcext:value-type="float">
            <text:p>2.9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34" calcext:value-type="float">
            <text:p>9984.34</text:p>
          </table:table-cell>
          <table:table-cell office:value-type="float" office:value="15.66" calcext:value-type="float">
            <text:p>15.6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77" calcext:value-type="float">
            <text:p>9997.777</text:p>
          </table:table-cell>
          <table:table-cell office:value-type="float" office:value="2.223" calcext:value-type="float">
            <text:p>2.2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3" calcext:value-type="float">
            <text:p>9996.83</text:p>
          </table:table-cell>
          <table:table-cell office:value-type="float" office:value="3.17" calcext:value-type="float">
            <text:p>3.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07" calcext:value-type="float">
            <text:p>9992.407</text:p>
          </table:table-cell>
          <table:table-cell office:value-type="float" office:value="7.593" calcext:value-type="float">
            <text:p>7.5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52" calcext:value-type="float">
            <text:p>9997.452</text:p>
          </table:table-cell>
          <table:table-cell office:value-type="float" office:value="2.548" calcext:value-type="float">
            <text:p>2.5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85" calcext:value-type="float">
            <text:p>9992.385</text:p>
          </table:table-cell>
          <table:table-cell office:value-type="float" office:value="7.615" calcext:value-type="float">
            <text:p>7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6" calcext:value-type="float">
            <text:p>9998.846</text:p>
          </table:table-cell>
          <table:table-cell office:value-type="float" office:value="1.154" calcext:value-type="float">
            <text:p>1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39" calcext:value-type="float">
            <text:p>9992.339</text:p>
          </table:table-cell>
          <table:table-cell office:value-type="float" office:value="7.661" calcext:value-type="float">
            <text:p>7.6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44" calcext:value-type="float">
            <text:p>9998.544</text:p>
          </table:table-cell>
          <table:table-cell office:value-type="float" office:value="1.456" calcext:value-type="float">
            <text:p>1.4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67" calcext:value-type="float">
            <text:p>9997.467</text:p>
          </table:table-cell>
          <table:table-cell office:value-type="float" office:value="2.533" calcext:value-type="float">
            <text:p>2.5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06" calcext:value-type="float">
            <text:p>9993.606</text:p>
          </table:table-cell>
          <table:table-cell office:value-type="float" office:value="6.394" calcext:value-type="float">
            <text:p>6.3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4" calcext:value-type="float">
            <text:p>9998.474</text:p>
          </table:table-cell>
          <table:table-cell office:value-type="float" office:value="1.526" calcext:value-type="float">
            <text:p>1.5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6" calcext:value-type="float">
            <text:p>9998.846</text:p>
          </table:table-cell>
          <table:table-cell office:value-type="float" office:value="1.154" calcext:value-type="float">
            <text:p>1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6" calcext:value-type="float">
            <text:p>9998.846</text:p>
          </table:table-cell>
          <table:table-cell office:value-type="float" office:value="1.154" calcext:value-type="float">
            <text:p>1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6" calcext:value-type="float">
            <text:p>9998.846</text:p>
          </table:table-cell>
          <table:table-cell office:value-type="float" office:value="1.154" calcext:value-type="float">
            <text:p>1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9" calcext:value-type="float">
            <text:p>9993.49</text:p>
          </table:table-cell>
          <table:table-cell office:value-type="float" office:value="6.51" calcext:value-type="float">
            <text:p>6.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6" calcext:value-type="float">
            <text:p>9998.846</text:p>
          </table:table-cell>
          <table:table-cell office:value-type="float" office:value="1.154" calcext:value-type="float">
            <text:p>1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4" calcext:value-type="float">
            <text:p>9997.94</text:p>
          </table:table-cell>
          <table:table-cell office:value-type="float" office:value="2.06" calcext:value-type="float">
            <text:p>2.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17" calcext:value-type="float">
            <text:p>9997.917</text:p>
          </table:table-cell>
          <table:table-cell office:value-type="float" office:value="2.083" calcext:value-type="float">
            <text:p>2.0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02" calcext:value-type="float">
            <text:p>9993.002</text:p>
          </table:table-cell>
          <table:table-cell office:value-type="float" office:value="6.998" calcext:value-type="float">
            <text:p>6.9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12" calcext:value-type="float">
            <text:p>9996.012</text:p>
          </table:table-cell>
          <table:table-cell office:value-type="float" office:value="3.988" calcext:value-type="float">
            <text:p>3.9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57" calcext:value-type="float">
            <text:p>9996.057</text:p>
          </table:table-cell>
          <table:table-cell office:value-type="float" office:value="3.943" calcext:value-type="float">
            <text:p>3.9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44" calcext:value-type="float">
            <text:p>9998.544</text:p>
          </table:table-cell>
          <table:table-cell office:value-type="float" office:value="1.456" calcext:value-type="float">
            <text:p>1.4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23" calcext:value-type="float">
            <text:p>9998.823</text:p>
          </table:table-cell>
          <table:table-cell office:value-type="float" office:value="1.177" calcext:value-type="float">
            <text:p>1.1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846" calcext:value-type="float">
            <text:p>9998.846</text:p>
          </table:table-cell>
          <table:table-cell office:value-type="float" office:value="1.154" calcext:value-type="float">
            <text:p>1.1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42" calcext:value-type="float">
            <text:p>9997.042</text:p>
          </table:table-cell>
          <table:table-cell office:value-type="float" office:value="2.958" calcext:value-type="float">
            <text:p>2.9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946" calcext:value-type="float">
            <text:p>9985.946</text:p>
          </table:table-cell>
          <table:table-cell office:value-type="float" office:value="14.054" calcext:value-type="float">
            <text:p>14.05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185" calcext:value-type="float">
            <text:p>9989.185</text:p>
          </table:table-cell>
          <table:table-cell office:value-type="float" office:value="10.815" calcext:value-type="float">
            <text:p>10.81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23" calcext:value-type="float">
            <text:p>9991.623</text:p>
          </table:table-cell>
          <table:table-cell office:value-type="float" office:value="8.377" calcext:value-type="float">
            <text:p>8.3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11" calcext:value-type="float">
            <text:p>9993.911</text:p>
          </table:table-cell>
          <table:table-cell office:value-type="float" office:value="6.089" calcext:value-type="float">
            <text:p>6.0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23" calcext:value-type="float">
            <text:p>9991.623</text:p>
          </table:table-cell>
          <table:table-cell office:value-type="float" office:value="8.377" calcext:value-type="float">
            <text:p>8.3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98" calcext:value-type="float">
            <text:p>9995.198</text:p>
          </table:table-cell>
          <table:table-cell office:value-type="float" office:value="4.802" calcext:value-type="float">
            <text:p>4.8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21" calcext:value-type="float">
            <text:p>9992.621</text:p>
          </table:table-cell>
          <table:table-cell office:value-type="float" office:value="7.379" calcext:value-type="float">
            <text:p>7.3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18" calcext:value-type="float">
            <text:p>9993.618</text:p>
          </table:table-cell>
          <table:table-cell office:value-type="float" office:value="6.382" calcext:value-type="float">
            <text:p>6.3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23" calcext:value-type="float">
            <text:p>9991.623</text:p>
          </table:table-cell>
          <table:table-cell office:value-type="float" office:value="8.377" calcext:value-type="float">
            <text:p>8.3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03" calcext:value-type="float">
            <text:p>9997.703</text:p>
          </table:table-cell>
          <table:table-cell office:value-type="float" office:value="2.297" calcext:value-type="float">
            <text:p>2.2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76" calcext:value-type="float">
            <text:p>9993.376</text:p>
          </table:table-cell>
          <table:table-cell office:value-type="float" office:value="6.624" calcext:value-type="float">
            <text:p>6.6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82" calcext:value-type="float">
            <text:p>9993.982</text:p>
          </table:table-cell>
          <table:table-cell office:value-type="float" office:value="6.018" calcext:value-type="float">
            <text:p>6.0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7" calcext:value-type="float">
            <text:p>9997.07</text:p>
          </table:table-cell>
          <table:table-cell office:value-type="float" office:value="2.93" calcext:value-type="float">
            <text:p>2.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86" calcext:value-type="float">
            <text:p>9996.686</text:p>
          </table:table-cell>
          <table:table-cell office:value-type="float" office:value="3.314" calcext:value-type="float">
            <text:p>3.3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08" calcext:value-type="float">
            <text:p>9997.708</text:p>
          </table:table-cell>
          <table:table-cell office:value-type="float" office:value="2.292" calcext:value-type="float">
            <text:p>2.2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94" calcext:value-type="float">
            <text:p>9993.894</text:p>
          </table:table-cell>
          <table:table-cell office:value-type="float" office:value="6.106" calcext:value-type="float">
            <text:p>6.1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866" calcext:value-type="float">
            <text:p>9991.866</text:p>
          </table:table-cell>
          <table:table-cell office:value-type="float" office:value="8.134" calcext:value-type="float">
            <text:p>8.1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31" calcext:value-type="float">
            <text:p>9998.731</text:p>
          </table:table-cell>
          <table:table-cell office:value-type="float" office:value="1.269" calcext:value-type="float">
            <text:p>1.2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9" calcext:value-type="float">
            <text:p>9997.19</text:p>
          </table:table-cell>
          <table:table-cell office:value-type="float" office:value="2.81" calcext:value-type="float">
            <text:p>2.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74" calcext:value-type="float">
            <text:p>9994.974</text:p>
          </table:table-cell>
          <table:table-cell office:value-type="float" office:value="5.026" calcext:value-type="float">
            <text:p>5.0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76" calcext:value-type="float">
            <text:p>9995.976</text:p>
          </table:table-cell>
          <table:table-cell office:value-type="float" office:value="4.024" calcext:value-type="float">
            <text:p>4.0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882" calcext:value-type="float">
            <text:p>9992.882</text:p>
          </table:table-cell>
          <table:table-cell office:value-type="float" office:value="7.118" calcext:value-type="float">
            <text:p>7.1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19" calcext:value-type="float">
            <text:p>9992.619</text:p>
          </table:table-cell>
          <table:table-cell office:value-type="float" office:value="7.381" calcext:value-type="float">
            <text:p>7.38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88" calcext:value-type="float">
            <text:p>9996.688</text:p>
          </table:table-cell>
          <table:table-cell office:value-type="float" office:value="3.312" calcext:value-type="float">
            <text:p>3.3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962" calcext:value-type="float">
            <text:p>9982.962</text:p>
          </table:table-cell>
          <table:table-cell office:value-type="float" office:value="17.038" calcext:value-type="float">
            <text:p>17.03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46" calcext:value-type="float">
            <text:p>9997.546</text:p>
          </table:table-cell>
          <table:table-cell office:value-type="float" office:value="2.454" calcext:value-type="float">
            <text:p>2.4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4" calcext:value-type="float">
            <text:p>9996.54</text:p>
          </table:table-cell>
          <table:table-cell office:value-type="float" office:value="3.46" calcext:value-type="float">
            <text:p>3.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596" calcext:value-type="float">
            <text:p>9991.596</text:p>
          </table:table-cell>
          <table:table-cell office:value-type="float" office:value="8.404" calcext:value-type="float">
            <text:p>8.4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37" calcext:value-type="float">
            <text:p>9997.337</text:p>
          </table:table-cell>
          <table:table-cell office:value-type="float" office:value="2.663" calcext:value-type="float">
            <text:p>2.6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23" calcext:value-type="float">
            <text:p>9991.623</text:p>
          </table:table-cell>
          <table:table-cell office:value-type="float" office:value="8.377" calcext:value-type="float">
            <text:p>8.3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31" calcext:value-type="float">
            <text:p>9998.731</text:p>
          </table:table-cell>
          <table:table-cell office:value-type="float" office:value="1.269" calcext:value-type="float">
            <text:p>1.2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573" calcext:value-type="float">
            <text:p>9991.573</text:p>
          </table:table-cell>
          <table:table-cell office:value-type="float" office:value="8.427" calcext:value-type="float">
            <text:p>8.4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36" calcext:value-type="float">
            <text:p>9998.336</text:p>
          </table:table-cell>
          <table:table-cell office:value-type="float" office:value="1.664" calcext:value-type="float">
            <text:p>1.6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13" calcext:value-type="float">
            <text:p>9997.213</text:p>
          </table:table-cell>
          <table:table-cell office:value-type="float" office:value="2.787" calcext:value-type="float">
            <text:p>2.7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95" calcext:value-type="float">
            <text:p>9993.095</text:p>
          </table:table-cell>
          <table:table-cell office:value-type="float" office:value="6.905" calcext:value-type="float">
            <text:p>6.9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36" calcext:value-type="float">
            <text:p>9998.336</text:p>
          </table:table-cell>
          <table:table-cell office:value-type="float" office:value="1.664" calcext:value-type="float">
            <text:p>1.6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31" calcext:value-type="float">
            <text:p>9998.731</text:p>
          </table:table-cell>
          <table:table-cell office:value-type="float" office:value="1.269" calcext:value-type="float">
            <text:p>1.2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31" calcext:value-type="float">
            <text:p>9998.731</text:p>
          </table:table-cell>
          <table:table-cell office:value-type="float" office:value="1.269" calcext:value-type="float">
            <text:p>1.2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31" calcext:value-type="float">
            <text:p>9998.731</text:p>
          </table:table-cell>
          <table:table-cell office:value-type="float" office:value="1.269" calcext:value-type="float">
            <text:p>1.2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97" calcext:value-type="float">
            <text:p>9993.097</text:p>
          </table:table-cell>
          <table:table-cell office:value-type="float" office:value="6.903" calcext:value-type="float">
            <text:p>6.9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31" calcext:value-type="float">
            <text:p>9998.731</text:p>
          </table:table-cell>
          <table:table-cell office:value-type="float" office:value="1.269" calcext:value-type="float">
            <text:p>1.2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46" calcext:value-type="float">
            <text:p>9997.546</text:p>
          </table:table-cell>
          <table:table-cell office:value-type="float" office:value="2.454" calcext:value-type="float">
            <text:p>2.4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62" calcext:value-type="float">
            <text:p>9997.662</text:p>
          </table:table-cell>
          <table:table-cell office:value-type="float" office:value="2.338" calcext:value-type="float">
            <text:p>2.3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09" calcext:value-type="float">
            <text:p>9992.309</text:p>
          </table:table-cell>
          <table:table-cell office:value-type="float" office:value="7.691" calcext:value-type="float">
            <text:p>7.6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17" calcext:value-type="float">
            <text:p>9995.617</text:p>
          </table:table-cell>
          <table:table-cell office:value-type="float" office:value="4.383" calcext:value-type="float">
            <text:p>4.3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63" calcext:value-type="float">
            <text:p>9995.663</text:p>
          </table:table-cell>
          <table:table-cell office:value-type="float" office:value="4.337" calcext:value-type="float">
            <text:p>4.3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36" calcext:value-type="float">
            <text:p>9998.336</text:p>
          </table:table-cell>
          <table:table-cell office:value-type="float" office:value="1.664" calcext:value-type="float">
            <text:p>1.6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08" calcext:value-type="float">
            <text:p>9998.708</text:p>
          </table:table-cell>
          <table:table-cell office:value-type="float" office:value="1.292" calcext:value-type="float">
            <text:p>1.2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731" calcext:value-type="float">
            <text:p>9998.731</text:p>
          </table:table-cell>
          <table:table-cell office:value-type="float" office:value="1.269" calcext:value-type="float">
            <text:p>1.2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8" calcext:value-type="float">
            <text:p>9996.88</text:p>
          </table:table-cell>
          <table:table-cell office:value-type="float" office:value="3.12" calcext:value-type="float">
            <text:p>3.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646" calcext:value-type="float">
            <text:p>9984.646</text:p>
          </table:table-cell>
          <table:table-cell office:value-type="float" office:value="15.354" calcext:value-type="float">
            <text:p>15.35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885" calcext:value-type="float">
            <text:p>9987.885</text:p>
          </table:table-cell>
          <table:table-cell office:value-type="float" office:value="12.115" calcext:value-type="float">
            <text:p>12.11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62" calcext:value-type="float">
            <text:p>9990.862</text:p>
          </table:table-cell>
          <table:table-cell office:value-type="float" office:value="9.138" calcext:value-type="float">
            <text:p>9.1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9" calcext:value-type="float">
            <text:p>9993.39</text:p>
          </table:table-cell>
          <table:table-cell office:value-type="float" office:value="6.61" calcext:value-type="float">
            <text:p>6.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62" calcext:value-type="float">
            <text:p>9990.862</text:p>
          </table:table-cell>
          <table:table-cell office:value-type="float" office:value="9.138" calcext:value-type="float">
            <text:p>9.1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34" calcext:value-type="float">
            <text:p>9994.734</text:p>
          </table:table-cell>
          <table:table-cell office:value-type="float" office:value="5.266" calcext:value-type="float">
            <text:p>5.2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858" calcext:value-type="float">
            <text:p>9991.858</text:p>
          </table:table-cell>
          <table:table-cell office:value-type="float" office:value="8.142" calcext:value-type="float">
            <text:p>8.1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38" calcext:value-type="float">
            <text:p>9993.038</text:p>
          </table:table-cell>
          <table:table-cell office:value-type="float" office:value="6.962" calcext:value-type="float">
            <text:p>6.9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62" calcext:value-type="float">
            <text:p>9990.862</text:p>
          </table:table-cell>
          <table:table-cell office:value-type="float" office:value="9.138" calcext:value-type="float">
            <text:p>9.1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72" calcext:value-type="float">
            <text:p>9997.472</text:p>
          </table:table-cell>
          <table:table-cell office:value-type="float" office:value="2.528" calcext:value-type="float">
            <text:p>2.5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937" calcext:value-type="float">
            <text:p>9992.937</text:p>
          </table:table-cell>
          <table:table-cell office:value-type="float" office:value="7.063" calcext:value-type="float">
            <text:p>7.0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95" calcext:value-type="float">
            <text:p>9993.495</text:p>
          </table:table-cell>
          <table:table-cell office:value-type="float" office:value="6.505" calcext:value-type="float">
            <text:p>6.5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61" calcext:value-type="float">
            <text:p>9996.861</text:p>
          </table:table-cell>
          <table:table-cell office:value-type="float" office:value="3.139" calcext:value-type="float">
            <text:p>3.1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84" calcext:value-type="float">
            <text:p>9996.384</text:p>
          </table:table-cell>
          <table:table-cell office:value-type="float" office:value="3.616" calcext:value-type="float">
            <text:p>3.6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" calcext:value-type="float">
            <text:p>9997.5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93" calcext:value-type="float">
            <text:p>9993.293</text:p>
          </table:table-cell>
          <table:table-cell office:value-type="float" office:value="6.707" calcext:value-type="float">
            <text:p>6.7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149" calcext:value-type="float">
            <text:p>9991.149</text:p>
          </table:table-cell>
          <table:table-cell office:value-type="float" office:value="8.851" calcext:value-type="float">
            <text:p>8.8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6" calcext:value-type="float">
            <text:p>9998.616</text:p>
          </table:table-cell>
          <table:table-cell office:value-type="float" office:value="1.384" calcext:value-type="float">
            <text:p>1.3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37" calcext:value-type="float">
            <text:p>9996.937</text:p>
          </table:table-cell>
          <table:table-cell office:value-type="float" office:value="3.063" calcext:value-type="float">
            <text:p>3.0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79" calcext:value-type="float">
            <text:p>9994.579</text:p>
          </table:table-cell>
          <table:table-cell office:value-type="float" office:value="5.421" calcext:value-type="float">
            <text:p>5.4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98" calcext:value-type="float">
            <text:p>9995.698</text:p>
          </table:table-cell>
          <table:table-cell office:value-type="float" office:value="4.302" calcext:value-type="float">
            <text:p>4.3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165" calcext:value-type="float">
            <text:p>9992.165</text:p>
          </table:table-cell>
          <table:table-cell office:value-type="float" office:value="7.835" calcext:value-type="float">
            <text:p>7.8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78" calcext:value-type="float">
            <text:p>9991.978</text:p>
          </table:table-cell>
          <table:table-cell office:value-type="float" office:value="8.022" calcext:value-type="float">
            <text:p>8.02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57" calcext:value-type="float">
            <text:p>9996.457</text:p>
          </table:table-cell>
          <table:table-cell office:value-type="float" office:value="3.543" calcext:value-type="float">
            <text:p>3.5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.991" calcext:value-type="float">
            <text:p>9981.991</text:p>
          </table:table-cell>
          <table:table-cell office:value-type="float" office:value="18.009" calcext:value-type="float">
            <text:p>18.00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37" calcext:value-type="float">
            <text:p>9997.337</text:p>
          </table:table-cell>
          <table:table-cell office:value-type="float" office:value="2.663" calcext:value-type="float">
            <text:p>2.6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28" calcext:value-type="float">
            <text:p>9996.228</text:p>
          </table:table-cell>
          <table:table-cell office:value-type="float" office:value="3.772" calcext:value-type="float">
            <text:p>3.7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1" calcext:value-type="float">
            <text:p>9990.81</text:p>
          </table:table-cell>
          <table:table-cell office:value-type="float" office:value="9.19" calcext:value-type="float">
            <text:p>9.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51" calcext:value-type="float">
            <text:p>9997.151</text:p>
          </table:table-cell>
          <table:table-cell office:value-type="float" office:value="2.849" calcext:value-type="float">
            <text:p>2.8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62" calcext:value-type="float">
            <text:p>9990.862</text:p>
          </table:table-cell>
          <table:table-cell office:value-type="float" office:value="9.138" calcext:value-type="float">
            <text:p>9.1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6" calcext:value-type="float">
            <text:p>9998.616</text:p>
          </table:table-cell>
          <table:table-cell office:value-type="float" office:value="1.384" calcext:value-type="float">
            <text:p>1.3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07" calcext:value-type="float">
            <text:p>9990.807</text:p>
          </table:table-cell>
          <table:table-cell office:value-type="float" office:value="9.193" calcext:value-type="float">
            <text:p>9.1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74" calcext:value-type="float">
            <text:p>9998.174</text:p>
          </table:table-cell>
          <table:table-cell office:value-type="float" office:value="1.826" calcext:value-type="float">
            <text:p>1.8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6" calcext:value-type="float">
            <text:p>9996.96</text:p>
          </table:table-cell>
          <table:table-cell office:value-type="float" office:value="3.04" calcext:value-type="float">
            <text:p>3.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16" calcext:value-type="float">
            <text:p>9992.516</text:p>
          </table:table-cell>
          <table:table-cell office:value-type="float" office:value="7.484" calcext:value-type="float">
            <text:p>7.4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21" calcext:value-type="float">
            <text:p>9998.221</text:p>
          </table:table-cell>
          <table:table-cell office:value-type="float" office:value="1.779" calcext:value-type="float">
            <text:p>1.7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6" calcext:value-type="float">
            <text:p>9998.616</text:p>
          </table:table-cell>
          <table:table-cell office:value-type="float" office:value="1.384" calcext:value-type="float">
            <text:p>1.3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6" calcext:value-type="float">
            <text:p>9998.616</text:p>
          </table:table-cell>
          <table:table-cell office:value-type="float" office:value="1.384" calcext:value-type="float">
            <text:p>1.3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6" calcext:value-type="float">
            <text:p>9998.616</text:p>
          </table:table-cell>
          <table:table-cell office:value-type="float" office:value="1.384" calcext:value-type="float">
            <text:p>1.3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12" calcext:value-type="float">
            <text:p>9992.612</text:p>
          </table:table-cell>
          <table:table-cell office:value-type="float" office:value="7.388" calcext:value-type="float">
            <text:p>7.3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6" calcext:value-type="float">
            <text:p>9998.616</text:p>
          </table:table-cell>
          <table:table-cell office:value-type="float" office:value="1.384" calcext:value-type="float">
            <text:p>1.3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91" calcext:value-type="float">
            <text:p>9997.291</text:p>
          </table:table-cell>
          <table:table-cell office:value-type="float" office:value="2.709" calcext:value-type="float">
            <text:p>2.7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07" calcext:value-type="float">
            <text:p>9997.407</text:p>
          </table:table-cell>
          <table:table-cell office:value-type="float" office:value="2.593" calcext:value-type="float">
            <text:p>2.5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547" calcext:value-type="float">
            <text:p>9991.547</text:p>
          </table:table-cell>
          <table:table-cell office:value-type="float" office:value="8.453" calcext:value-type="float">
            <text:p>8.4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23" calcext:value-type="float">
            <text:p>9995.223</text:p>
          </table:table-cell>
          <table:table-cell office:value-type="float" office:value="4.777" calcext:value-type="float">
            <text:p>4.7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69" calcext:value-type="float">
            <text:p>9995.269</text:p>
          </table:table-cell>
          <table:table-cell office:value-type="float" office:value="4.731" calcext:value-type="float">
            <text:p>4.7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74" calcext:value-type="float">
            <text:p>9998.174</text:p>
          </table:table-cell>
          <table:table-cell office:value-type="float" office:value="1.826" calcext:value-type="float">
            <text:p>1.8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92" calcext:value-type="float">
            <text:p>9998.592</text:p>
          </table:table-cell>
          <table:table-cell office:value-type="float" office:value="1.408" calcext:value-type="float">
            <text:p>1.4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616" calcext:value-type="float">
            <text:p>9998.616</text:p>
          </table:table-cell>
          <table:table-cell office:value-type="float" office:value="1.384" calcext:value-type="float">
            <text:p>1.3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65" calcext:value-type="float">
            <text:p>9996.765</text:p>
          </table:table-cell>
          <table:table-cell office:value-type="float" office:value="3.235" calcext:value-type="float">
            <text:p>3.2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346" calcext:value-type="float">
            <text:p>9983.346</text:p>
          </table:table-cell>
          <table:table-cell office:value-type="float" office:value="16.654" calcext:value-type="float">
            <text:p>16.65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79" calcext:value-type="float">
            <text:p>9986.79</text:p>
          </table:table-cell>
          <table:table-cell office:value-type="float" office:value="13.21" calcext:value-type="float">
            <text:p>13.2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" calcext:value-type="float">
            <text:p>9990.1</text:p>
          </table:table-cell>
          <table:table-cell office:value-type="float" office:value="9.9" calcext:value-type="float">
            <text:p>9.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857" calcext:value-type="float">
            <text:p>9992.857</text:p>
          </table:table-cell>
          <table:table-cell office:value-type="float" office:value="7.143" calcext:value-type="float">
            <text:p>7.1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" calcext:value-type="float">
            <text:p>9990.1</text:p>
          </table:table-cell>
          <table:table-cell office:value-type="float" office:value="9.9" calcext:value-type="float">
            <text:p>9.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317" calcext:value-type="float">
            <text:p>9994.317</text:p>
          </table:table-cell>
          <table:table-cell office:value-type="float" office:value="5.683" calcext:value-type="float">
            <text:p>5.6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164" calcext:value-type="float">
            <text:p>9991.164</text:p>
          </table:table-cell>
          <table:table-cell office:value-type="float" office:value="8.836" calcext:value-type="float">
            <text:p>8.8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58" calcext:value-type="float">
            <text:p>9992.458</text:p>
          </table:table-cell>
          <table:table-cell office:value-type="float" office:value="7.542" calcext:value-type="float">
            <text:p>7.5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" calcext:value-type="float">
            <text:p>9990.1</text:p>
          </table:table-cell>
          <table:table-cell office:value-type="float" office:value="9.9" calcext:value-type="float">
            <text:p>9.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41" calcext:value-type="float">
            <text:p>9997.241</text:p>
          </table:table-cell>
          <table:table-cell office:value-type="float" office:value="2.759" calcext:value-type="float">
            <text:p>2.7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37" calcext:value-type="float">
            <text:p>9992.337</text:p>
          </table:table-cell>
          <table:table-cell office:value-type="float" office:value="7.663" calcext:value-type="float">
            <text:p>7.6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31" calcext:value-type="float">
            <text:p>9993.031</text:p>
          </table:table-cell>
          <table:table-cell office:value-type="float" office:value="6.969" calcext:value-type="float">
            <text:p>6.9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3" calcext:value-type="float">
            <text:p>9996.63</text:p>
          </table:table-cell>
          <table:table-cell office:value-type="float" office:value="3.37" calcext:value-type="float">
            <text:p>3.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83" calcext:value-type="float">
            <text:p>9996.083</text:p>
          </table:table-cell>
          <table:table-cell office:value-type="float" office:value="3.917" calcext:value-type="float">
            <text:p>3.9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92" calcext:value-type="float">
            <text:p>9997.292</text:p>
          </table:table-cell>
          <table:table-cell office:value-type="float" office:value="2.708" calcext:value-type="float">
            <text:p>2.7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47" calcext:value-type="float">
            <text:p>9992.647</text:p>
          </table:table-cell>
          <table:table-cell office:value-type="float" office:value="7.353" calcext:value-type="float">
            <text:p>7.3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41" calcext:value-type="float">
            <text:p>9990.41</text:p>
          </table:table-cell>
          <table:table-cell office:value-type="float" office:value="9.59" calcext:value-type="float">
            <text:p>9.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" calcext:value-type="float">
            <text:p>9998.5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83" calcext:value-type="float">
            <text:p>9996.683</text:p>
          </table:table-cell>
          <table:table-cell office:value-type="float" office:value="3.317" calcext:value-type="float">
            <text:p>3.3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6" calcext:value-type="float">
            <text:p>9994.16</text:p>
          </table:table-cell>
          <table:table-cell office:value-type="float" office:value="5.84" calcext:value-type="float">
            <text:p>5.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28" calcext:value-type="float">
            <text:p>9995.328</text:p>
          </table:table-cell>
          <table:table-cell office:value-type="float" office:value="4.672" calcext:value-type="float">
            <text:p>4.6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25" calcext:value-type="float">
            <text:p>9991.425</text:p>
          </table:table-cell>
          <table:table-cell office:value-type="float" office:value="8.575" calcext:value-type="float">
            <text:p>8.5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97" calcext:value-type="float">
            <text:p>9991.297</text:p>
          </table:table-cell>
          <table:table-cell office:value-type="float" office:value="8.703" calcext:value-type="float">
            <text:p>8.70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71" calcext:value-type="float">
            <text:p>9996.271</text:p>
          </table:table-cell>
          <table:table-cell office:value-type="float" office:value="3.729" calcext:value-type="float">
            <text:p>3.7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0.614" calcext:value-type="float">
            <text:p>9980.614</text:p>
          </table:table-cell>
          <table:table-cell office:value-type="float" office:value="19.386" calcext:value-type="float">
            <text:p>19.38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29" calcext:value-type="float">
            <text:p>9997.129</text:p>
          </table:table-cell>
          <table:table-cell office:value-type="float" office:value="2.871" calcext:value-type="float">
            <text:p>2.8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53" calcext:value-type="float">
            <text:p>9995.753</text:p>
          </table:table-cell>
          <table:table-cell office:value-type="float" office:value="4.247" calcext:value-type="float">
            <text:p>4.2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023" calcext:value-type="float">
            <text:p>9990.023</text:p>
          </table:table-cell>
          <table:table-cell office:value-type="float" office:value="9.977" calcext:value-type="float">
            <text:p>9.9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66" calcext:value-type="float">
            <text:p>9996.966</text:p>
          </table:table-cell>
          <table:table-cell office:value-type="float" office:value="3.034" calcext:value-type="float">
            <text:p>3.0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" calcext:value-type="float">
            <text:p>9990.1</text:p>
          </table:table-cell>
          <table:table-cell office:value-type="float" office:value="9.9" calcext:value-type="float">
            <text:p>9.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" calcext:value-type="float">
            <text:p>9998.5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041" calcext:value-type="float">
            <text:p>9990.041</text:p>
          </table:table-cell>
          <table:table-cell office:value-type="float" office:value="9.959" calcext:value-type="float">
            <text:p>9.9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12" calcext:value-type="float">
            <text:p>9998.012</text:p>
          </table:table-cell>
          <table:table-cell office:value-type="float" office:value="1.988" calcext:value-type="float">
            <text:p>1.9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07" calcext:value-type="float">
            <text:p>9996.707</text:p>
          </table:table-cell>
          <table:table-cell office:value-type="float" office:value="3.293" calcext:value-type="float">
            <text:p>3.2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37" calcext:value-type="float">
            <text:p>9991.937</text:p>
          </table:table-cell>
          <table:table-cell office:value-type="float" office:value="8.063" calcext:value-type="float">
            <text:p>8.0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82" calcext:value-type="float">
            <text:p>9998.082</text:p>
          </table:table-cell>
          <table:table-cell office:value-type="float" office:value="1.918" calcext:value-type="float">
            <text:p>1.9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" calcext:value-type="float">
            <text:p>9998.5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" calcext:value-type="float">
            <text:p>9998.5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" calcext:value-type="float">
            <text:p>9998.5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89" calcext:value-type="float">
            <text:p>9991.989</text:p>
          </table:table-cell>
          <table:table-cell office:value-type="float" office:value="8.011" calcext:value-type="float">
            <text:p>8.0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5" calcext:value-type="float">
            <text:p>9998.5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36" calcext:value-type="float">
            <text:p>9997.036</text:p>
          </table:table-cell>
          <table:table-cell office:value-type="float" office:value="2.964" calcext:value-type="float">
            <text:p>2.9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92" calcext:value-type="float">
            <text:p>9997.292</text:p>
          </table:table-cell>
          <table:table-cell office:value-type="float" office:value="2.708" calcext:value-type="float">
            <text:p>2.7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23" calcext:value-type="float">
            <text:p>9990.923</text:p>
          </table:table-cell>
          <table:table-cell office:value-type="float" office:value="9.077" calcext:value-type="float">
            <text:p>9.0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29" calcext:value-type="float">
            <text:p>9994.829</text:p>
          </table:table-cell>
          <table:table-cell office:value-type="float" office:value="5.171" calcext:value-type="float">
            <text:p>5.1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75" calcext:value-type="float">
            <text:p>9994.875</text:p>
          </table:table-cell>
          <table:table-cell office:value-type="float" office:value="5.125" calcext:value-type="float">
            <text:p>5.1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12" calcext:value-type="float">
            <text:p>9998.012</text:p>
          </table:table-cell>
          <table:table-cell office:value-type="float" office:value="1.988" calcext:value-type="float">
            <text:p>1.9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7" calcext:value-type="float">
            <text:p>9998.477</text:p>
          </table:table-cell>
          <table:table-cell office:value-type="float" office:value="1.523" calcext:value-type="float">
            <text:p>1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477" calcext:value-type="float">
            <text:p>9998.477</text:p>
          </table:table-cell>
          <table:table-cell office:value-type="float" office:value="1.523" calcext:value-type="float">
            <text:p>1.5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15" calcext:value-type="float">
            <text:p>9996.615</text:p>
          </table:table-cell>
          <table:table-cell office:value-type="float" office:value="3.385" calcext:value-type="float">
            <text:p>3.3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047" calcext:value-type="float">
            <text:p>9982.047</text:p>
          </table:table-cell>
          <table:table-cell office:value-type="float" office:value="17.953" calcext:value-type="float">
            <text:p>17.95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695" calcext:value-type="float">
            <text:p>9985.695</text:p>
          </table:table-cell>
          <table:table-cell office:value-type="float" office:value="14.305" calcext:value-type="float">
            <text:p>14.30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339" calcext:value-type="float">
            <text:p>9989.339</text:p>
          </table:table-cell>
          <table:table-cell office:value-type="float" office:value="10.661" calcext:value-type="float">
            <text:p>10.6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47" calcext:value-type="float">
            <text:p>9992.347</text:p>
          </table:table-cell>
          <table:table-cell office:value-type="float" office:value="7.653" calcext:value-type="float">
            <text:p>7.6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339" calcext:value-type="float">
            <text:p>9989.339</text:p>
          </table:table-cell>
          <table:table-cell office:value-type="float" office:value="10.661" calcext:value-type="float">
            <text:p>10.6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76" calcext:value-type="float">
            <text:p>9993.876</text:p>
          </table:table-cell>
          <table:table-cell office:value-type="float" office:value="6.124" calcext:value-type="float">
            <text:p>6.1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63" calcext:value-type="float">
            <text:p>9990.63</text:p>
          </table:table-cell>
          <table:table-cell office:value-type="float" office:value="9.37" calcext:value-type="float">
            <text:p>9.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877" calcext:value-type="float">
            <text:p>9991.877</text:p>
          </table:table-cell>
          <table:table-cell office:value-type="float" office:value="8.123" calcext:value-type="float">
            <text:p>8.1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339" calcext:value-type="float">
            <text:p>9989.339</text:p>
          </table:table-cell>
          <table:table-cell office:value-type="float" office:value="10.661" calcext:value-type="float">
            <text:p>10.6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11" calcext:value-type="float">
            <text:p>9997.011</text:p>
          </table:table-cell>
          <table:table-cell office:value-type="float" office:value="2.989" calcext:value-type="float">
            <text:p>2.9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37" calcext:value-type="float">
            <text:p>9991.737</text:p>
          </table:table-cell>
          <table:table-cell office:value-type="float" office:value="8.263" calcext:value-type="float">
            <text:p>8.2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76" calcext:value-type="float">
            <text:p>9992.476</text:p>
          </table:table-cell>
          <table:table-cell office:value-type="float" office:value="7.524" calcext:value-type="float">
            <text:p>7.5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52" calcext:value-type="float">
            <text:p>9996.352</text:p>
          </table:table-cell>
          <table:table-cell office:value-type="float" office:value="3.648" calcext:value-type="float">
            <text:p>3.6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82" calcext:value-type="float">
            <text:p>9995.782</text:p>
          </table:table-cell>
          <table:table-cell office:value-type="float" office:value="4.218" calcext:value-type="float">
            <text:p>4.2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83" calcext:value-type="float">
            <text:p>9997.083</text:p>
          </table:table-cell>
          <table:table-cell office:value-type="float" office:value="2.917" calcext:value-type="float">
            <text:p>2.9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67" calcext:value-type="float">
            <text:p>9992.367</text:p>
          </table:table-cell>
          <table:table-cell office:value-type="float" office:value="7.633" calcext:value-type="float">
            <text:p>7.6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67" calcext:value-type="float">
            <text:p>9989.67</text:p>
          </table:table-cell>
          <table:table-cell office:value-type="float" office:value="10.33" calcext:value-type="float">
            <text:p>10.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85" calcext:value-type="float">
            <text:p>9998.385</text:p>
          </table:table-cell>
          <table:table-cell office:value-type="float" office:value="1.615" calcext:value-type="float">
            <text:p>1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3" calcext:value-type="float">
            <text:p>9996.43</text:p>
          </table:table-cell>
          <table:table-cell office:value-type="float" office:value="3.57" calcext:value-type="float">
            <text:p>3.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92" calcext:value-type="float">
            <text:p>9993.692</text:p>
          </table:table-cell>
          <table:table-cell office:value-type="float" office:value="6.308" calcext:value-type="float">
            <text:p>6.3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35" calcext:value-type="float">
            <text:p>9994.935</text:p>
          </table:table-cell>
          <table:table-cell office:value-type="float" office:value="5.065" calcext:value-type="float">
            <text:p>5.0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24" calcext:value-type="float">
            <text:p>9990.824</text:p>
          </table:table-cell>
          <table:table-cell office:value-type="float" office:value="9.176" calcext:value-type="float">
            <text:p>9.1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656" calcext:value-type="float">
            <text:p>9990.656</text:p>
          </table:table-cell>
          <table:table-cell office:value-type="float" office:value="9.344" calcext:value-type="float">
            <text:p>9.3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4" calcext:value-type="float">
            <text:p>9996.04</text:p>
          </table:table-cell>
          <table:table-cell office:value-type="float" office:value="3.96" calcext:value-type="float">
            <text:p>3.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79.237" calcext:value-type="float">
            <text:p>9979.237</text:p>
          </table:table-cell>
          <table:table-cell office:value-type="float" office:value="20.763" calcext:value-type="float">
            <text:p>20.76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97" calcext:value-type="float">
            <text:p>9996.897</text:p>
          </table:table-cell>
          <table:table-cell office:value-type="float" office:value="3.103" calcext:value-type="float">
            <text:p>3.1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36" calcext:value-type="float">
            <text:p>9995.336</text:p>
          </table:table-cell>
          <table:table-cell office:value-type="float" office:value="4.664" calcext:value-type="float">
            <text:p>4.6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237" calcext:value-type="float">
            <text:p>9989.237</text:p>
          </table:table-cell>
          <table:table-cell office:value-type="float" office:value="10.763" calcext:value-type="float">
            <text:p>10.7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12" calcext:value-type="float">
            <text:p>9996.712</text:p>
          </table:table-cell>
          <table:table-cell office:value-type="float" office:value="3.288" calcext:value-type="float">
            <text:p>3.2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339" calcext:value-type="float">
            <text:p>9989.339</text:p>
          </table:table-cell>
          <table:table-cell office:value-type="float" office:value="10.661" calcext:value-type="float">
            <text:p>10.6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85" calcext:value-type="float">
            <text:p>9998.385</text:p>
          </table:table-cell>
          <table:table-cell office:value-type="float" office:value="1.615" calcext:value-type="float">
            <text:p>1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274" calcext:value-type="float">
            <text:p>9989.274</text:p>
          </table:table-cell>
          <table:table-cell office:value-type="float" office:value="10.726" calcext:value-type="float">
            <text:p>10.7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5" calcext:value-type="float">
            <text:p>9997.85</text:p>
          </table:table-cell>
          <table:table-cell office:value-type="float" office:value="2.15" calcext:value-type="float">
            <text:p>2.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53" calcext:value-type="float">
            <text:p>9996.453</text:p>
          </table:table-cell>
          <table:table-cell office:value-type="float" office:value="3.547" calcext:value-type="float">
            <text:p>3.5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66" calcext:value-type="float">
            <text:p>9991.266</text:p>
          </table:table-cell>
          <table:table-cell office:value-type="float" office:value="8.734" calcext:value-type="float">
            <text:p>8.7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43" calcext:value-type="float">
            <text:p>9997.943</text:p>
          </table:table-cell>
          <table:table-cell office:value-type="float" office:value="2.057" calcext:value-type="float">
            <text:p>2.0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85" calcext:value-type="float">
            <text:p>9998.385</text:p>
          </table:table-cell>
          <table:table-cell office:value-type="float" office:value="1.615" calcext:value-type="float">
            <text:p>1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85" calcext:value-type="float">
            <text:p>9998.385</text:p>
          </table:table-cell>
          <table:table-cell office:value-type="float" office:value="1.615" calcext:value-type="float">
            <text:p>1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85" calcext:value-type="float">
            <text:p>9998.385</text:p>
          </table:table-cell>
          <table:table-cell office:value-type="float" office:value="1.615" calcext:value-type="float">
            <text:p>1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366" calcext:value-type="float">
            <text:p>9991.366</text:p>
          </table:table-cell>
          <table:table-cell office:value-type="float" office:value="8.634" calcext:value-type="float">
            <text:p>8.6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85" calcext:value-type="float">
            <text:p>9998.385</text:p>
          </table:table-cell>
          <table:table-cell office:value-type="float" office:value="1.615" calcext:value-type="float">
            <text:p>1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81" calcext:value-type="float">
            <text:p>9996.781</text:p>
          </table:table-cell>
          <table:table-cell office:value-type="float" office:value="3.219" calcext:value-type="float">
            <text:p>3.2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37" calcext:value-type="float">
            <text:p>9997.037</text:p>
          </table:table-cell>
          <table:table-cell office:value-type="float" office:value="2.963" calcext:value-type="float">
            <text:p>2.9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62" calcext:value-type="float">
            <text:p>9990.162</text:p>
          </table:table-cell>
          <table:table-cell office:value-type="float" office:value="9.838" calcext:value-type="float">
            <text:p>9.8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35" calcext:value-type="float">
            <text:p>9994.435</text:p>
          </table:table-cell>
          <table:table-cell office:value-type="float" office:value="5.565" calcext:value-type="float">
            <text:p>5.5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8" calcext:value-type="float">
            <text:p>9994.48</text:p>
          </table:table-cell>
          <table:table-cell office:value-type="float" office:value="5.52" calcext:value-type="float">
            <text:p>5.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5" calcext:value-type="float">
            <text:p>9997.85</text:p>
          </table:table-cell>
          <table:table-cell office:value-type="float" office:value="2.15" calcext:value-type="float">
            <text:p>2.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62" calcext:value-type="float">
            <text:p>9998.362</text:p>
          </table:table-cell>
          <table:table-cell office:value-type="float" office:value="1.638" calcext:value-type="float">
            <text:p>1.6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362" calcext:value-type="float">
            <text:p>9998.362</text:p>
          </table:table-cell>
          <table:table-cell office:value-type="float" office:value="1.638" calcext:value-type="float">
            <text:p>1.6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96" calcext:value-type="float">
            <text:p>9996.396</text:p>
          </table:table-cell>
          <table:table-cell office:value-type="float" office:value="3.604" calcext:value-type="float">
            <text:p>3.6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0.747" calcext:value-type="float">
            <text:p>9980.747</text:p>
          </table:table-cell>
          <table:table-cell office:value-type="float" office:value="19.253" calcext:value-type="float">
            <text:p>19.25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396" calcext:value-type="float">
            <text:p>9984.396</text:p>
          </table:table-cell>
          <table:table-cell office:value-type="float" office:value="15.604" calcext:value-type="float">
            <text:p>15.60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77" calcext:value-type="float">
            <text:p>9988.577</text:p>
          </table:table-cell>
          <table:table-cell office:value-type="float" office:value="11.423" calcext:value-type="float">
            <text:p>11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8" calcext:value-type="float">
            <text:p>9991.78</text:p>
          </table:table-cell>
          <table:table-cell office:value-type="float" office:value="8.22" calcext:value-type="float">
            <text:p>8.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77" calcext:value-type="float">
            <text:p>9988.577</text:p>
          </table:table-cell>
          <table:table-cell office:value-type="float" office:value="11.423" calcext:value-type="float">
            <text:p>11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459" calcext:value-type="float">
            <text:p>9993.459</text:p>
          </table:table-cell>
          <table:table-cell office:value-type="float" office:value="6.541" calcext:value-type="float">
            <text:p>6.5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914" calcext:value-type="float">
            <text:p>9989.914</text:p>
          </table:table-cell>
          <table:table-cell office:value-type="float" office:value="10.086" calcext:value-type="float">
            <text:p>10.0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97" calcext:value-type="float">
            <text:p>9991.297</text:p>
          </table:table-cell>
          <table:table-cell office:value-type="float" office:value="8.703" calcext:value-type="float">
            <text:p>8.7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77" calcext:value-type="float">
            <text:p>9988.577</text:p>
          </table:table-cell>
          <table:table-cell office:value-type="float" office:value="11.423" calcext:value-type="float">
            <text:p>11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8" calcext:value-type="float">
            <text:p>9996.78</text:p>
          </table:table-cell>
          <table:table-cell office:value-type="float" office:value="3.22" calcext:value-type="float">
            <text:p>3.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76" calcext:value-type="float">
            <text:p>9990.976</text:p>
          </table:table-cell>
          <table:table-cell office:value-type="float" office:value="9.024" calcext:value-type="float">
            <text:p>9.0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9" calcext:value-type="float">
            <text:p>9991.99</text:p>
          </table:table-cell>
          <table:table-cell office:value-type="float" office:value="8.01" calcext:value-type="float">
            <text:p>8.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86" calcext:value-type="float">
            <text:p>9996.086</text:p>
          </table:table-cell>
          <table:table-cell office:value-type="float" office:value="3.914" calcext:value-type="float">
            <text:p>3.9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81" calcext:value-type="float">
            <text:p>9995.481</text:p>
          </table:table-cell>
          <table:table-cell office:value-type="float" office:value="4.519" calcext:value-type="float">
            <text:p>4.5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75" calcext:value-type="float">
            <text:p>9996.875</text:p>
          </table:table-cell>
          <table:table-cell office:value-type="float" office:value="3.125" calcext:value-type="float">
            <text:p>3.1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813" calcext:value-type="float">
            <text:p>9991.813</text:p>
          </table:table-cell>
          <table:table-cell office:value-type="float" office:value="8.187" calcext:value-type="float">
            <text:p>8.1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953" calcext:value-type="float">
            <text:p>9988.953</text:p>
          </table:table-cell>
          <table:table-cell office:value-type="float" office:value="11.047" calcext:value-type="float">
            <text:p>11.0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7" calcext:value-type="float">
            <text:p>9998.27</text:p>
          </table:table-cell>
          <table:table-cell office:value-type="float" office:value="1.73" calcext:value-type="float">
            <text:p>1.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77" calcext:value-type="float">
            <text:p>9996.177</text:p>
          </table:table-cell>
          <table:table-cell office:value-type="float" office:value="3.823" calcext:value-type="float">
            <text:p>3.8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24" calcext:value-type="float">
            <text:p>9993.224</text:p>
          </table:table-cell>
          <table:table-cell office:value-type="float" office:value="6.776" calcext:value-type="float">
            <text:p>6.7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45" calcext:value-type="float">
            <text:p>9994.645</text:p>
          </table:table-cell>
          <table:table-cell office:value-type="float" office:value="5.355" calcext:value-type="float">
            <text:p>5.3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085" calcext:value-type="float">
            <text:p>9990.085</text:p>
          </table:table-cell>
          <table:table-cell office:value-type="float" office:value="9.915" calcext:value-type="float">
            <text:p>9.9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015" calcext:value-type="float">
            <text:p>9990.015</text:p>
          </table:table-cell>
          <table:table-cell office:value-type="float" office:value="9.985" calcext:value-type="float">
            <text:p>9.98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39" calcext:value-type="float">
            <text:p>9995.739</text:p>
          </table:table-cell>
          <table:table-cell office:value-type="float" office:value="4.261" calcext:value-type="float">
            <text:p>4.2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78.192" calcext:value-type="float">
            <text:p>9978.192</text:p>
          </table:table-cell>
          <table:table-cell office:value-type="float" office:value="21.808" calcext:value-type="float">
            <text:p>21.80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19" calcext:value-type="float">
            <text:p>9996.619</text:p>
          </table:table-cell>
          <table:table-cell office:value-type="float" office:value="3.381" calcext:value-type="float">
            <text:p>3.3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85" calcext:value-type="float">
            <text:p>9994.885</text:p>
          </table:table-cell>
          <table:table-cell office:value-type="float" office:value="5.115" calcext:value-type="float">
            <text:p>5.1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451" calcext:value-type="float">
            <text:p>9988.451</text:p>
          </table:table-cell>
          <table:table-cell office:value-type="float" office:value="11.549" calcext:value-type="float">
            <text:p>11.5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26" calcext:value-type="float">
            <text:p>9996.526</text:p>
          </table:table-cell>
          <table:table-cell office:value-type="float" office:value="3.474" calcext:value-type="float">
            <text:p>3.4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77" calcext:value-type="float">
            <text:p>9988.577</text:p>
          </table:table-cell>
          <table:table-cell office:value-type="float" office:value="11.423" calcext:value-type="float">
            <text:p>11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7" calcext:value-type="float">
            <text:p>9998.27</text:p>
          </table:table-cell>
          <table:table-cell office:value-type="float" office:value="1.73" calcext:value-type="float">
            <text:p>1.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08" calcext:value-type="float">
            <text:p>9988.508</text:p>
          </table:table-cell>
          <table:table-cell office:value-type="float" office:value="11.492" calcext:value-type="float">
            <text:p>11.4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88" calcext:value-type="float">
            <text:p>9997.688</text:p>
          </table:table-cell>
          <table:table-cell office:value-type="float" office:value="2.312" calcext:value-type="float">
            <text:p>2.3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" calcext:value-type="float">
            <text:p>9996.2</text:p>
          </table:table-cell>
          <table:table-cell office:value-type="float" office:value="3.8" calcext:value-type="float">
            <text:p>3.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664" calcext:value-type="float">
            <text:p>9990.664</text:p>
          </table:table-cell>
          <table:table-cell office:value-type="float" office:value="9.336" calcext:value-type="float">
            <text:p>9.3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28" calcext:value-type="float">
            <text:p>9997.828</text:p>
          </table:table-cell>
          <table:table-cell office:value-type="float" office:value="2.172" calcext:value-type="float">
            <text:p>2.1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7" calcext:value-type="float">
            <text:p>9998.27</text:p>
          </table:table-cell>
          <table:table-cell office:value-type="float" office:value="1.73" calcext:value-type="float">
            <text:p>1.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7" calcext:value-type="float">
            <text:p>9998.27</text:p>
          </table:table-cell>
          <table:table-cell office:value-type="float" office:value="1.73" calcext:value-type="float">
            <text:p>1.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7" calcext:value-type="float">
            <text:p>9998.27</text:p>
          </table:table-cell>
          <table:table-cell office:value-type="float" office:value="1.73" calcext:value-type="float">
            <text:p>1.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604" calcext:value-type="float">
            <text:p>9990.604</text:p>
          </table:table-cell>
          <table:table-cell office:value-type="float" office:value="9.396" calcext:value-type="float">
            <text:p>9.3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7" calcext:value-type="float">
            <text:p>9998.27</text:p>
          </table:table-cell>
          <table:table-cell office:value-type="float" office:value="1.73" calcext:value-type="float">
            <text:p>1.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26" calcext:value-type="float">
            <text:p>9996.526</text:p>
          </table:table-cell>
          <table:table-cell office:value-type="float" office:value="3.474" calcext:value-type="float">
            <text:p>3.4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29" calcext:value-type="float">
            <text:p>9996.829</text:p>
          </table:table-cell>
          <table:table-cell office:value-type="float" office:value="3.171" calcext:value-type="float">
            <text:p>3.1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469" calcext:value-type="float">
            <text:p>9989.469</text:p>
          </table:table-cell>
          <table:table-cell office:value-type="float" office:value="10.531" calcext:value-type="float">
            <text:p>10.5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4" calcext:value-type="float">
            <text:p>9994.04</text:p>
          </table:table-cell>
          <table:table-cell office:value-type="float" office:value="5.96" calcext:value-type="float">
            <text:p>5.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86" calcext:value-type="float">
            <text:p>9994.086</text:p>
          </table:table-cell>
          <table:table-cell office:value-type="float" office:value="5.914" calcext:value-type="float">
            <text:p>5.9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88" calcext:value-type="float">
            <text:p>9997.688</text:p>
          </table:table-cell>
          <table:table-cell office:value-type="float" office:value="2.312" calcext:value-type="float">
            <text:p>2.3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46" calcext:value-type="float">
            <text:p>9998.246</text:p>
          </table:table-cell>
          <table:table-cell office:value-type="float" office:value="1.754" calcext:value-type="float">
            <text:p>1.7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246" calcext:value-type="float">
            <text:p>9998.246</text:p>
          </table:table-cell>
          <table:table-cell office:value-type="float" office:value="1.754" calcext:value-type="float">
            <text:p>1.7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46" calcext:value-type="float">
            <text:p>9996.246</text:p>
          </table:table-cell>
          <table:table-cell office:value-type="float" office:value="3.754" calcext:value-type="float">
            <text:p>3.7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79.448" calcext:value-type="float">
            <text:p>9979.448</text:p>
          </table:table-cell>
          <table:table-cell office:value-type="float" office:value="20.552" calcext:value-type="float">
            <text:p>20.55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506" calcext:value-type="float">
            <text:p>9983.506</text:p>
          </table:table-cell>
          <table:table-cell office:value-type="float" office:value="16.494" calcext:value-type="float">
            <text:p>16.49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816" calcext:value-type="float">
            <text:p>9987.816</text:p>
          </table:table-cell>
          <table:table-cell office:value-type="float" office:value="12.184" calcext:value-type="float">
            <text:p>12.1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24" calcext:value-type="float">
            <text:p>9991.224</text:p>
          </table:table-cell>
          <table:table-cell office:value-type="float" office:value="8.776" calcext:value-type="float">
            <text:p>8.7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816" calcext:value-type="float">
            <text:p>9987.816</text:p>
          </table:table-cell>
          <table:table-cell office:value-type="float" office:value="12.184" calcext:value-type="float">
            <text:p>12.1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18" calcext:value-type="float">
            <text:p>9993.018</text:p>
          </table:table-cell>
          <table:table-cell office:value-type="float" office:value="6.982" calcext:value-type="float">
            <text:p>6.9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22" calcext:value-type="float">
            <text:p>9989.22</text:p>
          </table:table-cell>
          <table:table-cell office:value-type="float" office:value="10.78" calcext:value-type="float">
            <text:p>10.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717" calcext:value-type="float">
            <text:p>9990.717</text:p>
          </table:table-cell>
          <table:table-cell office:value-type="float" office:value="9.283" calcext:value-type="float">
            <text:p>9.2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816" calcext:value-type="float">
            <text:p>9987.816</text:p>
          </table:table-cell>
          <table:table-cell office:value-type="float" office:value="12.184" calcext:value-type="float">
            <text:p>12.1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49" calcext:value-type="float">
            <text:p>9996.549</text:p>
          </table:table-cell>
          <table:table-cell office:value-type="float" office:value="3.451" calcext:value-type="float">
            <text:p>3.4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768" calcext:value-type="float">
            <text:p>9990.768</text:p>
          </table:table-cell>
          <table:table-cell office:value-type="float" office:value="9.232" calcext:value-type="float">
            <text:p>9.2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434" calcext:value-type="float">
            <text:p>9991.434</text:p>
          </table:table-cell>
          <table:table-cell office:value-type="float" office:value="8.566" calcext:value-type="float">
            <text:p>8.5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08" calcext:value-type="float">
            <text:p>9995.808</text:p>
          </table:table-cell>
          <table:table-cell office:value-type="float" office:value="4.192" calcext:value-type="float">
            <text:p>4.1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79" calcext:value-type="float">
            <text:p>9995.179</text:p>
          </table:table-cell>
          <table:table-cell office:value-type="float" office:value="4.821" calcext:value-type="float">
            <text:p>4.8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67" calcext:value-type="float">
            <text:p>9996.667</text:p>
          </table:table-cell>
          <table:table-cell office:value-type="float" office:value="3.333" calcext:value-type="float">
            <text:p>3.3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58" calcext:value-type="float">
            <text:p>9991.258</text:p>
          </table:table-cell>
          <table:table-cell office:value-type="float" office:value="8.742" calcext:value-type="float">
            <text:p>8.7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213" calcext:value-type="float">
            <text:p>9988.213</text:p>
          </table:table-cell>
          <table:table-cell office:value-type="float" office:value="11.787" calcext:value-type="float">
            <text:p>11.7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4" calcext:value-type="float">
            <text:p>9998.154</text:p>
          </table:table-cell>
          <table:table-cell office:value-type="float" office:value="1.846" calcext:value-type="float">
            <text:p>1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23" calcext:value-type="float">
            <text:p>9995.923</text:p>
          </table:table-cell>
          <table:table-cell office:value-type="float" office:value="4.077" calcext:value-type="float">
            <text:p>4.0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755" calcext:value-type="float">
            <text:p>9992.755</text:p>
          </table:table-cell>
          <table:table-cell office:value-type="float" office:value="7.245" calcext:value-type="float">
            <text:p>7.2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87" calcext:value-type="float">
            <text:p>9994.287</text:p>
          </table:table-cell>
          <table:table-cell office:value-type="float" office:value="5.713" calcext:value-type="float">
            <text:p>5.7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415" calcext:value-type="float">
            <text:p>9989.415</text:p>
          </table:table-cell>
          <table:table-cell office:value-type="float" office:value="10.585" calcext:value-type="float">
            <text:p>10.5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374" calcext:value-type="float">
            <text:p>9989.374</text:p>
          </table:table-cell>
          <table:table-cell office:value-type="float" office:value="10.626" calcext:value-type="float">
            <text:p>10.62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07" calcext:value-type="float">
            <text:p>9995.507</text:p>
          </table:table-cell>
          <table:table-cell office:value-type="float" office:value="4.493" calcext:value-type="float">
            <text:p>4.4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76.482" calcext:value-type="float">
            <text:p>9976.482</text:p>
          </table:table-cell>
          <table:table-cell office:value-type="float" office:value="23.518" calcext:value-type="float">
            <text:p>23.51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11" calcext:value-type="float">
            <text:p>9996.411</text:p>
          </table:table-cell>
          <table:table-cell office:value-type="float" office:value="3.589" calcext:value-type="float">
            <text:p>3.5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49" calcext:value-type="float">
            <text:p>9994.549</text:p>
          </table:table-cell>
          <table:table-cell office:value-type="float" office:value="5.451" calcext:value-type="float">
            <text:p>5.4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665" calcext:value-type="float">
            <text:p>9987.665</text:p>
          </table:table-cell>
          <table:table-cell office:value-type="float" office:value="12.335" calcext:value-type="float">
            <text:p>12.3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72" calcext:value-type="float">
            <text:p>9996.272</text:p>
          </table:table-cell>
          <table:table-cell office:value-type="float" office:value="3.728" calcext:value-type="float">
            <text:p>3.7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816" calcext:value-type="float">
            <text:p>9987.816</text:p>
          </table:table-cell>
          <table:table-cell office:value-type="float" office:value="12.184" calcext:value-type="float">
            <text:p>12.1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4" calcext:value-type="float">
            <text:p>9998.154</text:p>
          </table:table-cell>
          <table:table-cell office:value-type="float" office:value="1.846" calcext:value-type="float">
            <text:p>1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742" calcext:value-type="float">
            <text:p>9987.742</text:p>
          </table:table-cell>
          <table:table-cell office:value-type="float" office:value="12.258" calcext:value-type="float">
            <text:p>12.2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27" calcext:value-type="float">
            <text:p>9997.527</text:p>
          </table:table-cell>
          <table:table-cell office:value-type="float" office:value="2.473" calcext:value-type="float">
            <text:p>2.4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47" calcext:value-type="float">
            <text:p>9995.947</text:p>
          </table:table-cell>
          <table:table-cell office:value-type="float" office:value="4.053" calcext:value-type="float">
            <text:p>4.0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04" calcext:value-type="float">
            <text:p>9990.04</text:p>
          </table:table-cell>
          <table:table-cell office:value-type="float" office:value="9.96" calcext:value-type="float">
            <text:p>9.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66" calcext:value-type="float">
            <text:p>9997.666</text:p>
          </table:table-cell>
          <table:table-cell office:value-type="float" office:value="2.334" calcext:value-type="float">
            <text:p>2.3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4" calcext:value-type="float">
            <text:p>9998.154</text:p>
          </table:table-cell>
          <table:table-cell office:value-type="float" office:value="1.846" calcext:value-type="float">
            <text:p>1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4" calcext:value-type="float">
            <text:p>9998.154</text:p>
          </table:table-cell>
          <table:table-cell office:value-type="float" office:value="1.846" calcext:value-type="float">
            <text:p>1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4" calcext:value-type="float">
            <text:p>9998.154</text:p>
          </table:table-cell>
          <table:table-cell office:value-type="float" office:value="1.846" calcext:value-type="float">
            <text:p>1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303" calcext:value-type="float">
            <text:p>9990.303</text:p>
          </table:table-cell>
          <table:table-cell office:value-type="float" office:value="9.697" calcext:value-type="float">
            <text:p>9.6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54" calcext:value-type="float">
            <text:p>9998.154</text:p>
          </table:table-cell>
          <table:table-cell office:value-type="float" office:value="1.846" calcext:value-type="float">
            <text:p>1.8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72" calcext:value-type="float">
            <text:p>9996.272</text:p>
          </table:table-cell>
          <table:table-cell office:value-type="float" office:value="3.728" calcext:value-type="float">
            <text:p>3.7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43" calcext:value-type="float">
            <text:p>9996.643</text:p>
          </table:table-cell>
          <table:table-cell office:value-type="float" office:value="3.357" calcext:value-type="float">
            <text:p>3.3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844" calcext:value-type="float">
            <text:p>9988.844</text:p>
          </table:table-cell>
          <table:table-cell office:value-type="float" office:value="11.156" calcext:value-type="float">
            <text:p>11.1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46" calcext:value-type="float">
            <text:p>9993.646</text:p>
          </table:table-cell>
          <table:table-cell office:value-type="float" office:value="6.354" calcext:value-type="float">
            <text:p>6.3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92" calcext:value-type="float">
            <text:p>9993.692</text:p>
          </table:table-cell>
          <table:table-cell office:value-type="float" office:value="6.308" calcext:value-type="float">
            <text:p>6.3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27" calcext:value-type="float">
            <text:p>9997.527</text:p>
          </table:table-cell>
          <table:table-cell office:value-type="float" office:value="2.473" calcext:value-type="float">
            <text:p>2.4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31" calcext:value-type="float">
            <text:p>9998.131</text:p>
          </table:table-cell>
          <table:table-cell office:value-type="float" office:value="1.869" calcext:value-type="float">
            <text:p>1.8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131" calcext:value-type="float">
            <text:p>9998.131</text:p>
          </table:table-cell>
          <table:table-cell office:value-type="float" office:value="1.869" calcext:value-type="float">
            <text:p>1.8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96" calcext:value-type="float">
            <text:p>9996.096</text:p>
          </table:table-cell>
          <table:table-cell office:value-type="float" office:value="3.904" calcext:value-type="float">
            <text:p>3.9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78.148" calcext:value-type="float">
            <text:p>9978.148</text:p>
          </table:table-cell>
          <table:table-cell office:value-type="float" office:value="21.852" calcext:value-type="float">
            <text:p>21.85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82" calcext:value-type="float">
            <text:p>9982.82</text:p>
          </table:table-cell>
          <table:table-cell office:value-type="float" office:value="17.18" calcext:value-type="float">
            <text:p>17.1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54" calcext:value-type="float">
            <text:p>9987.054</text:p>
          </table:table-cell>
          <table:table-cell office:value-type="float" office:value="12.946" calcext:value-type="float">
            <text:p>12.9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68" calcext:value-type="float">
            <text:p>9990.68</text:p>
          </table:table-cell>
          <table:table-cell office:value-type="float" office:value="9.32" calcext:value-type="float">
            <text:p>9.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54" calcext:value-type="float">
            <text:p>9987.054</text:p>
          </table:table-cell>
          <table:table-cell office:value-type="float" office:value="12.946" calcext:value-type="float">
            <text:p>12.9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" calcext:value-type="float">
            <text:p>9992.6</text:p>
          </table:table-cell>
          <table:table-cell office:value-type="float" office:value="7.4" calcext:value-type="float">
            <text:p>7.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618" calcext:value-type="float">
            <text:p>9988.618</text:p>
          </table:table-cell>
          <table:table-cell office:value-type="float" office:value="11.382" calcext:value-type="float">
            <text:p>11.3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37" calcext:value-type="float">
            <text:p>9990.137</text:p>
          </table:table-cell>
          <table:table-cell office:value-type="float" office:value="9.863" calcext:value-type="float">
            <text:p>9.8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54" calcext:value-type="float">
            <text:p>9987.054</text:p>
          </table:table-cell>
          <table:table-cell office:value-type="float" office:value="12.946" calcext:value-type="float">
            <text:p>12.9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6" calcext:value-type="float">
            <text:p>9996.26</text:p>
          </table:table-cell>
          <table:table-cell office:value-type="float" office:value="3.74" calcext:value-type="float">
            <text:p>3.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283" calcext:value-type="float">
            <text:p>9990.283</text:p>
          </table:table-cell>
          <table:table-cell office:value-type="float" office:value="9.717" calcext:value-type="float">
            <text:p>9.7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48" calcext:value-type="float">
            <text:p>9990.948</text:p>
          </table:table-cell>
          <table:table-cell office:value-type="float" office:value="9.052" calcext:value-type="float">
            <text:p>9.0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3" calcext:value-type="float">
            <text:p>9995.53</text:p>
          </table:table-cell>
          <table:table-cell office:value-type="float" office:value="4.47" calcext:value-type="float">
            <text:p>4.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78" calcext:value-type="float">
            <text:p>9994.878</text:p>
          </table:table-cell>
          <table:table-cell office:value-type="float" office:value="5.122" calcext:value-type="float">
            <text:p>5.1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58" calcext:value-type="float">
            <text:p>9996.458</text:p>
          </table:table-cell>
          <table:table-cell office:value-type="float" office:value="3.542" calcext:value-type="float">
            <text:p>3.5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86" calcext:value-type="float">
            <text:p>9990.886</text:p>
          </table:table-cell>
          <table:table-cell office:value-type="float" office:value="9.114" calcext:value-type="float">
            <text:p>9.1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474" calcext:value-type="float">
            <text:p>9987.474</text:p>
          </table:table-cell>
          <table:table-cell office:value-type="float" office:value="12.526" calcext:value-type="float">
            <text:p>12.5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39" calcext:value-type="float">
            <text:p>9998.039</text:p>
          </table:table-cell>
          <table:table-cell office:value-type="float" office:value="1.961" calcext:value-type="float">
            <text:p>1.9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7" calcext:value-type="float">
            <text:p>9995.67</text:p>
          </table:table-cell>
          <table:table-cell office:value-type="float" office:value="4.33" calcext:value-type="float">
            <text:p>4.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88" calcext:value-type="float">
            <text:p>9992.288</text:p>
          </table:table-cell>
          <table:table-cell office:value-type="float" office:value="7.712" calcext:value-type="float">
            <text:p>7.7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14" calcext:value-type="float">
            <text:p>9993.814</text:p>
          </table:table-cell>
          <table:table-cell office:value-type="float" office:value="6.186" calcext:value-type="float">
            <text:p>6.1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653" calcext:value-type="float">
            <text:p>9988.653</text:p>
          </table:table-cell>
          <table:table-cell office:value-type="float" office:value="11.347" calcext:value-type="float">
            <text:p>11.3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733" calcext:value-type="float">
            <text:p>9988.733</text:p>
          </table:table-cell>
          <table:table-cell office:value-type="float" office:value="11.267" calcext:value-type="float">
            <text:p>11.26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29" calcext:value-type="float">
            <text:p>9995.229</text:p>
          </table:table-cell>
          <table:table-cell office:value-type="float" office:value="4.771" calcext:value-type="float">
            <text:p>4.7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74.439" calcext:value-type="float">
            <text:p>9974.439</text:p>
          </table:table-cell>
          <table:table-cell office:value-type="float" office:value="25.561" calcext:value-type="float">
            <text:p>25.56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8" calcext:value-type="float">
            <text:p>9996.18</text:p>
          </table:table-cell>
          <table:table-cell office:value-type="float" office:value="3.82" calcext:value-type="float">
            <text:p>3.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02" calcext:value-type="float">
            <text:p>9994.202</text:p>
          </table:table-cell>
          <table:table-cell office:value-type="float" office:value="5.798" calcext:value-type="float">
            <text:p>5.7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866" calcext:value-type="float">
            <text:p>9986.866</text:p>
          </table:table-cell>
          <table:table-cell office:value-type="float" office:value="13.134" calcext:value-type="float">
            <text:p>13.1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87" calcext:value-type="float">
            <text:p>9996.087</text:p>
          </table:table-cell>
          <table:table-cell office:value-type="float" office:value="3.913" calcext:value-type="float">
            <text:p>3.9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54" calcext:value-type="float">
            <text:p>9987.054</text:p>
          </table:table-cell>
          <table:table-cell office:value-type="float" office:value="12.946" calcext:value-type="float">
            <text:p>12.9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39" calcext:value-type="float">
            <text:p>9998.039</text:p>
          </table:table-cell>
          <table:table-cell office:value-type="float" office:value="1.961" calcext:value-type="float">
            <text:p>1.9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976" calcext:value-type="float">
            <text:p>9986.976</text:p>
          </table:table-cell>
          <table:table-cell office:value-type="float" office:value="13.024" calcext:value-type="float">
            <text:p>13.0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42" calcext:value-type="float">
            <text:p>9997.342</text:p>
          </table:table-cell>
          <table:table-cell office:value-type="float" office:value="2.658" calcext:value-type="float">
            <text:p>2.6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93" calcext:value-type="float">
            <text:p>9995.693</text:p>
          </table:table-cell>
          <table:table-cell office:value-type="float" office:value="4.307" calcext:value-type="float">
            <text:p>4.3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414" calcext:value-type="float">
            <text:p>9989.414</text:p>
          </table:table-cell>
          <table:table-cell office:value-type="float" office:value="10.586" calcext:value-type="float">
            <text:p>10.5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81" calcext:value-type="float">
            <text:p>9997.481</text:p>
          </table:table-cell>
          <table:table-cell office:value-type="float" office:value="2.519" calcext:value-type="float">
            <text:p>2.5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39" calcext:value-type="float">
            <text:p>9998.039</text:p>
          </table:table-cell>
          <table:table-cell office:value-type="float" office:value="1.961" calcext:value-type="float">
            <text:p>1.9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39" calcext:value-type="float">
            <text:p>9998.039</text:p>
          </table:table-cell>
          <table:table-cell office:value-type="float" office:value="1.961" calcext:value-type="float">
            <text:p>1.9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39" calcext:value-type="float">
            <text:p>9998.039</text:p>
          </table:table-cell>
          <table:table-cell office:value-type="float" office:value="1.961" calcext:value-type="float">
            <text:p>1.9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771" calcext:value-type="float">
            <text:p>9989.771</text:p>
          </table:table-cell>
          <table:table-cell office:value-type="float" office:value="10.229" calcext:value-type="float">
            <text:p>10.2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39" calcext:value-type="float">
            <text:p>9998.039</text:p>
          </table:table-cell>
          <table:table-cell office:value-type="float" office:value="1.961" calcext:value-type="float">
            <text:p>1.9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47" calcext:value-type="float">
            <text:p>9995.947</text:p>
          </table:table-cell>
          <table:table-cell office:value-type="float" office:value="4.053" calcext:value-type="float">
            <text:p>4.0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12" calcext:value-type="float">
            <text:p>9996.412</text:p>
          </table:table-cell>
          <table:table-cell office:value-type="float" office:value="3.588" calcext:value-type="float">
            <text:p>3.5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083" calcext:value-type="float">
            <text:p>9988.083</text:p>
          </table:table-cell>
          <table:table-cell office:value-type="float" office:value="11.917" calcext:value-type="float">
            <text:p>11.9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52" calcext:value-type="float">
            <text:p>9993.252</text:p>
          </table:table-cell>
          <table:table-cell office:value-type="float" office:value="6.748" calcext:value-type="float">
            <text:p>6.7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98" calcext:value-type="float">
            <text:p>9993.298</text:p>
          </table:table-cell>
          <table:table-cell office:value-type="float" office:value="6.702" calcext:value-type="float">
            <text:p>6.7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42" calcext:value-type="float">
            <text:p>9997.342</text:p>
          </table:table-cell>
          <table:table-cell office:value-type="float" office:value="2.658" calcext:value-type="float">
            <text:p>2.6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16" calcext:value-type="float">
            <text:p>9998.016</text:p>
          </table:table-cell>
          <table:table-cell office:value-type="float" office:value="1.984" calcext:value-type="float">
            <text:p>1.9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.016" calcext:value-type="float">
            <text:p>9998.016</text:p>
          </table:table-cell>
          <table:table-cell office:value-type="float" office:value="1.984" calcext:value-type="float">
            <text:p>1.9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46" calcext:value-type="float">
            <text:p>9995.946</text:p>
          </table:table-cell>
          <table:table-cell office:value-type="float" office:value="4.054" calcext:value-type="float">
            <text:p>4.0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76.849" calcext:value-type="float">
            <text:p>9976.849</text:p>
          </table:table-cell>
          <table:table-cell office:value-type="float" office:value="23.151" calcext:value-type="float">
            <text:p>23.15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135" calcext:value-type="float">
            <text:p>9982.135</text:p>
          </table:table-cell>
          <table:table-cell office:value-type="float" office:value="17.865" calcext:value-type="float">
            <text:p>17.86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293" calcext:value-type="float">
            <text:p>9986.293</text:p>
          </table:table-cell>
          <table:table-cell office:value-type="float" office:value="13.707" calcext:value-type="float">
            <text:p>13.7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101" calcext:value-type="float">
            <text:p>9990.101</text:p>
          </table:table-cell>
          <table:table-cell office:value-type="float" office:value="9.899" calcext:value-type="float">
            <text:p>9.8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293" calcext:value-type="float">
            <text:p>9986.293</text:p>
          </table:table-cell>
          <table:table-cell office:value-type="float" office:value="13.707" calcext:value-type="float">
            <text:p>13.7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183" calcext:value-type="float">
            <text:p>9992.183</text:p>
          </table:table-cell>
          <table:table-cell office:value-type="float" office:value="7.817" calcext:value-type="float">
            <text:p>7.8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971" calcext:value-type="float">
            <text:p>9987.971</text:p>
          </table:table-cell>
          <table:table-cell office:value-type="float" office:value="12.029" calcext:value-type="float">
            <text:p>12.0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557" calcext:value-type="float">
            <text:p>9989.557</text:p>
          </table:table-cell>
          <table:table-cell office:value-type="float" office:value="10.443" calcext:value-type="float">
            <text:p>10.4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293" calcext:value-type="float">
            <text:p>9986.293</text:p>
          </table:table-cell>
          <table:table-cell office:value-type="float" office:value="13.707" calcext:value-type="float">
            <text:p>13.7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29" calcext:value-type="float">
            <text:p>9996.029</text:p>
          </table:table-cell>
          <table:table-cell office:value-type="float" office:value="3.971" calcext:value-type="float">
            <text:p>3.9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913" calcext:value-type="float">
            <text:p>9989.913</text:p>
          </table:table-cell>
          <table:table-cell office:value-type="float" office:value="10.087" calcext:value-type="float">
            <text:p>10.0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462" calcext:value-type="float">
            <text:p>9990.462</text:p>
          </table:table-cell>
          <table:table-cell office:value-type="float" office:value="9.538" calcext:value-type="float">
            <text:p>9.5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28" calcext:value-type="float">
            <text:p>9995.228</text:p>
          </table:table-cell>
          <table:table-cell office:value-type="float" office:value="4.772" calcext:value-type="float">
            <text:p>4.7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77" calcext:value-type="float">
            <text:p>9994.577</text:p>
          </table:table-cell>
          <table:table-cell office:value-type="float" office:value="5.423" calcext:value-type="float">
            <text:p>5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25" calcext:value-type="float">
            <text:p>9996.25</text:p>
          </table:table-cell>
          <table:table-cell office:value-type="float" office:value="3.75" calcext:value-type="float">
            <text:p>3.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308" calcext:value-type="float">
            <text:p>9990.308</text:p>
          </table:table-cell>
          <table:table-cell office:value-type="float" office:value="9.692" calcext:value-type="float">
            <text:p>9.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734" calcext:value-type="float">
            <text:p>9986.734</text:p>
          </table:table-cell>
          <table:table-cell office:value-type="float" office:value="13.266" calcext:value-type="float">
            <text:p>13.2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23" calcext:value-type="float">
            <text:p>9997.923</text:p>
          </table:table-cell>
          <table:table-cell office:value-type="float" office:value="2.077" calcext:value-type="float">
            <text:p>2.0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17" calcext:value-type="float">
            <text:p>9995.417</text:p>
          </table:table-cell>
          <table:table-cell office:value-type="float" office:value="4.583" calcext:value-type="float">
            <text:p>4.5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96" calcext:value-type="float">
            <text:p>9991.796</text:p>
          </table:table-cell>
          <table:table-cell office:value-type="float" office:value="8.204" calcext:value-type="float">
            <text:p>8.2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84" calcext:value-type="float">
            <text:p>9993.384</text:p>
          </table:table-cell>
          <table:table-cell office:value-type="float" office:value="6.616" calcext:value-type="float">
            <text:p>6.6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892" calcext:value-type="float">
            <text:p>9987.892</text:p>
          </table:table-cell>
          <table:table-cell office:value-type="float" office:value="12.108" calcext:value-type="float">
            <text:p>12.1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092" calcext:value-type="float">
            <text:p>9988.092</text:p>
          </table:table-cell>
          <table:table-cell office:value-type="float" office:value="11.908" calcext:value-type="float">
            <text:p>11.90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97" calcext:value-type="float">
            <text:p>9994.997</text:p>
          </table:table-cell>
          <table:table-cell office:value-type="float" office:value="5.003" calcext:value-type="float">
            <text:p>5.0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72.396" calcext:value-type="float">
            <text:p>9972.396</text:p>
          </table:table-cell>
          <table:table-cell office:value-type="float" office:value="27.604" calcext:value-type="float">
            <text:p>27.60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71" calcext:value-type="float">
            <text:p>9995.971</text:p>
          </table:table-cell>
          <table:table-cell office:value-type="float" office:value="4.029" calcext:value-type="float">
            <text:p>4.0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79" calcext:value-type="float">
            <text:p>9993.879</text:p>
          </table:table-cell>
          <table:table-cell office:value-type="float" office:value="6.121" calcext:value-type="float">
            <text:p>6.1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08" calcext:value-type="float">
            <text:p>9986.08</text:p>
          </table:table-cell>
          <table:table-cell office:value-type="float" office:value="13.92" calcext:value-type="float">
            <text:p>13.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01" calcext:value-type="float">
            <text:p>9995.901</text:p>
          </table:table-cell>
          <table:table-cell office:value-type="float" office:value="4.099" calcext:value-type="float">
            <text:p>4.0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293" calcext:value-type="float">
            <text:p>9986.293</text:p>
          </table:table-cell>
          <table:table-cell office:value-type="float" office:value="13.707" calcext:value-type="float">
            <text:p>13.7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23" calcext:value-type="float">
            <text:p>9997.923</text:p>
          </table:table-cell>
          <table:table-cell office:value-type="float" office:value="2.077" calcext:value-type="float">
            <text:p>2.0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21" calcext:value-type="float">
            <text:p>9986.21</text:p>
          </table:table-cell>
          <table:table-cell office:value-type="float" office:value="13.79" calcext:value-type="float">
            <text:p>13.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8" calcext:value-type="float">
            <text:p>9997.18</text:p>
          </table:table-cell>
          <table:table-cell office:value-type="float" office:value="2.82" calcext:value-type="float">
            <text:p>2.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4" calcext:value-type="float">
            <text:p>9995.44</text:p>
          </table:table-cell>
          <table:table-cell office:value-type="float" office:value="4.56" calcext:value-type="float">
            <text:p>4.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893" calcext:value-type="float">
            <text:p>9988.893</text:p>
          </table:table-cell>
          <table:table-cell office:value-type="float" office:value="11.107" calcext:value-type="float">
            <text:p>11.1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96" calcext:value-type="float">
            <text:p>9997.296</text:p>
          </table:table-cell>
          <table:table-cell office:value-type="float" office:value="2.704" calcext:value-type="float">
            <text:p>2.7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23" calcext:value-type="float">
            <text:p>9997.923</text:p>
          </table:table-cell>
          <table:table-cell office:value-type="float" office:value="2.077" calcext:value-type="float">
            <text:p>2.0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23" calcext:value-type="float">
            <text:p>9997.923</text:p>
          </table:table-cell>
          <table:table-cell office:value-type="float" office:value="2.077" calcext:value-type="float">
            <text:p>2.0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23" calcext:value-type="float">
            <text:p>9997.923</text:p>
          </table:table-cell>
          <table:table-cell office:value-type="float" office:value="2.077" calcext:value-type="float">
            <text:p>2.0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332" calcext:value-type="float">
            <text:p>9989.332</text:p>
          </table:table-cell>
          <table:table-cell office:value-type="float" office:value="10.668" calcext:value-type="float">
            <text:p>10.6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23" calcext:value-type="float">
            <text:p>9997.923</text:p>
          </table:table-cell>
          <table:table-cell office:value-type="float" office:value="2.077" calcext:value-type="float">
            <text:p>2.0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92" calcext:value-type="float">
            <text:p>9995.692</text:p>
          </table:table-cell>
          <table:table-cell office:value-type="float" office:value="4.308" calcext:value-type="float">
            <text:p>4.3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8" calcext:value-type="float">
            <text:p>9996.18</text:p>
          </table:table-cell>
          <table:table-cell office:value-type="float" office:value="3.82" calcext:value-type="float">
            <text:p>3.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39" calcext:value-type="float">
            <text:p>9987.39</text:p>
          </table:table-cell>
          <table:table-cell office:value-type="float" office:value="12.61" calcext:value-type="float">
            <text:p>12.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858" calcext:value-type="float">
            <text:p>9992.858</text:p>
          </table:table-cell>
          <table:table-cell office:value-type="float" office:value="7.142" calcext:value-type="float">
            <text:p>7.1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903" calcext:value-type="float">
            <text:p>9992.903</text:p>
          </table:table-cell>
          <table:table-cell office:value-type="float" office:value="7.097" calcext:value-type="float">
            <text:p>7.0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8" calcext:value-type="float">
            <text:p>9997.18</text:p>
          </table:table-cell>
          <table:table-cell office:value-type="float" office:value="2.82" calcext:value-type="float">
            <text:p>2.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" calcext:value-type="float">
            <text:p>9997.9</text:p>
          </table:table-cell>
          <table:table-cell office:value-type="float" office:value="2.1" calcext:value-type="float">
            <text:p>2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9" calcext:value-type="float">
            <text:p>9997.9</text:p>
          </table:table-cell>
          <table:table-cell office:value-type="float" office:value="2.1" calcext:value-type="float">
            <text:p>2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84" calcext:value-type="float">
            <text:p>9995.784</text:p>
          </table:table-cell>
          <table:table-cell office:value-type="float" office:value="4.216" calcext:value-type="float">
            <text:p>4.2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75.549" calcext:value-type="float">
            <text:p>9975.549</text:p>
          </table:table-cell>
          <table:table-cell office:value-type="float" office:value="24.451" calcext:value-type="float">
            <text:p>24.45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.04" calcext:value-type="float">
            <text:p>9981.04</text:p>
          </table:table-cell>
          <table:table-cell office:value-type="float" office:value="18.96" calcext:value-type="float">
            <text:p>18.9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531" calcext:value-type="float">
            <text:p>9985.531</text:p>
          </table:table-cell>
          <table:table-cell office:value-type="float" office:value="14.469" calcext:value-type="float">
            <text:p>14.4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557" calcext:value-type="float">
            <text:p>9989.557</text:p>
          </table:table-cell>
          <table:table-cell office:value-type="float" office:value="10.443" calcext:value-type="float">
            <text:p>10.4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531" calcext:value-type="float">
            <text:p>9985.531</text:p>
          </table:table-cell>
          <table:table-cell office:value-type="float" office:value="14.469" calcext:value-type="float">
            <text:p>14.4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42" calcext:value-type="float">
            <text:p>9991.742</text:p>
          </table:table-cell>
          <table:table-cell office:value-type="float" office:value="8.258" calcext:value-type="float">
            <text:p>8.2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207" calcext:value-type="float">
            <text:p>9987.207</text:p>
          </table:table-cell>
          <table:table-cell office:value-type="float" office:value="12.793" calcext:value-type="float">
            <text:p>12.7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977" calcext:value-type="float">
            <text:p>9988.977</text:p>
          </table:table-cell>
          <table:table-cell office:value-type="float" office:value="11.023" calcext:value-type="float">
            <text:p>11.0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531" calcext:value-type="float">
            <text:p>9985.531</text:p>
          </table:table-cell>
          <table:table-cell office:value-type="float" office:value="14.469" calcext:value-type="float">
            <text:p>14.4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41" calcext:value-type="float">
            <text:p>9995.741</text:p>
          </table:table-cell>
          <table:table-cell office:value-type="float" office:value="4.259" calcext:value-type="float">
            <text:p>4.2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313" calcext:value-type="float">
            <text:p>9989.313</text:p>
          </table:table-cell>
          <table:table-cell office:value-type="float" office:value="10.687" calcext:value-type="float">
            <text:p>10.6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906" calcext:value-type="float">
            <text:p>9989.906</text:p>
          </table:table-cell>
          <table:table-cell office:value-type="float" office:value="10.094" calcext:value-type="float">
            <text:p>10.0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5" calcext:value-type="float">
            <text:p>9994.95</text:p>
          </table:table-cell>
          <table:table-cell office:value-type="float" office:value="5.05" calcext:value-type="float">
            <text:p>5.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75" calcext:value-type="float">
            <text:p>9994.275</text:p>
          </table:table-cell>
          <table:table-cell office:value-type="float" office:value="5.725" calcext:value-type="float">
            <text:p>5.7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042" calcext:value-type="float">
            <text:p>9996.042</text:p>
          </table:table-cell>
          <table:table-cell office:value-type="float" office:value="3.958" calcext:value-type="float">
            <text:p>3.9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706" calcext:value-type="float">
            <text:p>9989.706</text:p>
          </table:table-cell>
          <table:table-cell office:value-type="float" office:value="10.294" calcext:value-type="float">
            <text:p>10.2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995" calcext:value-type="float">
            <text:p>9985.995</text:p>
          </table:table-cell>
          <table:table-cell office:value-type="float" office:value="14.005" calcext:value-type="float">
            <text:p>14.0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8" calcext:value-type="float">
            <text:p>9997.808</text:p>
          </table:table-cell>
          <table:table-cell office:value-type="float" office:value="2.192" calcext:value-type="float">
            <text:p>2.1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63" calcext:value-type="float">
            <text:p>9995.163</text:p>
          </table:table-cell>
          <table:table-cell office:value-type="float" office:value="4.837" calcext:value-type="float">
            <text:p>4.8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328" calcext:value-type="float">
            <text:p>9991.328</text:p>
          </table:table-cell>
          <table:table-cell office:value-type="float" office:value="8.672" calcext:value-type="float">
            <text:p>8.6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26" calcext:value-type="float">
            <text:p>9993.026</text:p>
          </table:table-cell>
          <table:table-cell office:value-type="float" office:value="6.974" calcext:value-type="float">
            <text:p>6.9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13" calcext:value-type="float">
            <text:p>9987.13</text:p>
          </table:table-cell>
          <table:table-cell office:value-type="float" office:value="12.87" calcext:value-type="float">
            <text:p>12.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451" calcext:value-type="float">
            <text:p>9987.451</text:p>
          </table:table-cell>
          <table:table-cell office:value-type="float" office:value="12.549" calcext:value-type="float">
            <text:p>12.54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73" calcext:value-type="float">
            <text:p>9994.673</text:p>
          </table:table-cell>
          <table:table-cell office:value-type="float" office:value="5.327" calcext:value-type="float">
            <text:p>5.3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71.019" calcext:value-type="float">
            <text:p>9971.019</text:p>
          </table:table-cell>
          <table:table-cell office:value-type="float" office:value="28.981" calcext:value-type="float">
            <text:p>28.98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763" calcext:value-type="float">
            <text:p>9995.763</text:p>
          </table:table-cell>
          <table:table-cell office:value-type="float" office:value="4.237" calcext:value-type="float">
            <text:p>4.2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532" calcext:value-type="float">
            <text:p>9993.532</text:p>
          </table:table-cell>
          <table:table-cell office:value-type="float" office:value="6.468" calcext:value-type="float">
            <text:p>6.4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281" calcext:value-type="float">
            <text:p>9985.281</text:p>
          </table:table-cell>
          <table:table-cell office:value-type="float" office:value="14.719" calcext:value-type="float">
            <text:p>14.7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47" calcext:value-type="float">
            <text:p>9995.647</text:p>
          </table:table-cell>
          <table:table-cell office:value-type="float" office:value="4.353" calcext:value-type="float">
            <text:p>4.3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531" calcext:value-type="float">
            <text:p>9985.531</text:p>
          </table:table-cell>
          <table:table-cell office:value-type="float" office:value="14.469" calcext:value-type="float">
            <text:p>14.4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8" calcext:value-type="float">
            <text:p>9997.808</text:p>
          </table:table-cell>
          <table:table-cell office:value-type="float" office:value="2.192" calcext:value-type="float">
            <text:p>2.1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444" calcext:value-type="float">
            <text:p>9985.444</text:p>
          </table:table-cell>
          <table:table-cell office:value-type="float" office:value="14.556" calcext:value-type="float">
            <text:p>14.5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95" calcext:value-type="float">
            <text:p>9996.995</text:p>
          </table:table-cell>
          <table:table-cell office:value-type="float" office:value="3.005" calcext:value-type="float">
            <text:p>3.0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87" calcext:value-type="float">
            <text:p>9995.187</text:p>
          </table:table-cell>
          <table:table-cell office:value-type="float" office:value="4.813" calcext:value-type="float">
            <text:p>4.8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246" calcext:value-type="float">
            <text:p>9988.246</text:p>
          </table:table-cell>
          <table:table-cell office:value-type="float" office:value="11.754" calcext:value-type="float">
            <text:p>11.7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57" calcext:value-type="float">
            <text:p>9997.157</text:p>
          </table:table-cell>
          <table:table-cell office:value-type="float" office:value="2.843" calcext:value-type="float">
            <text:p>2.8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8" calcext:value-type="float">
            <text:p>9997.808</text:p>
          </table:table-cell>
          <table:table-cell office:value-type="float" office:value="2.192" calcext:value-type="float">
            <text:p>2.1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8" calcext:value-type="float">
            <text:p>9997.808</text:p>
          </table:table-cell>
          <table:table-cell office:value-type="float" office:value="2.192" calcext:value-type="float">
            <text:p>2.1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8" calcext:value-type="float">
            <text:p>9997.808</text:p>
          </table:table-cell>
          <table:table-cell office:value-type="float" office:value="2.192" calcext:value-type="float">
            <text:p>2.1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708" calcext:value-type="float">
            <text:p>9988.708</text:p>
          </table:table-cell>
          <table:table-cell office:value-type="float" office:value="11.292" calcext:value-type="float">
            <text:p>11.2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808" calcext:value-type="float">
            <text:p>9997.808</text:p>
          </table:table-cell>
          <table:table-cell office:value-type="float" office:value="2.192" calcext:value-type="float">
            <text:p>2.1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68" calcext:value-type="float">
            <text:p>9995.368</text:p>
          </table:table-cell>
          <table:table-cell office:value-type="float" office:value="4.632" calcext:value-type="float">
            <text:p>4.6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926" calcext:value-type="float">
            <text:p>9995.926</text:p>
          </table:table-cell>
          <table:table-cell office:value-type="float" office:value="4.074" calcext:value-type="float">
            <text:p>4.0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628" calcext:value-type="float">
            <text:p>9986.628</text:p>
          </table:table-cell>
          <table:table-cell office:value-type="float" office:value="13.372" calcext:value-type="float">
            <text:p>13.3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463" calcext:value-type="float">
            <text:p>9992.463</text:p>
          </table:table-cell>
          <table:table-cell office:value-type="float" office:value="7.537" calcext:value-type="float">
            <text:p>7.5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509" calcext:value-type="float">
            <text:p>9992.509</text:p>
          </table:table-cell>
          <table:table-cell office:value-type="float" office:value="7.491" calcext:value-type="float">
            <text:p>7.4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95" calcext:value-type="float">
            <text:p>9996.995</text:p>
          </table:table-cell>
          <table:table-cell office:value-type="float" office:value="3.005" calcext:value-type="float">
            <text:p>3.0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85" calcext:value-type="float">
            <text:p>9997.785</text:p>
          </table:table-cell>
          <table:table-cell office:value-type="float" office:value="2.215" calcext:value-type="float">
            <text:p>2.2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785" calcext:value-type="float">
            <text:p>9997.785</text:p>
          </table:table-cell>
          <table:table-cell office:value-type="float" office:value="2.215" calcext:value-type="float">
            <text:p>2.2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65" calcext:value-type="float">
            <text:p>9995.565</text:p>
          </table:table-cell>
          <table:table-cell office:value-type="float" office:value="4.435" calcext:value-type="float">
            <text:p>4.4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74.25" calcext:value-type="float">
            <text:p>9974.25</text:p>
          </table:table-cell>
          <table:table-cell office:value-type="float" office:value="25.75" calcext:value-type="float">
            <text:p>25.7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79.74" calcext:value-type="float">
            <text:p>9979.74</text:p>
          </table:table-cell>
          <table:table-cell office:value-type="float" office:value="20.26" calcext:value-type="float">
            <text:p>20.2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77" calcext:value-type="float">
            <text:p>9984.77</text:p>
          </table:table-cell>
          <table:table-cell office:value-type="float" office:value="15.23" calcext:value-type="float">
            <text:p>15.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036" calcext:value-type="float">
            <text:p>9989.036</text:p>
          </table:table-cell>
          <table:table-cell office:value-type="float" office:value="10.964" calcext:value-type="float">
            <text:p>10.9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77" calcext:value-type="float">
            <text:p>9984.77</text:p>
          </table:table-cell>
          <table:table-cell office:value-type="float" office:value="15.23" calcext:value-type="float">
            <text:p>15.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301" calcext:value-type="float">
            <text:p>9991.301</text:p>
          </table:table-cell>
          <table:table-cell office:value-type="float" office:value="8.699" calcext:value-type="float">
            <text:p>8.6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582" calcext:value-type="float">
            <text:p>9986.582</text:p>
          </table:table-cell>
          <table:table-cell office:value-type="float" office:value="13.418" calcext:value-type="float">
            <text:p>13.4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396" calcext:value-type="float">
            <text:p>9988.396</text:p>
          </table:table-cell>
          <table:table-cell office:value-type="float" office:value="11.604" calcext:value-type="float">
            <text:p>11.6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77" calcext:value-type="float">
            <text:p>9984.77</text:p>
          </table:table-cell>
          <table:table-cell office:value-type="float" office:value="15.23" calcext:value-type="float">
            <text:p>15.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68" calcext:value-type="float">
            <text:p>9995.568</text:p>
          </table:table-cell>
          <table:table-cell office:value-type="float" office:value="4.432" calcext:value-type="float">
            <text:p>4.4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874" calcext:value-type="float">
            <text:p>9988.874</text:p>
          </table:table-cell>
          <table:table-cell office:value-type="float" office:value="11.126" calcext:value-type="float">
            <text:p>11.1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328" calcext:value-type="float">
            <text:p>9989.328</text:p>
          </table:table-cell>
          <table:table-cell office:value-type="float" office:value="10.672" calcext:value-type="float">
            <text:p>10.6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19" calcext:value-type="float">
            <text:p>9994.719</text:p>
          </table:table-cell>
          <table:table-cell office:value-type="float" office:value="5.281" calcext:value-type="float">
            <text:p>5.2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74" calcext:value-type="float">
            <text:p>9993.974</text:p>
          </table:table-cell>
          <table:table-cell office:value-type="float" office:value="6.026" calcext:value-type="float">
            <text:p>6.0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833" calcext:value-type="float">
            <text:p>9995.833</text:p>
          </table:table-cell>
          <table:table-cell office:value-type="float" office:value="4.167" calcext:value-type="float">
            <text:p>4.1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359" calcext:value-type="float">
            <text:p>9989.359</text:p>
          </table:table-cell>
          <table:table-cell office:value-type="float" office:value="10.641" calcext:value-type="float">
            <text:p>10.6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278" calcext:value-type="float">
            <text:p>9985.278</text:p>
          </table:table-cell>
          <table:table-cell office:value-type="float" office:value="14.722" calcext:value-type="float">
            <text:p>14.7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93" calcext:value-type="float">
            <text:p>9997.693</text:p>
          </table:table-cell>
          <table:table-cell office:value-type="float" office:value="2.307" calcext:value-type="float">
            <text:p>2.3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1" calcext:value-type="float">
            <text:p>9994.91</text:p>
          </table:table-cell>
          <table:table-cell office:value-type="float" office:value="5.09" calcext:value-type="float">
            <text:p>5.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09" calcext:value-type="float">
            <text:p>9990.909</text:p>
          </table:table-cell>
          <table:table-cell office:value-type="float" office:value="9.091" calcext:value-type="float">
            <text:p>9.0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749" calcext:value-type="float">
            <text:p>9992.749</text:p>
          </table:table-cell>
          <table:table-cell office:value-type="float" office:value="7.251" calcext:value-type="float">
            <text:p>7.2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369" calcext:value-type="float">
            <text:p>9986.369</text:p>
          </table:table-cell>
          <table:table-cell office:value-type="float" office:value="13.631" calcext:value-type="float">
            <text:p>13.6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81" calcext:value-type="float">
            <text:p>9986.81</text:p>
          </table:table-cell>
          <table:table-cell office:value-type="float" office:value="13.19" calcext:value-type="float">
            <text:p>13.1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41" calcext:value-type="float">
            <text:p>9994.441</text:p>
          </table:table-cell>
          <table:table-cell office:value-type="float" office:value="5.559" calcext:value-type="float">
            <text:p>5.5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69.975" calcext:value-type="float">
            <text:p>9969.975</text:p>
          </table:table-cell>
          <table:table-cell office:value-type="float" office:value="30.025" calcext:value-type="float">
            <text:p>30.02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555" calcext:value-type="float">
            <text:p>9995.555</text:p>
          </table:table-cell>
          <table:table-cell office:value-type="float" office:value="4.445" calcext:value-type="float">
            <text:p>4.4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219" calcext:value-type="float">
            <text:p>9993.219</text:p>
          </table:table-cell>
          <table:table-cell office:value-type="float" office:value="6.781" calcext:value-type="float">
            <text:p>6.7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507" calcext:value-type="float">
            <text:p>9984.507</text:p>
          </table:table-cell>
          <table:table-cell office:value-type="float" office:value="15.493" calcext:value-type="float">
            <text:p>15.4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92" calcext:value-type="float">
            <text:p>9995.392</text:p>
          </table:table-cell>
          <table:table-cell office:value-type="float" office:value="4.608" calcext:value-type="float">
            <text:p>4.6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77" calcext:value-type="float">
            <text:p>9984.77</text:p>
          </table:table-cell>
          <table:table-cell office:value-type="float" office:value="15.23" calcext:value-type="float">
            <text:p>15.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93" calcext:value-type="float">
            <text:p>9997.693</text:p>
          </table:table-cell>
          <table:table-cell office:value-type="float" office:value="2.307" calcext:value-type="float">
            <text:p>2.3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678" calcext:value-type="float">
            <text:p>9984.678</text:p>
          </table:table-cell>
          <table:table-cell office:value-type="float" office:value="15.322" calcext:value-type="float">
            <text:p>15.3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56" calcext:value-type="float">
            <text:p>9996.856</text:p>
          </table:table-cell>
          <table:table-cell office:value-type="float" office:value="3.144" calcext:value-type="float">
            <text:p>3.1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33" calcext:value-type="float">
            <text:p>9994.933</text:p>
          </table:table-cell>
          <table:table-cell office:value-type="float" office:value="5.067" calcext:value-type="float">
            <text:p>5.0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621" calcext:value-type="float">
            <text:p>9987.621</text:p>
          </table:table-cell>
          <table:table-cell office:value-type="float" office:value="12.379" calcext:value-type="float">
            <text:p>12.3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042" calcext:value-type="float">
            <text:p>9997.042</text:p>
          </table:table-cell>
          <table:table-cell office:value-type="float" office:value="2.958" calcext:value-type="float">
            <text:p>2.9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93" calcext:value-type="float">
            <text:p>9997.693</text:p>
          </table:table-cell>
          <table:table-cell office:value-type="float" office:value="2.307" calcext:value-type="float">
            <text:p>2.3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93" calcext:value-type="float">
            <text:p>9997.693</text:p>
          </table:table-cell>
          <table:table-cell office:value-type="float" office:value="2.307" calcext:value-type="float">
            <text:p>2.3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93" calcext:value-type="float">
            <text:p>9997.693</text:p>
          </table:table-cell>
          <table:table-cell office:value-type="float" office:value="2.307" calcext:value-type="float">
            <text:p>2.3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224" calcext:value-type="float">
            <text:p>9988.224</text:p>
          </table:table-cell>
          <table:table-cell office:value-type="float" office:value="11.776" calcext:value-type="float">
            <text:p>11.7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93" calcext:value-type="float">
            <text:p>9997.693</text:p>
          </table:table-cell>
          <table:table-cell office:value-type="float" office:value="2.307" calcext:value-type="float">
            <text:p>2.3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83" calcext:value-type="float">
            <text:p>9995.183</text:p>
          </table:table-cell>
          <table:table-cell office:value-type="float" office:value="4.817" calcext:value-type="float">
            <text:p>4.8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71" calcext:value-type="float">
            <text:p>9995.671</text:p>
          </table:table-cell>
          <table:table-cell office:value-type="float" office:value="4.329" calcext:value-type="float">
            <text:p>4.3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867" calcext:value-type="float">
            <text:p>9985.867</text:p>
          </table:table-cell>
          <table:table-cell office:value-type="float" office:value="14.133" calcext:value-type="float">
            <text:p>14.1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69" calcext:value-type="float">
            <text:p>9992.069</text:p>
          </table:table-cell>
          <table:table-cell office:value-type="float" office:value="7.931" calcext:value-type="float">
            <text:p>7.9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115" calcext:value-type="float">
            <text:p>9992.115</text:p>
          </table:table-cell>
          <table:table-cell office:value-type="float" office:value="7.885" calcext:value-type="float">
            <text:p>7.8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856" calcext:value-type="float">
            <text:p>9996.856</text:p>
          </table:table-cell>
          <table:table-cell office:value-type="float" office:value="3.144" calcext:value-type="float">
            <text:p>3.1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69" calcext:value-type="float">
            <text:p>9997.669</text:p>
          </table:table-cell>
          <table:table-cell office:value-type="float" office:value="2.331" calcext:value-type="float">
            <text:p>2.3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669" calcext:value-type="float">
            <text:p>9997.669</text:p>
          </table:table-cell>
          <table:table-cell office:value-type="float" office:value="2.331" calcext:value-type="float">
            <text:p>2.3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49" calcext:value-type="float">
            <text:p>9995.449</text:p>
          </table:table-cell>
          <table:table-cell office:value-type="float" office:value="4.551" calcext:value-type="float">
            <text:p>4.5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72.95" calcext:value-type="float">
            <text:p>9972.95</text:p>
          </table:table-cell>
          <table:table-cell office:value-type="float" office:value="27.05" calcext:value-type="float">
            <text:p>27.0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78.645" calcext:value-type="float">
            <text:p>9978.645</text:p>
          </table:table-cell>
          <table:table-cell office:value-type="float" office:value="21.355" calcext:value-type="float">
            <text:p>21.35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008" calcext:value-type="float">
            <text:p>9984.008</text:p>
          </table:table-cell>
          <table:table-cell office:value-type="float" office:value="15.992" calcext:value-type="float">
            <text:p>15.9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515" calcext:value-type="float">
            <text:p>9988.515</text:p>
          </table:table-cell>
          <table:table-cell office:value-type="float" office:value="11.485" calcext:value-type="float">
            <text:p>11.4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008" calcext:value-type="float">
            <text:p>9984.008</text:p>
          </table:table-cell>
          <table:table-cell office:value-type="float" office:value="15.992" calcext:value-type="float">
            <text:p>15.9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84" calcext:value-type="float">
            <text:p>9990.884</text:p>
          </table:table-cell>
          <table:table-cell office:value-type="float" office:value="9.116" calcext:value-type="float">
            <text:p>9.1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889" calcext:value-type="float">
            <text:p>9985.889</text:p>
          </table:table-cell>
          <table:table-cell office:value-type="float" office:value="14.111" calcext:value-type="float">
            <text:p>14.1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816" calcext:value-type="float">
            <text:p>9987.816</text:p>
          </table:table-cell>
          <table:table-cell office:value-type="float" office:value="12.184" calcext:value-type="float">
            <text:p>12.1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008" calcext:value-type="float">
            <text:p>9984.008</text:p>
          </table:table-cell>
          <table:table-cell office:value-type="float" office:value="15.992" calcext:value-type="float">
            <text:p>15.9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79" calcext:value-type="float">
            <text:p>9995.279</text:p>
          </table:table-cell>
          <table:table-cell office:value-type="float" office:value="4.721" calcext:value-type="float">
            <text:p>4.7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274" calcext:value-type="float">
            <text:p>9988.274</text:p>
          </table:table-cell>
          <table:table-cell office:value-type="float" office:value="11.726" calcext:value-type="float">
            <text:p>11.7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842" calcext:value-type="float">
            <text:p>9988.842</text:p>
          </table:table-cell>
          <table:table-cell office:value-type="float" office:value="11.158" calcext:value-type="float">
            <text:p>11.1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87" calcext:value-type="float">
            <text:p>9994.487</text:p>
          </table:table-cell>
          <table:table-cell office:value-type="float" office:value="5.513" calcext:value-type="float">
            <text:p>5.5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73" calcext:value-type="float">
            <text:p>9993.673</text:p>
          </table:table-cell>
          <table:table-cell office:value-type="float" office:value="6.327" calcext:value-type="float">
            <text:p>6.3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625" calcext:value-type="float">
            <text:p>9995.625</text:p>
          </table:table-cell>
          <table:table-cell office:value-type="float" office:value="4.375" calcext:value-type="float">
            <text:p>4.3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71" calcext:value-type="float">
            <text:p>9988.71</text:p>
          </table:table-cell>
          <table:table-cell office:value-type="float" office:value="11.29" calcext:value-type="float">
            <text:p>11.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605" calcext:value-type="float">
            <text:p>9984.605</text:p>
          </table:table-cell>
          <table:table-cell office:value-type="float" office:value="15.395" calcext:value-type="float">
            <text:p>15.3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7" calcext:value-type="float">
            <text:p>9997.577</text:p>
          </table:table-cell>
          <table:table-cell office:value-type="float" office:value="2.423" calcext:value-type="float">
            <text:p>2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57" calcext:value-type="float">
            <text:p>9994.657</text:p>
          </table:table-cell>
          <table:table-cell office:value-type="float" office:value="5.343" calcext:value-type="float">
            <text:p>5.3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49" calcext:value-type="float">
            <text:p>9990.49</text:p>
          </table:table-cell>
          <table:table-cell office:value-type="float" office:value="9.51" calcext:value-type="float">
            <text:p>9.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262" calcext:value-type="float">
            <text:p>9992.262</text:p>
          </table:table-cell>
          <table:table-cell office:value-type="float" office:value="7.738" calcext:value-type="float">
            <text:p>7.7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607" calcext:value-type="float">
            <text:p>9985.607</text:p>
          </table:table-cell>
          <table:table-cell office:value-type="float" office:value="14.393" calcext:value-type="float">
            <text:p>14.3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169" calcext:value-type="float">
            <text:p>9986.169</text:p>
          </table:table-cell>
          <table:table-cell office:value-type="float" office:value="13.831" calcext:value-type="float">
            <text:p>13.83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256" calcext:value-type="float">
            <text:p>9994.256</text:p>
          </table:table-cell>
          <table:table-cell office:value-type="float" office:value="5.744" calcext:value-type="float">
            <text:p>5.7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68.597" calcext:value-type="float">
            <text:p>9968.597</text:p>
          </table:table-cell>
          <table:table-cell office:value-type="float" office:value="31.403" calcext:value-type="float">
            <text:p>31.40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346" calcext:value-type="float">
            <text:p>9995.346</text:p>
          </table:table-cell>
          <table:table-cell office:value-type="float" office:value="4.654" calcext:value-type="float">
            <text:p>4.6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953" calcext:value-type="float">
            <text:p>9992.953</text:p>
          </table:table-cell>
          <table:table-cell office:value-type="float" office:value="7.047" calcext:value-type="float">
            <text:p>7.0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708" calcext:value-type="float">
            <text:p>9983.708</text:p>
          </table:table-cell>
          <table:table-cell office:value-type="float" office:value="16.292" calcext:value-type="float">
            <text:p>16.2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07" calcext:value-type="float">
            <text:p>9995.207</text:p>
          </table:table-cell>
          <table:table-cell office:value-type="float" office:value="4.793" calcext:value-type="float">
            <text:p>4.7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008" calcext:value-type="float">
            <text:p>9984.008</text:p>
          </table:table-cell>
          <table:table-cell office:value-type="float" office:value="15.992" calcext:value-type="float">
            <text:p>15.9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7" calcext:value-type="float">
            <text:p>9997.577</text:p>
          </table:table-cell>
          <table:table-cell office:value-type="float" office:value="2.423" calcext:value-type="float">
            <text:p>2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912" calcext:value-type="float">
            <text:p>9983.912</text:p>
          </table:table-cell>
          <table:table-cell office:value-type="float" office:value="16.088" calcext:value-type="float">
            <text:p>16.0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71" calcext:value-type="float">
            <text:p>9996.671</text:p>
          </table:table-cell>
          <table:table-cell office:value-type="float" office:value="3.329" calcext:value-type="float">
            <text:p>3.3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8" calcext:value-type="float">
            <text:p>9994.68</text:p>
          </table:table-cell>
          <table:table-cell office:value-type="float" office:value="5.32" calcext:value-type="float">
            <text:p>5.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66" calcext:value-type="float">
            <text:p>9987.066</text:p>
          </table:table-cell>
          <table:table-cell office:value-type="float" office:value="12.934" calcext:value-type="float">
            <text:p>12.9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903" calcext:value-type="float">
            <text:p>9996.903</text:p>
          </table:table-cell>
          <table:table-cell office:value-type="float" office:value="3.097" calcext:value-type="float">
            <text:p>3.0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7" calcext:value-type="float">
            <text:p>9997.577</text:p>
          </table:table-cell>
          <table:table-cell office:value-type="float" office:value="2.423" calcext:value-type="float">
            <text:p>2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7" calcext:value-type="float">
            <text:p>9997.577</text:p>
          </table:table-cell>
          <table:table-cell office:value-type="float" office:value="2.423" calcext:value-type="float">
            <text:p>2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7" calcext:value-type="float">
            <text:p>9997.577</text:p>
          </table:table-cell>
          <table:table-cell office:value-type="float" office:value="2.423" calcext:value-type="float">
            <text:p>2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6" calcext:value-type="float">
            <text:p>9987.6</text:p>
          </table:table-cell>
          <table:table-cell office:value-type="float" office:value="12.4" calcext:value-type="float">
            <text:p>12.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77" calcext:value-type="float">
            <text:p>9997.577</text:p>
          </table:table-cell>
          <table:table-cell office:value-type="float" office:value="2.423" calcext:value-type="float">
            <text:p>2.4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58" calcext:value-type="float">
            <text:p>9994.858</text:p>
          </table:table-cell>
          <table:table-cell office:value-type="float" office:value="5.142" calcext:value-type="float">
            <text:p>5.1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16" calcext:value-type="float">
            <text:p>9995.416</text:p>
          </table:table-cell>
          <table:table-cell office:value-type="float" office:value="4.584" calcext:value-type="float">
            <text:p>4.5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174" calcext:value-type="float">
            <text:p>9985.174</text:p>
          </table:table-cell>
          <table:table-cell office:value-type="float" office:value="14.826" calcext:value-type="float">
            <text:p>14.8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675" calcext:value-type="float">
            <text:p>9991.675</text:p>
          </table:table-cell>
          <table:table-cell office:value-type="float" office:value="8.325" calcext:value-type="float">
            <text:p>8.3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721" calcext:value-type="float">
            <text:p>9991.721</text:p>
          </table:table-cell>
          <table:table-cell office:value-type="float" office:value="8.279" calcext:value-type="float">
            <text:p>8.2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71" calcext:value-type="float">
            <text:p>9996.671</text:p>
          </table:table-cell>
          <table:table-cell office:value-type="float" office:value="3.329" calcext:value-type="float">
            <text:p>3.3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54" calcext:value-type="float">
            <text:p>9997.554</text:p>
          </table:table-cell>
          <table:table-cell office:value-type="float" office:value="2.446" calcext:value-type="float">
            <text:p>2.4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554" calcext:value-type="float">
            <text:p>9997.554</text:p>
          </table:table-cell>
          <table:table-cell office:value-type="float" office:value="2.446" calcext:value-type="float">
            <text:p>2.4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25" calcext:value-type="float">
            <text:p>9995.125</text:p>
          </table:table-cell>
          <table:table-cell office:value-type="float" office:value="4.875" calcext:value-type="float">
            <text:p>4.8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71.65" calcext:value-type="float">
            <text:p>9971.65</text:p>
          </table:table-cell>
          <table:table-cell office:value-type="float" office:value="28.35" calcext:value-type="float">
            <text:p>28.3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77.346" calcext:value-type="float">
            <text:p>9977.346</text:p>
          </table:table-cell>
          <table:table-cell office:value-type="float" office:value="22.654" calcext:value-type="float">
            <text:p>22.65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246" calcext:value-type="float">
            <text:p>9983.246</text:p>
          </table:table-cell>
          <table:table-cell office:value-type="float" office:value="16.754" calcext:value-type="float">
            <text:p>16.7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971" calcext:value-type="float">
            <text:p>9987.971</text:p>
          </table:table-cell>
          <table:table-cell office:value-type="float" office:value="12.029" calcext:value-type="float">
            <text:p>12.0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246" calcext:value-type="float">
            <text:p>9983.246</text:p>
          </table:table-cell>
          <table:table-cell office:value-type="float" office:value="16.754" calcext:value-type="float">
            <text:p>16.7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42" calcext:value-type="float">
            <text:p>9990.42</text:p>
          </table:table-cell>
          <table:table-cell office:value-type="float" office:value="9.58" calcext:value-type="float">
            <text:p>9.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285" calcext:value-type="float">
            <text:p>9985.285</text:p>
          </table:table-cell>
          <table:table-cell office:value-type="float" office:value="14.715" calcext:value-type="float">
            <text:p>14.7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236" calcext:value-type="float">
            <text:p>9987.236</text:p>
          </table:table-cell>
          <table:table-cell office:value-type="float" office:value="12.764" calcext:value-type="float">
            <text:p>12.7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246" calcext:value-type="float">
            <text:p>9983.246</text:p>
          </table:table-cell>
          <table:table-cell office:value-type="float" office:value="16.754" calcext:value-type="float">
            <text:p>16.7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91" calcext:value-type="float">
            <text:p>9994.991</text:p>
          </table:table-cell>
          <table:table-cell office:value-type="float" office:value="5.009" calcext:value-type="float">
            <text:p>5.00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836" calcext:value-type="float">
            <text:p>9987.836</text:p>
          </table:table-cell>
          <table:table-cell office:value-type="float" office:value="12.164" calcext:value-type="float">
            <text:p>12.1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216" calcext:value-type="float">
            <text:p>9988.216</text:p>
          </table:table-cell>
          <table:table-cell office:value-type="float" office:value="11.784" calcext:value-type="float">
            <text:p>11.7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86" calcext:value-type="float">
            <text:p>9994.186</text:p>
          </table:table-cell>
          <table:table-cell office:value-type="float" office:value="5.814" calcext:value-type="float">
            <text:p>5.8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372" calcext:value-type="float">
            <text:p>9993.372</text:p>
          </table:table-cell>
          <table:table-cell office:value-type="float" office:value="6.628" calcext:value-type="float">
            <text:p>6.6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417" calcext:value-type="float">
            <text:p>9995.417</text:p>
          </table:table-cell>
          <table:table-cell office:value-type="float" office:value="4.583" calcext:value-type="float">
            <text:p>4.5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409" calcext:value-type="float">
            <text:p>9988.409</text:p>
          </table:table-cell>
          <table:table-cell office:value-type="float" office:value="11.591" calcext:value-type="float">
            <text:p>11.5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865" calcext:value-type="float">
            <text:p>9983.865</text:p>
          </table:table-cell>
          <table:table-cell office:value-type="float" office:value="16.135" calcext:value-type="float">
            <text:p>16.1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62" calcext:value-type="float">
            <text:p>9997.462</text:p>
          </table:table-cell>
          <table:table-cell office:value-type="float" office:value="2.538" calcext:value-type="float">
            <text:p>2.5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03" calcext:value-type="float">
            <text:p>9994.403</text:p>
          </table:table-cell>
          <table:table-cell office:value-type="float" office:value="5.597" calcext:value-type="float">
            <text:p>5.5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997" calcext:value-type="float">
            <text:p>9989.997</text:p>
          </table:table-cell>
          <table:table-cell office:value-type="float" office:value="10.003" calcext:value-type="float">
            <text:p>10.0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975" calcext:value-type="float">
            <text:p>9991.975</text:p>
          </table:table-cell>
          <table:table-cell office:value-type="float" office:value="8.025" calcext:value-type="float">
            <text:p>8.0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868" calcext:value-type="float">
            <text:p>9984.868</text:p>
          </table:table-cell>
          <table:table-cell office:value-type="float" office:value="15.132" calcext:value-type="float">
            <text:p>15.1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528" calcext:value-type="float">
            <text:p>9985.528</text:p>
          </table:table-cell>
          <table:table-cell office:value-type="float" office:value="14.472" calcext:value-type="float">
            <text:p>14.47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25" calcext:value-type="float">
            <text:p>9994.025</text:p>
          </table:table-cell>
          <table:table-cell office:value-type="float" office:value="5.975" calcext:value-type="float">
            <text:p>5.9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67.553" calcext:value-type="float">
            <text:p>9967.553</text:p>
          </table:table-cell>
          <table:table-cell office:value-type="float" office:value="32.447" calcext:value-type="float">
            <text:p>32.44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138" calcext:value-type="float">
            <text:p>9995.138</text:p>
          </table:table-cell>
          <table:table-cell office:value-type="float" office:value="4.862" calcext:value-type="float">
            <text:p>4.8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606" calcext:value-type="float">
            <text:p>9992.606</text:p>
          </table:table-cell>
          <table:table-cell office:value-type="float" office:value="7.394" calcext:value-type="float">
            <text:p>7.39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909" calcext:value-type="float">
            <text:p>9982.909</text:p>
          </table:table-cell>
          <table:table-cell office:value-type="float" office:value="17.091" calcext:value-type="float">
            <text:p>17.0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82" calcext:value-type="float">
            <text:p>9994.882</text:p>
          </table:table-cell>
          <table:table-cell office:value-type="float" office:value="5.118" calcext:value-type="float">
            <text:p>5.1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246" calcext:value-type="float">
            <text:p>9983.246</text:p>
          </table:table-cell>
          <table:table-cell office:value-type="float" office:value="16.754" calcext:value-type="float">
            <text:p>16.7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62" calcext:value-type="float">
            <text:p>9997.462</text:p>
          </table:table-cell>
          <table:table-cell office:value-type="float" office:value="2.538" calcext:value-type="float">
            <text:p>2.5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146" calcext:value-type="float">
            <text:p>9983.146</text:p>
          </table:table-cell>
          <table:table-cell office:value-type="float" office:value="16.854" calcext:value-type="float">
            <text:p>16.8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86" calcext:value-type="float">
            <text:p>9996.486</text:p>
          </table:table-cell>
          <table:table-cell office:value-type="float" office:value="3.514" calcext:value-type="float">
            <text:p>3.5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27" calcext:value-type="float">
            <text:p>9994.427</text:p>
          </table:table-cell>
          <table:table-cell office:value-type="float" office:value="5.573" calcext:value-type="float">
            <text:p>5.5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35" calcext:value-type="float">
            <text:p>9986.35</text:p>
          </table:table-cell>
          <table:table-cell office:value-type="float" office:value="13.65" calcext:value-type="float">
            <text:p>13.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788" calcext:value-type="float">
            <text:p>9996.788</text:p>
          </table:table-cell>
          <table:table-cell office:value-type="float" office:value="3.212" calcext:value-type="float">
            <text:p>3.2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62" calcext:value-type="float">
            <text:p>9997.462</text:p>
          </table:table-cell>
          <table:table-cell office:value-type="float" office:value="2.538" calcext:value-type="float">
            <text:p>2.5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62" calcext:value-type="float">
            <text:p>9997.462</text:p>
          </table:table-cell>
          <table:table-cell office:value-type="float" office:value="2.538" calcext:value-type="float">
            <text:p>2.5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62" calcext:value-type="float">
            <text:p>9997.462</text:p>
          </table:table-cell>
          <table:table-cell office:value-type="float" office:value="2.538" calcext:value-type="float">
            <text:p>2.5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115" calcext:value-type="float">
            <text:p>9987.115</text:p>
          </table:table-cell>
          <table:table-cell office:value-type="float" office:value="12.885" calcext:value-type="float">
            <text:p>12.8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62" calcext:value-type="float">
            <text:p>9997.462</text:p>
          </table:table-cell>
          <table:table-cell office:value-type="float" office:value="2.538" calcext:value-type="float">
            <text:p>2.5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34" calcext:value-type="float">
            <text:p>9994.534</text:p>
          </table:table-cell>
          <table:table-cell office:value-type="float" office:value="5.466" calcext:value-type="float">
            <text:p>5.4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08" calcext:value-type="float">
            <text:p>9995.208</text:p>
          </table:table-cell>
          <table:table-cell office:value-type="float" office:value="4.792" calcext:value-type="float">
            <text:p>4.7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549" calcext:value-type="float">
            <text:p>9984.549</text:p>
          </table:table-cell>
          <table:table-cell office:value-type="float" office:value="15.451" calcext:value-type="float">
            <text:p>15.4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81" calcext:value-type="float">
            <text:p>9991.281</text:p>
          </table:table-cell>
          <table:table-cell office:value-type="float" office:value="8.719" calcext:value-type="float">
            <text:p>8.7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326" calcext:value-type="float">
            <text:p>9991.326</text:p>
          </table:table-cell>
          <table:table-cell office:value-type="float" office:value="8.674" calcext:value-type="float">
            <text:p>8.6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486" calcext:value-type="float">
            <text:p>9996.486</text:p>
          </table:table-cell>
          <table:table-cell office:value-type="float" office:value="3.514" calcext:value-type="float">
            <text:p>3.5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39" calcext:value-type="float">
            <text:p>9997.439</text:p>
          </table:table-cell>
          <table:table-cell office:value-type="float" office:value="2.561" calcext:value-type="float">
            <text:p>2.5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439" calcext:value-type="float">
            <text:p>9997.439</text:p>
          </table:table-cell>
          <table:table-cell office:value-type="float" office:value="2.561" calcext:value-type="float">
            <text:p>2.5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02" calcext:value-type="float">
            <text:p>9994.802</text:p>
          </table:table-cell>
          <table:table-cell office:value-type="float" office:value="5.198" calcext:value-type="float">
            <text:p>5.19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70.351" calcext:value-type="float">
            <text:p>9970.351</text:p>
          </table:table-cell>
          <table:table-cell office:value-type="float" office:value="29.649" calcext:value-type="float">
            <text:p>29.64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76.251" calcext:value-type="float">
            <text:p>9976.251</text:p>
          </table:table-cell>
          <table:table-cell office:value-type="float" office:value="23.749" calcext:value-type="float">
            <text:p>23.74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485" calcext:value-type="float">
            <text:p>9982.485</text:p>
          </table:table-cell>
          <table:table-cell office:value-type="float" office:value="17.515" calcext:value-type="float">
            <text:p>17.5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416" calcext:value-type="float">
            <text:p>9987.416</text:p>
          </table:table-cell>
          <table:table-cell office:value-type="float" office:value="12.584" calcext:value-type="float">
            <text:p>12.5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485" calcext:value-type="float">
            <text:p>9982.485</text:p>
          </table:table-cell>
          <table:table-cell office:value-type="float" office:value="17.515" calcext:value-type="float">
            <text:p>17.5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956" calcext:value-type="float">
            <text:p>9989.956</text:p>
          </table:table-cell>
          <table:table-cell office:value-type="float" office:value="10.044" calcext:value-type="float">
            <text:p>10.0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73" calcext:value-type="float">
            <text:p>9984.73</text:p>
          </table:table-cell>
          <table:table-cell office:value-type="float" office:value="15.27" calcext:value-type="float">
            <text:p>15.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656" calcext:value-type="float">
            <text:p>9986.656</text:p>
          </table:table-cell>
          <table:table-cell office:value-type="float" office:value="13.344" calcext:value-type="float">
            <text:p>13.3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485" calcext:value-type="float">
            <text:p>9982.485</text:p>
          </table:table-cell>
          <table:table-cell office:value-type="float" office:value="17.515" calcext:value-type="float">
            <text:p>17.5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875" calcext:value-type="float">
            <text:p>9994.875</text:p>
          </table:table-cell>
          <table:table-cell office:value-type="float" office:value="5.125" calcext:value-type="float">
            <text:p>5.1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397" calcext:value-type="float">
            <text:p>9987.397</text:p>
          </table:table-cell>
          <table:table-cell office:value-type="float" office:value="12.603" calcext:value-type="float">
            <text:p>12.6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569" calcext:value-type="float">
            <text:p>9987.569</text:p>
          </table:table-cell>
          <table:table-cell office:value-type="float" office:value="12.431" calcext:value-type="float">
            <text:p>12.4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08" calcext:value-type="float">
            <text:p>9993.908</text:p>
          </table:table-cell>
          <table:table-cell office:value-type="float" office:value="6.092" calcext:value-type="float">
            <text:p>6.0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07" calcext:value-type="float">
            <text:p>9993.07</text:p>
          </table:table-cell>
          <table:table-cell office:value-type="float" office:value="6.93" calcext:value-type="float">
            <text:p>6.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.208" calcext:value-type="float">
            <text:p>9995.208</text:p>
          </table:table-cell>
          <table:table-cell office:value-type="float" office:value="4.792" calcext:value-type="float">
            <text:p>4.7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.085" calcext:value-type="float">
            <text:p>9988.085</text:p>
          </table:table-cell>
          <table:table-cell office:value-type="float" office:value="11.915" calcext:value-type="float">
            <text:p>11.9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148" calcext:value-type="float">
            <text:p>9983.148</text:p>
          </table:table-cell>
          <table:table-cell office:value-type="float" office:value="16.852" calcext:value-type="float">
            <text:p>16.8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47" calcext:value-type="float">
            <text:p>9997.347</text:p>
          </table:table-cell>
          <table:table-cell office:value-type="float" office:value="2.653" calcext:value-type="float">
            <text:p>2.6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5" calcext:value-type="float">
            <text:p>9994.15</text:p>
          </table:table-cell>
          <table:table-cell office:value-type="float" office:value="5.85" calcext:value-type="float">
            <text:p>5.8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528" calcext:value-type="float">
            <text:p>9989.528</text:p>
          </table:table-cell>
          <table:table-cell office:value-type="float" office:value="10.472" calcext:value-type="float">
            <text:p>10.4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536" calcext:value-type="float">
            <text:p>9991.536</text:p>
          </table:table-cell>
          <table:table-cell office:value-type="float" office:value="8.464" calcext:value-type="float">
            <text:p>8.4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22" calcext:value-type="float">
            <text:p>9984.22</text:p>
          </table:table-cell>
          <table:table-cell office:value-type="float" office:value="15.78" calcext:value-type="float">
            <text:p>15.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887" calcext:value-type="float">
            <text:p>9984.887</text:p>
          </table:table-cell>
          <table:table-cell office:value-type="float" office:value="15.113" calcext:value-type="float">
            <text:p>15.11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16" calcext:value-type="float">
            <text:p>9993.816</text:p>
          </table:table-cell>
          <table:table-cell office:value-type="float" office:value="6.184" calcext:value-type="float">
            <text:p>6.1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66.175" calcext:value-type="float">
            <text:p>9966.175</text:p>
          </table:table-cell>
          <table:table-cell office:value-type="float" office:value="33.825" calcext:value-type="float">
            <text:p>33.82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3" calcext:value-type="float">
            <text:p>9994.93</text:p>
          </table:table-cell>
          <table:table-cell office:value-type="float" office:value="5.07" calcext:value-type="float">
            <text:p>5.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34" calcext:value-type="float">
            <text:p>9992.34</text:p>
          </table:table-cell>
          <table:table-cell office:value-type="float" office:value="7.66" calcext:value-type="float">
            <text:p>7.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148" calcext:value-type="float">
            <text:p>9982.148</text:p>
          </table:table-cell>
          <table:table-cell office:value-type="float" office:value="17.852" calcext:value-type="float">
            <text:p>17.8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58" calcext:value-type="float">
            <text:p>9994.558</text:p>
          </table:table-cell>
          <table:table-cell office:value-type="float" office:value="5.442" calcext:value-type="float">
            <text:p>5.4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485" calcext:value-type="float">
            <text:p>9982.485</text:p>
          </table:table-cell>
          <table:table-cell office:value-type="float" office:value="17.515" calcext:value-type="float">
            <text:p>17.5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47" calcext:value-type="float">
            <text:p>9997.347</text:p>
          </table:table-cell>
          <table:table-cell office:value-type="float" office:value="2.653" calcext:value-type="float">
            <text:p>2.6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38" calcext:value-type="float">
            <text:p>9982.38</text:p>
          </table:table-cell>
          <table:table-cell office:value-type="float" office:value="17.62" calcext:value-type="float">
            <text:p>17.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7" calcext:value-type="float">
            <text:p>9996.37</text:p>
          </table:table-cell>
          <table:table-cell office:value-type="float" office:value="3.63" calcext:value-type="float">
            <text:p>3.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173" calcext:value-type="float">
            <text:p>9994.173</text:p>
          </table:table-cell>
          <table:table-cell office:value-type="float" office:value="5.827" calcext:value-type="float">
            <text:p>5.8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633" calcext:value-type="float">
            <text:p>9985.633</text:p>
          </table:table-cell>
          <table:table-cell office:value-type="float" office:value="14.367" calcext:value-type="float">
            <text:p>14.3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649" calcext:value-type="float">
            <text:p>9996.649</text:p>
          </table:table-cell>
          <table:table-cell office:value-type="float" office:value="3.351" calcext:value-type="float">
            <text:p>3.35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47" calcext:value-type="float">
            <text:p>9997.347</text:p>
          </table:table-cell>
          <table:table-cell office:value-type="float" office:value="2.653" calcext:value-type="float">
            <text:p>2.6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47" calcext:value-type="float">
            <text:p>9997.347</text:p>
          </table:table-cell>
          <table:table-cell office:value-type="float" office:value="2.653" calcext:value-type="float">
            <text:p>2.6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47" calcext:value-type="float">
            <text:p>9997.347</text:p>
          </table:table-cell>
          <table:table-cell office:value-type="float" office:value="2.653" calcext:value-type="float">
            <text:p>2.6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63" calcext:value-type="float">
            <text:p>9986.63</text:p>
          </table:table-cell>
          <table:table-cell office:value-type="float" office:value="13.37" calcext:value-type="float">
            <text:p>13.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47" calcext:value-type="float">
            <text:p>9997.347</text:p>
          </table:table-cell>
          <table:table-cell office:value-type="float" office:value="2.653" calcext:value-type="float">
            <text:p>2.6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418" calcext:value-type="float">
            <text:p>9994.418</text:p>
          </table:table-cell>
          <table:table-cell office:value-type="float" office:value="5.582" calcext:value-type="float">
            <text:p>5.5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953" calcext:value-type="float">
            <text:p>9994.953</text:p>
          </table:table-cell>
          <table:table-cell office:value-type="float" office:value="5.047" calcext:value-type="float">
            <text:p>5.0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788" calcext:value-type="float">
            <text:p>9983.788</text:p>
          </table:table-cell>
          <table:table-cell office:value-type="float" office:value="16.212" calcext:value-type="float">
            <text:p>16.2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886" calcext:value-type="float">
            <text:p>9990.886</text:p>
          </table:table-cell>
          <table:table-cell office:value-type="float" office:value="9.114" calcext:value-type="float">
            <text:p>9.1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932" calcext:value-type="float">
            <text:p>9990.932</text:p>
          </table:table-cell>
          <table:table-cell office:value-type="float" office:value="9.068" calcext:value-type="float">
            <text:p>9.0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37" calcext:value-type="float">
            <text:p>9996.37</text:p>
          </table:table-cell>
          <table:table-cell office:value-type="float" office:value="3.63" calcext:value-type="float">
            <text:p>3.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23" calcext:value-type="float">
            <text:p>9997.323</text:p>
          </table:table-cell>
          <table:table-cell office:value-type="float" office:value="2.677" calcext:value-type="float">
            <text:p>2.6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323" calcext:value-type="float">
            <text:p>9997.323</text:p>
          </table:table-cell>
          <table:table-cell office:value-type="float" office:value="2.677" calcext:value-type="float">
            <text:p>2.6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01" calcext:value-type="float">
            <text:p>9994.501</text:p>
          </table:table-cell>
          <table:table-cell office:value-type="float" office:value="5.499" calcext:value-type="float">
            <text:p>5.4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" calcext:value-type="float">
            <text:p>1</text:p>
          </table:table-cell>
          <table:table-cell office:value-type="float" office:value="-36.5803" calcext:value-type="float">
            <text:p>-36.5803</text:p>
          </table:table-cell>
          <table:table-cell office:value-type="float" office:value="-38.9182" calcext:value-type="float">
            <text:p>-38.9182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69.051" calcext:value-type="float">
            <text:p>9969.051</text:p>
          </table:table-cell>
          <table:table-cell office:value-type="float" office:value="30.949" calcext:value-type="float">
            <text:p>30.94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" calcext:value-type="float">
            <text:p>2</text:p>
          </table:table-cell>
          <table:table-cell office:value-type="float" office:value="-72.9286" calcext:value-type="float">
            <text:p>-72.9286</text:p>
          </table:table-cell>
          <table:table-cell office:value-type="float" office:value="-77.8364" calcext:value-type="float">
            <text:p>-77.836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75.156" calcext:value-type="float">
            <text:p>9975.156</text:p>
          </table:table-cell>
          <table:table-cell office:value-type="float" office:value="24.844" calcext:value-type="float">
            <text:p>24.8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" calcext:value-type="float">
            <text:p>3</text:p>
          </table:table-cell>
          <table:table-cell office:value-type="float" office:value="-109.2769" calcext:value-type="float">
            <text:p>-109.2769</text:p>
          </table:table-cell>
          <table:table-cell office:value-type="float" office:value="-116.7547" calcext:value-type="float">
            <text:p>-116.7547</text:p>
          </table:table-cell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.723" calcext:value-type="float">
            <text:p>9981.723</text:p>
          </table:table-cell>
          <table:table-cell office:value-type="float" office:value="18.277" calcext:value-type="float">
            <text:p>18.2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" calcext:value-type="float">
            <text:p>4</text:p>
          </table:table-cell>
          <table:table-cell office:value-type="float" office:value="-145.6252" calcext:value-type="float">
            <text:p>-145.6252</text:p>
          </table:table-cell>
          <table:table-cell office:value-type="float" office:value="-155.6729" calcext:value-type="float">
            <text:p>-155.67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895" calcext:value-type="float">
            <text:p>9986.895</text:p>
          </table:table-cell>
          <table:table-cell office:value-type="float" office:value="13.105" calcext:value-type="float">
            <text:p>13.1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5" calcext:value-type="float">
            <text:p>5</text:p>
          </table:table-cell>
          <table:table-cell office:value-type="float" office:value="-181.9735" calcext:value-type="float">
            <text:p>-181.9735</text:p>
          </table:table-cell>
          <table:table-cell office:value-type="float" office:value="-194.5911" calcext:value-type="float">
            <text:p>-194.5911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.723" calcext:value-type="float">
            <text:p>9981.723</text:p>
          </table:table-cell>
          <table:table-cell office:value-type="float" office:value="18.277" calcext:value-type="float">
            <text:p>18.2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6" calcext:value-type="float">
            <text:p>6</text:p>
          </table:table-cell>
          <table:table-cell office:value-type="float" office:value="-212.1349" calcext:value-type="float">
            <text:p>-212.1349</text:p>
          </table:table-cell>
          <table:table-cell office:value-type="float" office:value="-233.5093" calcext:value-type="float">
            <text:p>-233.5093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539" calcext:value-type="float">
            <text:p>9989.539</text:p>
          </table:table-cell>
          <table:table-cell office:value-type="float" office:value="10.461" calcext:value-type="float">
            <text:p>10.4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7" calcext:value-type="float">
            <text:p>7</text:p>
          </table:table-cell>
          <table:table-cell office:value-type="float" office:value="-227.6022" calcext:value-type="float">
            <text:p>-227.6022</text:p>
          </table:table-cell>
          <table:table-cell office:value-type="float" office:value="-272.4276" calcext:value-type="float">
            <text:p>-272.4276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036" calcext:value-type="float">
            <text:p>9984.036</text:p>
          </table:table-cell>
          <table:table-cell office:value-type="float" office:value="15.964" calcext:value-type="float">
            <text:p>15.9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8" calcext:value-type="float">
            <text:p>8</text:p>
          </table:table-cell>
          <table:table-cell office:value-type="float" office:value="-223.7354" calcext:value-type="float">
            <text:p>-223.7354</text:p>
          </table:table-cell>
          <table:table-cell office:value-type="float" office:value="-311.3458" calcext:value-type="float">
            <text:p>-311.345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076" calcext:value-type="float">
            <text:p>9986.076</text:p>
          </table:table-cell>
          <table:table-cell office:value-type="float" office:value="13.924" calcext:value-type="float">
            <text:p>13.9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9" calcext:value-type="float">
            <text:p>9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350.264" calcext:value-type="float">
            <text:p>-350.264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.723" calcext:value-type="float">
            <text:p>9981.723</text:p>
          </table:table-cell>
          <table:table-cell office:value-type="float" office:value="18.277" calcext:value-type="float">
            <text:p>18.2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0" calcext:value-type="float">
            <text:p>10</text:p>
          </table:table-cell>
          <table:table-cell office:value-type="float" office:value="-208.268" calcext:value-type="float">
            <text:p>-208.268</text:p>
          </table:table-cell>
          <table:table-cell office:value-type="float" office:value="-389.1822" calcext:value-type="float">
            <text:p>-389.1822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587" calcext:value-type="float">
            <text:p>9994.587</text:p>
          </table:table-cell>
          <table:table-cell office:value-type="float" office:value="5.413" calcext:value-type="float">
            <text:p>5.4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1" calcext:value-type="float">
            <text:p>11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428.1005" calcext:value-type="float">
            <text:p>-428.1005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797" calcext:value-type="float">
            <text:p>9986.797</text:p>
          </table:table-cell>
          <table:table-cell office:value-type="float" office:value="13.203" calcext:value-type="float">
            <text:p>13.2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2" calcext:value-type="float">
            <text:p>12</text:p>
          </table:table-cell>
          <table:table-cell office:value-type="float" office:value="-196.6675" calcext:value-type="float">
            <text:p>-196.6675</text:p>
          </table:table-cell>
          <table:table-cell office:value-type="float" office:value="-467.0187" calcext:value-type="float">
            <text:p>-467.0187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083" calcext:value-type="float">
            <text:p>9987.083</text:p>
          </table:table-cell>
          <table:table-cell office:value-type="float" office:value="12.917" calcext:value-type="float">
            <text:p>12.9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3" calcext:value-type="float">
            <text:p>13</text:p>
          </table:table-cell>
          <table:table-cell office:value-type="float" office:value="-194.3474" calcext:value-type="float">
            <text:p>-194.3474</text:p>
          </table:table-cell>
          <table:table-cell office:value-type="float" office:value="-505.9369" calcext:value-type="float">
            <text:p>-505.9369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76" calcext:value-type="float">
            <text:p>9993.676</text:p>
          </table:table-cell>
          <table:table-cell office:value-type="float" office:value="6.324" calcext:value-type="float">
            <text:p>6.3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4" calcext:value-type="float">
            <text:p>14</text:p>
          </table:table-cell>
          <table:table-cell office:value-type="float" office:value="-192.8007" calcext:value-type="float">
            <text:p>-192.8007</text:p>
          </table:table-cell>
          <table:table-cell office:value-type="float" office:value="-544.8551" calcext:value-type="float">
            <text:p>-544.8551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769" calcext:value-type="float">
            <text:p>9992.769</text:p>
          </table:table-cell>
          <table:table-cell office:value-type="float" office:value="7.231" calcext:value-type="float">
            <text:p>7.2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-200.5343" calcext:value-type="float">
            <text:p>-200.5343</text:p>
          </table:table-cell>
          <table:table-cell office:value-type="float" office:value="-583.7734" calcext:value-type="float">
            <text:p>-583.7734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" calcext:value-type="float">
            <text:p>999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6" calcext:value-type="float">
            <text:p>16</text:p>
          </table:table-cell>
          <table:table-cell office:value-type="float" office:value="-216.0017" calcext:value-type="float">
            <text:p>-216.0017</text:p>
          </table:table-cell>
          <table:table-cell office:value-type="float" office:value="-622.6916" calcext:value-type="float">
            <text:p>-622.691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.438" calcext:value-type="float">
            <text:p>9987.438</text:p>
          </table:table-cell>
          <table:table-cell office:value-type="float" office:value="12.562" calcext:value-type="float">
            <text:p>12.5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7" calcext:value-type="float">
            <text:p>17</text:p>
          </table:table-cell>
          <table:table-cell office:value-type="float" office:value="-235.3359" calcext:value-type="float">
            <text:p>-235.3359</text:p>
          </table:table-cell>
          <table:table-cell office:value-type="float" office:value="-661.6098" calcext:value-type="float">
            <text:p>-661.6098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2.408" calcext:value-type="float">
            <text:p>9982.408</text:p>
          </table:table-cell>
          <table:table-cell office:value-type="float" office:value="17.592" calcext:value-type="float">
            <text:p>17.5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8" calcext:value-type="float">
            <text:p>18</text:p>
          </table:table-cell>
          <table:table-cell office:value-type="float" office:value="-254.6701" calcext:value-type="float">
            <text:p>-254.6701</text:p>
          </table:table-cell>
          <table:table-cell office:value-type="float" office:value="-700.528" calcext:value-type="float">
            <text:p>-700.528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31" calcext:value-type="float">
            <text:p>9997.231</text:p>
          </table:table-cell>
          <table:table-cell office:value-type="float" office:value="2.769" calcext:value-type="float">
            <text:p>2.7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9" calcext:value-type="float">
            <text:p>19</text:p>
          </table:table-cell>
          <table:table-cell office:value-type="float" office:value="-274.0043" calcext:value-type="float">
            <text:p>-274.0043</text:p>
          </table:table-cell>
          <table:table-cell office:value-type="float" office:value="-739.4463" calcext:value-type="float">
            <text:p>-739.446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897" calcext:value-type="float">
            <text:p>9993.897</text:p>
          </table:table-cell>
          <table:table-cell office:value-type="float" office:value="6.103" calcext:value-type="float">
            <text:p>6.1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0" calcext:value-type="float">
            <text:p>20</text:p>
          </table:table-cell>
          <table:table-cell office:value-type="float" office:value="-293.3385" calcext:value-type="float">
            <text:p>-293.3385</text:p>
          </table:table-cell>
          <table:table-cell office:value-type="float" office:value="-778.3645" calcext:value-type="float">
            <text:p>-778.364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.109" calcext:value-type="float">
            <text:p>9989.109</text:p>
          </table:table-cell>
          <table:table-cell office:value-type="float" office:value="10.891" calcext:value-type="float">
            <text:p>10.89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1" calcext:value-type="float">
            <text:p>21</text:p>
          </table:table-cell>
          <table:table-cell office:value-type="float" office:value="-316.5395" calcext:value-type="float">
            <text:p>-316.5395</text:p>
          </table:table-cell>
          <table:table-cell office:value-type="float" office:value="-822.8425" calcext:value-type="float">
            <text:p>-822.8425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1.225" calcext:value-type="float">
            <text:p>9991.225</text:p>
          </table:table-cell>
          <table:table-cell office:value-type="float" office:value="8.775" calcext:value-type="float">
            <text:p>8.7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2" calcext:value-type="float">
            <text:p>22</text:p>
          </table:table-cell>
          <table:table-cell office:value-type="float" office:value="-339.7406" calcext:value-type="float">
            <text:p>-339.7406</text:p>
          </table:table-cell>
          <table:table-cell office:value-type="float" office:value="-867.3204" calcext:value-type="float">
            <text:p>-867.320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459" calcext:value-type="float">
            <text:p>9983.459</text:p>
          </table:table-cell>
          <table:table-cell office:value-type="float" office:value="16.541" calcext:value-type="float">
            <text:p>16.5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3" calcext:value-type="float">
            <text:p>23</text:p>
          </table:table-cell>
          <table:table-cell office:value-type="float" office:value="-366.8085" calcext:value-type="float">
            <text:p>-366.8085</text:p>
          </table:table-cell>
          <table:table-cell office:value-type="float" office:value="-911.7984" calcext:value-type="float">
            <text:p>-911.7984</text:p>
          </table:table-cell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4.246" calcext:value-type="float">
            <text:p>9984.246</text:p>
          </table:table-cell>
          <table:table-cell office:value-type="float" office:value="15.754" calcext:value-type="float">
            <text:p>15.75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4" calcext:value-type="float">
            <text:p>24</text:p>
          </table:table-cell>
          <table:table-cell office:value-type="float" office:value="-393.8763" calcext:value-type="float">
            <text:p>-393.8763</text:p>
          </table:table-cell>
          <table:table-cell office:value-type="float" office:value="-956.2764" calcext:value-type="float">
            <text:p>-956.2764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608" calcext:value-type="float">
            <text:p>9993.608</text:p>
          </table:table-cell>
          <table:table-cell office:value-type="float" office:value="6.392" calcext:value-type="float">
            <text:p>6.3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5" calcext:value-type="float">
            <text:p>25</text:p>
          </table:table-cell>
          <table:table-cell office:value-type="float" office:value="-417.0774" calcext:value-type="float">
            <text:p>-417.0774</text:p>
          </table:table-cell>
          <table:table-cell office:value-type="float" office:value="-1000.7543" calcext:value-type="float">
            <text:p>-1000.7543</text:p>
          </table:table-cell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9964.798" calcext:value-type="float">
            <text:p>9964.798</text:p>
          </table:table-cell>
          <table:table-cell office:value-type="float" office:value="35.202" calcext:value-type="float">
            <text:p>35.20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6" calcext:value-type="float">
            <text:p>26</text:p>
          </table:table-cell>
          <table:table-cell office:value-type="float" office:value="-440.2784" calcext:value-type="float">
            <text:p>-440.2784</text:p>
          </table:table-cell>
          <table:table-cell office:value-type="float" office:value="-1045.2323" calcext:value-type="float">
            <text:p>-1045.2323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675" calcext:value-type="float">
            <text:p>9994.675</text:p>
          </table:table-cell>
          <table:table-cell office:value-type="float" office:value="5.325" calcext:value-type="float">
            <text:p>5.3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7" calcext:value-type="float">
            <text:p>27</text:p>
          </table:table-cell>
          <table:table-cell office:value-type="float" office:value="-463.4795" calcext:value-type="float">
            <text:p>-463.4795</text:p>
          </table:table-cell>
          <table:table-cell office:value-type="float" office:value="-1089.7103" calcext:value-type="float">
            <text:p>-1089.7103</text:p>
          </table:table-cell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.004" calcext:value-type="float">
            <text:p>9992.004</text:p>
          </table:table-cell>
          <table:table-cell office:value-type="float" office:value="7.996" calcext:value-type="float">
            <text:p>7.9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8" calcext:value-type="float">
            <text:p>28</text:p>
          </table:table-cell>
          <table:table-cell office:value-type="float" office:value="-486.6805" calcext:value-type="float">
            <text:p>-486.6805</text:p>
          </table:table-cell>
          <table:table-cell office:value-type="float" office:value="-1134.1883" calcext:value-type="float">
            <text:p>-1134.1883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.337" calcext:value-type="float">
            <text:p>9981.337</text:p>
          </table:table-cell>
          <table:table-cell office:value-type="float" office:value="18.663" calcext:value-type="float">
            <text:p>18.6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9" calcext:value-type="float">
            <text:p>29</text:p>
          </table:table-cell>
          <table:table-cell office:value-type="float" office:value="-509.8816" calcext:value-type="float">
            <text:p>-509.8816</text:p>
          </table:table-cell>
          <table:table-cell office:value-type="float" office:value="-1178.6662" calcext:value-type="float">
            <text:p>-1178.6662</text:p>
          </table:table-cell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373" calcext:value-type="float">
            <text:p>9994.373</text:p>
          </table:table-cell>
          <table:table-cell office:value-type="float" office:value="5.627" calcext:value-type="float">
            <text:p>5.6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0" calcext:value-type="float">
            <text:p>30</text:p>
          </table:table-cell>
          <table:table-cell office:value-type="float" office:value="-533.0826" calcext:value-type="float">
            <text:p>-533.0826</text:p>
          </table:table-cell>
          <table:table-cell office:value-type="float" office:value="-1223.1442" calcext:value-type="float">
            <text:p>-1223.1442</text:p>
          </table:table-cell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.723" calcext:value-type="float">
            <text:p>9981.723</text:p>
          </table:table-cell>
          <table:table-cell office:value-type="float" office:value="18.277" calcext:value-type="float">
            <text:p>18.2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1" calcext:value-type="float">
            <text:p>31</text:p>
          </table:table-cell>
          <table:table-cell office:value-type="float" office:value="-556.2836" calcext:value-type="float">
            <text:p>-556.2836</text:p>
          </table:table-cell>
          <table:table-cell office:value-type="float" office:value="-1267.6222" calcext:value-type="float">
            <text:p>-1267.6222</text:p>
          </table:table-cell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31" calcext:value-type="float">
            <text:p>9997.231</text:p>
          </table:table-cell>
          <table:table-cell office:value-type="float" office:value="2.769" calcext:value-type="float">
            <text:p>2.7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2" calcext:value-type="float">
            <text:p>32</text:p>
          </table:table-cell>
          <table:table-cell office:value-type="float" office:value="-579.4847" calcext:value-type="float">
            <text:p>-579.4847</text:p>
          </table:table-cell>
          <table:table-cell office:value-type="float" office:value="-1312.1001" calcext:value-type="float">
            <text:p>-1312.1001</text:p>
          </table:table-cell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.613" calcext:value-type="float">
            <text:p>9981.613</text:p>
          </table:table-cell>
          <table:table-cell office:value-type="float" office:value="18.387" calcext:value-type="float">
            <text:p>18.3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3" calcext:value-type="float">
            <text:p>33</text:p>
          </table:table-cell>
          <table:table-cell office:value-type="float" office:value="-602.6857" calcext:value-type="float">
            <text:p>-602.6857</text:p>
          </table:table-cell>
          <table:table-cell office:value-type="float" office:value="-1356.5781" calcext:value-type="float">
            <text:p>-1356.5781</text:p>
          </table:table-cell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85" calcext:value-type="float">
            <text:p>9996.185</text:p>
          </table:table-cell>
          <table:table-cell office:value-type="float" office:value="3.815" calcext:value-type="float">
            <text:p>3.8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4" calcext:value-type="float">
            <text:p>34</text:p>
          </table:table-cell>
          <table:table-cell office:value-type="float" office:value="-625.8868" calcext:value-type="float">
            <text:p>-625.8868</text:p>
          </table:table-cell>
          <table:table-cell office:value-type="float" office:value="-1401.0561" calcext:value-type="float">
            <text:p>-1401.0561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.92" calcext:value-type="float">
            <text:p>9993.92</text:p>
          </table:table-cell>
          <table:table-cell office:value-type="float" office:value="6.08" calcext:value-type="float">
            <text:p>6.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5" calcext:value-type="float">
            <text:p>35</text:p>
          </table:table-cell>
          <table:table-cell office:value-type="float" office:value="-641.3541" calcext:value-type="float">
            <text:p>-641.3541</text:p>
          </table:table-cell>
          <table:table-cell office:value-type="float" office:value="-1434.4146" calcext:value-type="float">
            <text:p>-1434.4146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.031" calcext:value-type="float">
            <text:p>9985.031</text:p>
          </table:table-cell>
          <table:table-cell office:value-type="float" office:value="14.969" calcext:value-type="float">
            <text:p>14.9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6" calcext:value-type="float">
            <text:p>36</text:p>
          </table:table-cell>
          <table:table-cell office:value-type="float" office:value="-656.8215" calcext:value-type="float">
            <text:p>-656.8215</text:p>
          </table:table-cell>
          <table:table-cell office:value-type="float" office:value="-1456.6535" calcext:value-type="float">
            <text:p>-1456.6535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511" calcext:value-type="float">
            <text:p>9996.511</text:p>
          </table:table-cell>
          <table:table-cell office:value-type="float" office:value="3.489" calcext:value-type="float">
            <text:p>3.4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7" calcext:value-type="float">
            <text:p>37</text:p>
          </table:table-cell>
          <table:table-cell office:value-type="float" office:value="-672.2888" calcext:value-type="float">
            <text:p>-672.2888</text:p>
          </table:table-cell>
          <table:table-cell office:value-type="float" office:value="-1473.3328" calcext:value-type="float">
            <text:p>-1473.332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31" calcext:value-type="float">
            <text:p>9997.231</text:p>
          </table:table-cell>
          <table:table-cell office:value-type="float" office:value="2.769" calcext:value-type="float">
            <text:p>2.7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8" calcext:value-type="float">
            <text:p>38</text:p>
          </table:table-cell>
          <table:table-cell office:value-type="float" office:value="-687.7562" calcext:value-type="float">
            <text:p>-687.7562</text:p>
          </table:table-cell>
          <table:table-cell office:value-type="float" office:value="-1490.012" calcext:value-type="float">
            <text:p>-1490.012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31" calcext:value-type="float">
            <text:p>9997.231</text:p>
          </table:table-cell>
          <table:table-cell office:value-type="float" office:value="2.769" calcext:value-type="float">
            <text:p>2.7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9" calcext:value-type="float">
            <text:p>39</text:p>
          </table:table-cell>
          <table:table-cell office:value-type="float" office:value="-699.3567" calcext:value-type="float">
            <text:p>-699.3567</text:p>
          </table:table-cell>
          <table:table-cell office:value-type="float" office:value="-1501.1315" calcext:value-type="float">
            <text:p>-1501.1315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31" calcext:value-type="float">
            <text:p>9997.231</text:p>
          </table:table-cell>
          <table:table-cell office:value-type="float" office:value="2.769" calcext:value-type="float">
            <text:p>2.7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0" calcext:value-type="float">
            <text:p>40</text:p>
          </table:table-cell>
          <table:table-cell office:value-type="float" office:value="-710.9572" calcext:value-type="float">
            <text:p>-710.9572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.007" calcext:value-type="float">
            <text:p>9986.007</text:p>
          </table:table-cell>
          <table:table-cell office:value-type="float" office:value="13.993" calcext:value-type="float">
            <text:p>13.9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1" calcext:value-type="float">
            <text:p>41</text:p>
          </table:table-cell>
          <table:table-cell office:value-type="float" office:value="-718.6909" calcext:value-type="float">
            <text:p>-718.6909</text:p>
          </table:table-cell>
          <table:table-cell office:value-type="float" office:value="-1521.1466" calcext:value-type="float">
            <text:p>-1521.1466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31" calcext:value-type="float">
            <text:p>9997.231</text:p>
          </table:table-cell>
          <table:table-cell office:value-type="float" office:value="2.769" calcext:value-type="float">
            <text:p>2.7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2" calcext:value-type="float">
            <text:p>42</text:p>
          </table:table-cell>
          <table:table-cell office:value-type="float" office:value="-726.4246" calcext:value-type="float">
            <text:p>-726.4246</text:p>
          </table:table-cell>
          <table:table-cell office:value-type="float" office:value="-1527.8183" calcext:value-type="float">
            <text:p>-1527.818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047" calcext:value-type="float">
            <text:p>9994.047</text:p>
          </table:table-cell>
          <table:table-cell office:value-type="float" office:value="5.953" calcext:value-type="float">
            <text:p>5.9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3" calcext:value-type="float">
            <text:p>43</text:p>
          </table:table-cell>
          <table:table-cell office:value-type="float" office:value="-732.6116" calcext:value-type="float">
            <text:p>-732.6116</text:p>
          </table:table-cell>
          <table:table-cell office:value-type="float" office:value="-1531.1541" calcext:value-type="float">
            <text:p>-1531.1541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.768" calcext:value-type="float">
            <text:p>9994.768</text:p>
          </table:table-cell>
          <table:table-cell office:value-type="float" office:value="5.232" calcext:value-type="float">
            <text:p>5.2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4" calcext:value-type="float">
            <text:p>44</text:p>
          </table:table-cell>
          <table:table-cell office:value-type="float" office:value="-738.0251" calcext:value-type="float">
            <text:p>-738.0251</text:p>
          </table:table-cell>
          <table:table-cell office:value-type="float" office:value="-1533.378" calcext:value-type="float">
            <text:p>-1533.378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9983.026" calcext:value-type="float">
            <text:p>9983.026</text:p>
          </table:table-cell>
          <table:table-cell office:value-type="float" office:value="16.974" calcext:value-type="float">
            <text:p>16.9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5" calcext:value-type="float">
            <text:p>45</text:p>
          </table:table-cell>
          <table:table-cell office:value-type="float" office:value="-743.4387" calcext:value-type="float">
            <text:p>-743.4387</text:p>
          </table:table-cell>
          <table:table-cell office:value-type="float" office:value="-1534.49" calcext:value-type="float">
            <text:p>-1534.49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492" calcext:value-type="float">
            <text:p>9990.492</text:p>
          </table:table-cell>
          <table:table-cell office:value-type="float" office:value="9.508" calcext:value-type="float">
            <text:p>9.5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6" calcext:value-type="float">
            <text:p>46</text:p>
          </table:table-cell>
          <table:table-cell office:value-type="float" office:value="-748.0789" calcext:value-type="float">
            <text:p>-748.0789</text:p>
          </table:table-cell>
          <table:table-cell office:value-type="float" office:value="-1535.6019" calcext:value-type="float">
            <text:p>-1535.601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.538" calcext:value-type="float">
            <text:p>9990.538</text:p>
          </table:table-cell>
          <table:table-cell office:value-type="float" office:value="9.462" calcext:value-type="float">
            <text:p>9.4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7" calcext:value-type="float">
            <text:p>47</text:p>
          </table:table-cell>
          <table:table-cell office:value-type="float" office:value="-751.1724" calcext:value-type="float">
            <text:p>-751.1724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6.185" calcext:value-type="float">
            <text:p>9996.185</text:p>
          </table:table-cell>
          <table:table-cell office:value-type="float" office:value="3.815" calcext:value-type="float">
            <text:p>3.8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8" calcext:value-type="float">
            <text:p>48</text:p>
          </table:table-cell>
          <table:table-cell office:value-type="float" office:value="-754.2659" calcext:value-type="float">
            <text:p>-754.2659</text:p>
          </table:table-cell>
          <table:table-cell office:value-type="float" office:value="-1536.7139" calcext:value-type="float">
            <text:p>-1536.713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208" calcext:value-type="float">
            <text:p>9997.208</text:p>
          </table:table-cell>
          <table:table-cell office:value-type="float" office:value="2.792" calcext:value-type="float">
            <text:p>2.7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49" calcext:value-type="float">
            <text:p>49</text:p>
          </table:table-cell>
          <table:table-cell office:value-type="float" office:value="-756.9726" calcext:value-type="float">
            <text:p>-756.9726</text:p>
          </table:table-cell>
          <table:table-cell office:value-type="float" office:value="-1512.251" calcext:value-type="float">
            <text:p>-1512.251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.185" calcext:value-type="float">
            <text:p>9997.185</text:p>
          </table:table-cell>
          <table:table-cell office:value-type="float" office:value="2.815" calcext:value-type="float">
            <text:p>2.8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formula="of:=SUM([.H1152:.H1201])" office:value-type="float" office:value="539.263" calcext:value-type="float">
            <text:p>539.263</text:p>
          </table:table-cell>
          <table:table-cell table:number-columns-repeated="2"/>
          <table:table-cell table:formula="of:=[.H1203]/50" office:value-type="float" office:value="10.78526" calcext:value-type="float">
            <text:p>10.785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3-24T17:36:13.385688669</dc:date>
    <meta:editing-duration>PT45S</meta:editing-duration>
    <meta:editing-cycles>1</meta:editing-cycles>
    <meta:document-statistic meta:table-count="1" meta:cell-count="10811" meta:object-count="0"/>
    <meta:generator>LibreOffice/24.2.7.2$Linux_X86_64 LibreOffice_project/420$Build-2</meta:generator>
  </office:meta>
</office:document-meta>
</file>